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cccccc" draw:textarea-horizontal-align="center" draw:textarea-vertical-align="middle"/>
    </style:style>
    <style:style style:name="gr3" style:family="graphic" style:parent-style-name="objectwithoutfill">
      <style:graphic-properties draw:fill="none" draw:fill-color="#ffffff" draw:textarea-horizontal-align="center" draw:textarea-vertical-align="middle"/>
    </style:style>
    <style:style style:name="gr4" style:family="graphic" style:parent-style-name="objectwithoutfill">
      <style:graphic-properties draw:fill="solid" draw:fill-color="#ffffff" draw:textarea-horizontal-align="center" draw:textarea-vertical-align="middle"/>
    </style:style>
    <style:style style:name="gr5" style:family="graphic" style:parent-style-name="objectwithoutfill">
      <style:graphic-properties draw:fill="solid" draw:fill-color="#e6e6e6" draw:textarea-horizontal-align="center" draw:textarea-vertical-align="middle"/>
    </style:style>
    <style:style style:name="gr6" style:family="graphic" style:parent-style-name="standard">
      <style:graphic-properties draw:marker-end="Arrow" draw:fill="none" draw:fill-color="#ffffff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fill="none" draw:fill-color="#ffffff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Dotted_20__28_var_29_" svg:stroke-width="0.2cm" draw:marker-start-width="0.5cm" draw:marker-end-width="0.5cm" draw:fill="none" draw:fill-color="#ffffff" draw:textarea-horizontal-align="center" draw:textarea-vertical-align="middle" fo:padding-top="0.1cm" fo:padding-bottom="0.1cm" fo:padding-left="0.1cm" fo:padding-right="0.1cm"/>
    </style:style>
    <style:style style:name="gr9" style:family="graphic" style:parent-style-name="standard">
      <style:graphic-properties draw:marker-end-width="0.3cm" draw:fill="none" draw:fill-color="#ffffff" draw:textarea-horizontal-align="center" draw:textarea-vertical-align="middle"/>
    </style:style>
    <style:style style:name="gr10" style:family="graphic" style:parent-style-name="objectwithoutfill">
      <style:graphic-properties draw:stroke="dash" draw:stroke-dash="Ultrafine_20_Dotted_20__28_var_29_" svg:stroke-width="0.2cm" draw:marker-start-width="0.6cm" draw:marker-end-width="0.6cm" draw:fill="none" draw:fill-color="#ffffff" draw:textarea-horizontal-align="center" draw:textarea-vertical-align="middle" fo:padding-top="0.1cm" fo:padding-bottom="0.1cm" fo:padding-left="0.1cm" fo:padding-right="0.1cm"/>
    </style:style>
    <style:style style:name="gr11" style:family="graphic" style:parent-style-name="objectwithoutfill">
      <style:graphic-properties draw:stroke="none" draw:fill="none" draw:fill-color="#ffffff" draw:textarea-horizontal-align="center" draw:textarea-vertical-align="middle"/>
    </style:style>
    <style:style style:name="gr12" style:family="graphic" style:parent-style-name="standard">
      <style:graphic-properties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0.0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3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8cm" fo:min-width="1.4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8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6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1.00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8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42cm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8cm" fo:min-width="1.63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20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68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6cm" fo:min-width="2.20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.192cm"/>
    </style:style>
    <style:style style:name="gr29" style:family="graphic" style:parent-style-name="objectwithoutfill">
      <style:graphic-properties draw:stroke="solid" draw:stroke-dash="Dashed_20__28_var_29_" svg:stroke-width="0.2cm" draw:marker-start-width="0.5cm" draw:marker-end-width="0.5cm" draw:fill="none" draw:fill-color="#ffffff" draw:textarea-horizontal-align="center" draw:textarea-vertical-align="middle" fo:padding-top="0.1cm" fo:padding-bottom="0.1cm" fo:padding-left="0.1cm" fo:padding-right="0.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7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11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7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0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5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.5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0.03cm" fo:min-width="22.14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78cm" fo:min-width="2.208cm"/>
    </style:style>
    <style:style style:name="gr38" style:family="graphic" style:parent-style-name="standard">
      <style:graphic-properties draw:fill="solid" draw:fill-color="#e6e6e6" draw:textarea-horizontal-align="center" draw:textarea-vertical-align="middle"/>
    </style:style>
    <style:style style:name="gr39" style:family="graphic" style:parent-style-name="objectwithoutfill">
      <style:graphic-properties draw:marker-end="Arrow" draw:fill="none" draw:fill-color="#ffffff" draw:textarea-horizontal-align="center" draw:textarea-vertical-align="middle"/>
    </style:style>
    <style:style style:name="gr40" style:family="graphic" style:parent-style-name="standard">
      <style:graphic-properties draw:marker-end="Arrow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30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4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35cm"/>
    </style:style>
    <style:style style:name="gr45" style:family="graphic" style:parent-style-name="standard">
      <style:graphic-properties draw:marker-start="Arrow" draw:marker-end="Arrow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1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1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4cm"/>
    </style:style>
    <style:style style:name="gr4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3cm" fo:min-width="1.00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3cm" fo:min-width="1.772cm"/>
    </style:style>
    <style:style style:name="gr52" style:family="graphic" style:parent-style-name="standard">
      <style:graphic-properties draw:stroke="none" draw:fill="none" draw:fill-color="#ffffff" fo:min-height="0.99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2.20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683cm"/>
    </style:style>
    <style:style style:name="gr5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1.50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3cm" fo:min-width="1.21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1.90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3cm" fo:min-width="2.208cm"/>
    </style:style>
    <style:style style:name="gr6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12cm" fo:min-width="1.40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05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1.115cm"/>
    </style:style>
    <style:style style:name="gr63" style:family="graphic" style:parent-style-name="objectwithoutfill">
      <style:graphic-properties svg:stroke-width="0.2cm" draw:marker-start-width="0.6cm" draw:marker-end-width="0.6cm" draw:fill="none" draw:fill-color="#ffffff" draw:textarea-horizontal-align="center" draw:textarea-vertical-align="middle" fo:padding-top="0.1cm" fo:padding-bottom="0.1cm" fo:padding-left="0.1cm" fo:padding-right="0.1cm"/>
    </style:style>
    <style:style style:name="gr64" style:family="graphic" style:parent-style-name="standard">
      <style:graphic-properties draw:marker-start-width="0.3cm" draw:textarea-horizontal-align="center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7cm" fo:min-width="1.00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1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81cm"/>
    </style:style>
    <style:style style:name="gr68" style:family="graphic" style:parent-style-name="objectwithoutfill">
      <style:graphic-properties draw:stroke="solid" draw:stroke-dash="Ultrafine_20_Dotted_20__28_var_29_" svg:stroke-width="0cm" draw:marker-start-width="0.3cm" draw:marker-end-width="0.3cm" draw:fill="none" draw:fill-color="#ffffff" draw:textarea-horizontal-align="center" draw:textarea-vertical-align="middle" fo:padding-top="0cm" fo:padding-bottom="0cm" fo:padding-left="0cm" fo:padding-right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33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1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2.53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9cm" fo:min-width="1.68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cm" fo:min-width="1.352cm"/>
    </style:style>
    <style:style style:name="gr74" style:family="graphic" style:parent-style-name="objectwithoutfill">
      <style:graphic-properties draw:stroke="solid" draw:stroke-dash="Ultrafine_20_Dotted_20__28_var_29_" svg:stroke-width="0cm" draw:marker-start-width="0.2cm" draw:marker-end-width="0.2cm" draw:fill="none" draw:fill-color="#ffffff" draw:textarea-horizontal-align="center" draw:textarea-vertical-align="middle" fo:padding-top="0cm" fo:padding-bottom="0cm" fo:padding-left="0cm" fo:padding-right="0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6cm" fo:min-width="0.9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3cm" fo:min-width="0.68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2cm" fo:min-width="1.17cm"/>
    </style:style>
    <style:style style:name="gr78" style:family="graphic" style:parent-style-name="objectwithoutfill">
      <style:graphic-properties draw:stroke="solid" draw:stroke-dash="Ultrafine_20_Dotted_20__28_var_29_" svg:stroke-width="0cm" draw:marker-start-width="0.5cm" draw:marker-end-width="0.5cm" draw:fill="none" draw:fill-color="#ffffff" draw:textarea-horizontal-align="center" draw:textarea-vertical-align="middle" fo:padding-top="0cm" fo:padding-bottom="0cm" fo:padding-left="0cm" fo:padding-right="0cm"/>
    </style:style>
    <style:style style:name="gr79" style:family="graphic" style:parent-style-name="objectwithoutfill">
      <style:graphic-properties draw:stroke="dash" draw:stroke-dash="Ultrafine_20_Dotted_20__28_var_29_" svg:stroke-width="0.2cm" draw:marker-start-width="0.8cm" draw:marker-end-width="0.8cm" draw:fill="none" draw:fill-color="#ffffff" draw:textarea-horizontal-align="center" draw:textarea-vertical-align="middle" fo:padding-top="0.1cm" fo:padding-bottom="0.1cm" fo:padding-left="0.1cm" fo:padding-right="0.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2cm" fo:min-width="1.1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6.981cm"/>
    </style:style>
    <style:style style:name="gr82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08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2cm" fo:min-width="1.429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1.501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486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0" style:family="graphic" style:parent-style-name="objectwithoutfill">
      <style:graphic-properties draw:stroke="solid" draw:stroke-dash="Ultrafine_20_Dotted_20__28_var_29_" svg:stroke-width="0.2cm" draw:marker-start-width="0.5cm" draw:marker-end-width="0.5cm" draw:fill="none" draw:fill-color="#ffffff" draw:textarea-horizontal-align="center" draw:textarea-vertical-align="middle" fo:padding-top="0.1cm" fo:padding-bottom="0.1cm" fo:padding-left="0.1cm" fo:padding-right="0.1cm"/>
    </style:style>
    <style:style style:name="gr91" style:family="graphic" style:parent-style-name="objectwithoutfill">
      <style:graphic-properties draw:stroke="solid" draw:stroke-dash="Ultrafine_20_Dotted_20__28_var_29_" svg:stroke-width="0cm" draw:marker-start-width="0.2cm" draw:marker-end-width="0.2cm" draw:fill="solid" draw:fill-color="#e6e6e6" draw:textarea-horizontal-align="center" draw:textarea-vertical-align="middle" fo:padding-top="0cm" fo:padding-bottom="0cm" fo:padding-left="0cm" fo:padding-right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68cm"/>
    </style:style>
    <style:style style:name="gr9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style:paragraph-properties fo:margin-left="0cm" fo:margin-right="0cm" fo:text-align="justify" fo:text-indent="0cm"/>
      <style:text-properties fo:font-family="Arial" style:font-family-generic="swiss" style:font-pitch="variable" fo:font-size="1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text-properties fo:font-family="Arial" style:font-family-generic="swiss" style:font-pitch="variable" fo:font-size="10pt" style:font-size-asian="10pt" style:font-size-complex="10pt"/>
    </style:style>
    <style:style style:name="P12" style:family="paragraph">
      <style:text-properties fo:font-family="Arial" style:font-family-generic="swiss" style:font-pitch="variable" fo:font-size="48pt" style:font-size-asian="48pt" style:font-size-complex="48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left="0.6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text-shadow="none" fo:font-weight="bold" style:font-weight-asian="bold" style:font-weight-complex="bold"/>
    </style:style>
    <style:style style:name="T3" style:family="text">
      <style:text-properties fo:font-family="Arial" style:font-family-generic="swiss" style:font-pitch="variable" fo:font-size="10pt" fo:font-weight="bold" style:font-weight-asian="bold" style:font-weight-complex="bold"/>
    </style:style>
    <style:style style:name="T4" style:family="text">
      <style:text-properties fo:font-family="Arial" style:font-family-generic="swiss" style:font-pitch="variable" fo:font-size="10pt" style:font-size-asian="10pt" style:font-size-complex="10pt"/>
    </style:style>
    <style:style style:name="T5" style:family="text">
      <style:text-properties fo:font-family="Arial" style:font-family-generic="swiss" style:font-pitch="variable" fo:font-size="48pt" style:font-size-asian="48pt" style:font-size-complex="48pt"/>
    </style:style>
    <style:style style:name="T6" style:family="text">
      <style:text-properties fo:font-family="Arial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onnector draw:style-name="gr1" draw:text-style-name="P1" draw:layer="layout" draw:line-skew="0.486cm -9.337cm" svg:x1="95.697cm" svg:y1="72.868cm" svg:x2="52.098cm" svg:y2="15.124cm" draw:start-shape="id1" draw:start-glue-point="2" draw:end-shape="id2" draw:end-glue-point="1" svg:d="m95697 72868v1086h-31735v-58830h-11864">
          <text:p/>
        </draw:connector>
        <draw:circle draw:style-name="gr2" draw:text-style-name="P1" draw:layer="layout" svg:width="0.424cm" svg:height="0.424cm" svg:x="63.737cm" svg:y="37.439cm">
          <text:p/>
        </draw:circle>
        <draw:circle draw:style-name="gr2" draw:text-style-name="P1" draw:layer="layout" svg:width="0.424cm" svg:height="0.424cm" svg:x="63.722cm" svg:y="60.685cm">
          <text:p/>
        </draw:circle>
        <draw:circle draw:style-name="gr2" draw:text-style-name="P1" draw:layer="layout" svg:width="0.424cm" svg:height="0.424cm" svg:x="63.737cm" svg:y="58.339cm">
          <text:p/>
        </draw:circle>
        <draw:circle draw:style-name="gr2" draw:text-style-name="P1" draw:layer="layout" svg:width="0.424cm" svg:height="0.424cm" svg:x="63.722cm" svg:y="72.018cm">
          <text:p/>
        </draw:circle>
        <draw:rect draw:style-name="gr3" draw:text-style-name="P3" draw:id="id3" draw:layer="layout" svg:width="2.196cm" svg:height="1.281cm" svg:x="78.248cm" svg:y="2.279cm" draw:corner-radius="0.5cm">
          <text:p text:style-name="P2"><text:span text:style-name="T1">login</text:span></text:p>
        </draw:rect>
        <draw:rect draw:style-name="gr4" draw:text-style-name="P3" draw:id="id6" draw:layer="layout" svg:width="2.195cm" svg:height="1.281cm" svg:x="34.747cm" svg:y="36.38cm" draw:corner-radius="0.5cm">
          <text:p text:style-name="P2"><text:span text:style-name="T1">inspList</text:span></text:p>
        </draw:rect>
        <draw:rect draw:style-name="gr5" draw:text-style-name="P3" draw:id="id5" draw:layer="layout" svg:width="2.652cm" svg:height="1.281cm" svg:x="94.374cm" svg:y="6.169cm" draw:corner-radius="0.5cm">
          <text:p text:style-name="P2"><text:span text:style-name="T1">schedOrComp</text:span></text:p>
        </draw:rect>
        <draw:connector draw:style-name="gr6" draw:text-style-name="P1" draw:layer="layout" svg:x1="79.346cm" svg:y1="3.56cm" svg:x2="79.347cm" svg:y2="4.381cm" draw:start-shape="id3" draw:start-glue-point="2" draw:end-shape="id4" draw:end-glue-point="0" svg:d="m79346 3560v411h1v410">
          <text:p/>
        </draw:connector>
        <draw:connector draw:style-name="gr7" draw:text-style-name="P1" draw:layer="layout" svg:x1="80.445cm" svg:y1="5.021cm" svg:x2="95.7cm" svg:y2="6.169cm" draw:start-shape="id4" draw:start-glue-point="1" draw:end-shape="id5" draw:end-glue-point="0" svg:d="m80445 5021h15255v1148">
          <text:p/>
        </draw:connector>
        <draw:rect draw:style-name="gr8" draw:text-style-name="P3" draw:id="id7" draw:layer="layout" svg:width="3.351cm" svg:height="1.281cm" svg:x="26.584cm" svg:y="45.279cm" draw:corner-radius="0.5cm">
          <text:p text:style-name="P2"><text:span text:style-name="T1">compSampDetails</text:span></text:p>
        </draw:rect>
        <draw:rect draw:style-name="gr8" draw:text-style-name="P3" draw:id="id8" draw:layer="layout" svg:width="2.763cm" svg:height="1.281cm" svg:x="46.3cm" svg:y="45.281cm" draw:corner-radius="0.5cm">
          <text:p text:style-name="P2"><text:span text:style-name="T1">defaultDetails</text:span></text:p>
        </draw:rect>
        <draw:connector draw:style-name="gr7" draw:text-style-name="P1" draw:layer="layout" draw:line-skew="-1.464cm" svg:x1="35.844cm" svg:y1="37.661cm" svg:x2="28.259cm" svg:y2="45.279cm" draw:start-shape="id6" draw:start-glue-point="2" draw:end-shape="id7" draw:end-glue-point="0" svg:d="m35844 37661v2296h-7585v5322">
          <text:p/>
        </draw:connector>
        <draw:connector draw:style-name="gr7" draw:text-style-name="P1" draw:layer="layout" draw:line-skew="-1.464cm" svg:x1="35.844cm" svg:y1="37.661cm" svg:x2="47.681cm" svg:y2="45.281cm" draw:start-shape="id6" draw:start-glue-point="2" draw:end-shape="id8" draw:end-glue-point="0" svg:d="m35844 37661v2297h11837v5323">
          <text:p/>
        </draw:connector>
        <draw:rect draw:style-name="gr3" draw:text-style-name="P3" draw:id="id20" draw:layer="layout" svg:width="2.196cm" svg:height="1.281cm" svg:x="39.784cm" svg:y="52.997cm" draw:corner-radius="0.5cm">
          <text:p text:style-name="P2"><text:span text:style-name="T1">streetLength</text:span></text:p>
        </draw:rect>
        <draw:rect draw:style-name="gr8" draw:text-style-name="P3" draw:id="id12" draw:layer="layout" svg:width="2.195cm" svg:height="1.281cm" svg:x="14.748cm" svg:y="55.417cm" draw:corner-radius="0.5cm">
          <text:p text:style-name="P2"><text:span text:style-name="T1">pickFault2</text:span></text:p>
        </draw:rect>
        <draw:connector draw:style-name="gr9" draw:text-style-name="P1" draw:layer="layout" svg:x1="49.063cm" svg:y1="45.921cm" svg:x2="52.504cm" svg:y2="44.048cm" draw:start-shape="id8" draw:start-glue-point="1" draw:end-shape="id9" draw:end-glue-point="2" svg:d="m49063 45921h3441v-1873">
          <text:p/>
        </draw:connector>
        <draw:connector draw:style-name="gr7" draw:text-style-name="P1" draw:layer="layout" svg:x1="40.882cm" svg:y1="56.897cm" svg:x2="40.883cm" svg:y2="68.412cm" draw:start-shape="id10" draw:start-glue-point="2" draw:end-shape="id11" draw:end-glue-point="0" svg:d="m40882 56897v5708h1v5807">
          <text:p/>
        </draw:connector>
        <draw:connector draw:style-name="gr7" draw:text-style-name="P1" draw:layer="layout" draw:line-skew="14.935cm" svg:x1="15.845cm" svg:y1="56.698cm" svg:x2="79.353cm" svg:y2="38.263cm" draw:start-shape="id12" draw:start-glue-point="2" draw:end-shape="id13" draw:end-glue-point="2" svg:d="m15845 56698v15535h63508v-33970">
          <text:p/>
        </draw:connector>
        <draw:connector draw:style-name="gr7" draw:text-style-name="P1" draw:layer="layout" svg:x1="79.353cm" svg:y1="36.982cm" svg:x2="79.347cm" svg:y2="5.662cm" draw:start-shape="id13" draw:start-glue-point="0" draw:end-shape="id4" draw:end-glue-point="2" svg:d="m79353 36982v-15709h-6v-15611">
          <text:p/>
        </draw:connector>
        <draw:rect draw:style-name="gr10" draw:text-style-name="P3" draw:id="id24" draw:layer="layout" svg:width="2.196cm" svg:height="1.281cm" svg:x="94.601cm" svg:y="22.299cm" draw:corner-radius="0.5cm">
          <text:p text:style-name="P2"><text:span text:style-name="T1">faultLookup</text:span></text:p>
        </draw:rect>
        <draw:rect draw:style-name="gr3" draw:text-style-name="P3" draw:id="id16" draw:layer="layout" svg:width="3.888cm" svg:height="1.281cm" svg:x="93.755cm" svg:y="16.481cm" draw:corner-radius="0.5cm">
          <draw:glue-point draw:id="4" svg:x="-3.755cm" svg:y="5.003cm"/>
          <draw:glue-point draw:id="5" svg:x="3.729cm" svg:y="5.003cm"/>
          <draw:glue-point draw:id="6" svg:x="4.629cm" svg:y="-3.731cm"/>
          <text:p text:style-name="P2"><text:span text:style-name="T1">itemLookup</text:span></text:p>
        </draw:rect>
        <draw:rect draw:style-name="gr3" draw:text-style-name="P3" draw:id="id15" draw:layer="layout" svg:width="2.196cm" svg:height="1.281cm" svg:x="94.601cm" svg:y="12.828cm" draw:corner-radius="0.5cm">
          <text:p text:style-name="P2"><text:span text:style-name="T1">service</text:span></text:p>
        </draw:rect>
        <draw:rect draw:style-name="gr3" draw:text-style-name="P3" draw:id="id14" draw:layer="layout" svg:width="1.894cm" svg:height="1.281cm" svg:x="94.755cm" svg:y="8.682cm" draw:corner-radius="0.5cm">
          <text:p text:style-name="P2"><text:span text:style-name="T1">locLookup</text:span></text:p>
        </draw:rect>
        <draw:rect draw:style-name="gr8" draw:text-style-name="P3" draw:id="id1" draw:layer="layout" svg:width="2.196cm" svg:height="1.281cm" svg:x="94.599cm" svg:y="71.587cm" draw:corner-radius="0.5cm">
          <draw:glue-point draw:id="4" svg:x="4.234cm" svg:y="4.145cm"/>
          <text:p text:style-name="P2"><text:span text:style-name="T1">text</text:span></text:p>
        </draw:rect>
        <draw:rect draw:style-name="gr3" draw:text-style-name="P3" draw:id="id131" draw:layer="layout" svg:width="2.196cm" svg:height="1.281cm" svg:x="98cm" svg:y="14.5cm" draw:corner-radius="0.5cm">
          <draw:glue-point draw:id="4" svg:x="-3.907cm" svg:y="3.879cm"/>
          <text:p text:style-name="P2"><text:span text:style-name="T1">compHistory</text:span></text:p>
        </draw:rect>
        <draw:connector draw:style-name="gr1" draw:text-style-name="P1" draw:layer="layout" svg:x1="95.7cm" svg:y1="7.45cm" svg:x2="95.702cm" svg:y2="8.682cm" draw:start-shape="id5" draw:start-glue-point="2" draw:end-shape="id14" draw:end-glue-point="0" svg:d="m95700 7450v616h2v616">
          <text:p/>
        </draw:connector>
        <draw:connector draw:style-name="gr1" draw:text-style-name="P1" draw:layer="layout" svg:x1="95.702cm" svg:y1="9.963cm" svg:x2="95.699cm" svg:y2="12.828cm" draw:start-shape="id14" draw:start-glue-point="2" draw:end-shape="id15" draw:end-glue-point="0" svg:d="m95702 9963v1433h-3v1432">
          <text:p/>
        </draw:connector>
        <draw:connector draw:style-name="gr1" draw:text-style-name="P1" draw:layer="layout" svg:x1="95.699cm" svg:y1="14.109cm" svg:x2="95.699cm" svg:y2="16.481cm" draw:start-shape="id15" draw:start-glue-point="2" draw:end-shape="id16" draw:end-glue-point="0" svg:d="m95699 14109v2372">
          <text:p/>
        </draw:connector>
        <draw:rect draw:style-name="gr3" draw:text-style-name="P3" draw:id="id4" draw:layer="layout" svg:width="2.196cm" svg:height="1.281cm" svg:x="78.249cm" svg:y="4.381cm" draw:corner-radius="0.5cm">
          <text:p text:style-name="P2"><text:span text:style-name="T1">mainMenu</text:span></text:p>
        </draw:rect>
        <draw:rect draw:style-name="gr11" draw:text-style-name="P3" draw:layer="layout" svg:width="2.196cm" svg:height="1.281cm" svg:x="40.687cm" svg:y="64.782cm" draw:corner-radius="0.5cm">
          <text:p/>
        </draw:rect>
        <draw:rect draw:style-name="gr8" draw:text-style-name="P3" draw:id="id11" draw:layer="layout" svg:width="3.251cm" svg:height="1.281cm" svg:x="39.258cm" svg:y="68.412cm" draw:corner-radius="0.5cm">
          <text:p text:style-name="P2"><text:span text:style-name="T1">defaultAdditional</text:span></text:p>
        </draw:rect>
        <draw:connector draw:style-name="gr12" draw:text-style-name="P1" draw:layer="layout" svg:x1="47.681cm" svg:y1="46.562cm" svg:x2="47.685cm" svg:y2="50.665cm" draw:start-shape="id8" draw:start-glue-point="2" draw:end-shape="id17" draw:end-glue-point="0" svg:d="m47681 46562v2102h4v2001">
          <text:p/>
        </draw:connector>
        <draw:rect draw:style-name="gr3" draw:text-style-name="P3" draw:id="id19" draw:layer="layout" svg:width="2.195cm" svg:height="1.281cm" svg:x="39.779cm" svg:y="50.056cm" draw:corner-radius="0.5cm">
          <text:p text:style-name="P2"><text:span text:style-name="T1">pickFault1</text:span></text:p>
        </draw:rect>
        <draw:connector draw:style-name="gr1" draw:text-style-name="P1" draw:layer="layout" svg:x1="28.258cm" svg:y1="49.606cm" svg:x2="39.779cm" svg:y2="50.696cm" draw:start-shape="id18" draw:start-glue-point="2" draw:end-shape="id19" draw:end-glue-point="3" svg:d="m28258 49606v1090h11521">
          <text:p/>
        </draw:connector>
        <draw:frame draw:style-name="gr13" draw:text-style-name="P5" draw:id="id18" draw:layer="layout" svg:width="0.98cm" svg:height="0.412cm" svg:x="27.768cm" svg:y="49.164cm">
          <draw:text-box>
            <text:p text:style-name="P4"><text:span text:style-name="T1">Action</text:span></text:p>
          </draw:text-box>
        </draw:frame>
        <draw:frame draw:style-name="gr14" draw:layer="layout" svg:width="0.002cm" svg:height="1.025cm" svg:x="17.261cm" svg:y="49.355cm">
          <draw:text-box>
            <text:p/>
          </draw:text-box>
        </draw:frame>
        <draw:frame draw:style-name="gr15" draw:text-style-name="P3" draw:id="id42" draw:layer="layout" svg:width="1.395cm" svg:height="0.823cm" svg:x="15.148cm" svg:y="48.379cm">
          <draw:text-box>
            <text:p text:style-name="P2"><text:span text:style-name="T1">Not</text:span></text:p>
            <text:p text:style-name="P2"><text:span text:style-name="T1">Checked</text:span></text:p>
          </draw:text-box>
        </draw:frame>
        <draw:frame draw:style-name="gr16" draw:text-style-name="P5" draw:id="id41" draw:layer="layout" svg:width="1.683cm" svg:height="1.008cm" svg:x="17.258cm" svg:y="49.295cm">
          <draw:text-box>
            <text:p text:style-name="P4"><text:span text:style-name="T1">No Further</text:span></text:p>
            <text:p text:style-name="P2"><text:span text:style-name="T1">Action</text:span></text:p>
          </draw:text-box>
        </draw:frame>
        <draw:rect draw:style-name="gr3" draw:text-style-name="P3" draw:id="id10" draw:layer="layout" svg:width="2.196cm" svg:height="1.281cm" svg:x="39.784cm" svg:y="55.616cm" draw:corner-radius="0.5cm">
          <text:p text:style-name="P2"><text:span text:style-name="T1">defaultDate</text:span></text:p>
        </draw:rect>
        <draw:connector draw:style-name="gr1" draw:text-style-name="P1" draw:layer="layout" svg:x1="40.882cm" svg:y1="54.278cm" svg:x2="40.882cm" svg:y2="55.616cm" draw:start-shape="id20" draw:start-glue-point="2" draw:end-shape="id10" draw:end-glue-point="0" svg:d="m40882 54278v1338">
          <text:p/>
        </draw:connector>
        <draw:connector draw:style-name="gr1" draw:text-style-name="P1" draw:layer="layout" svg:x1="40.876cm" svg:y1="51.337cm" svg:x2="40.882cm" svg:y2="52.997cm" draw:start-shape="id19" draw:start-glue-point="2" draw:end-shape="id20" draw:end-glue-point="0" svg:d="m40876 51337v830h6v830">
          <text:p/>
        </draw:connector>
        <draw:rect draw:style-name="gr3" draw:text-style-name="P3" draw:layer="layout" svg:width="2.775cm" svg:height="1.281cm" svg:x="101.177cm" svg:y="19.209cm" draw:corner-radius="0.5cm">
          <text:p text:style-name="P2"><text:span text:style-name="T1">addCustDetails</text:span></text:p>
        </draw:rect>
        <draw:frame draw:style-name="gr17" draw:text-style-name="P5" draw:layer="layout" svg:width="1.007cm" svg:height="0.412cm" svg:x="102.017cm" svg:y="21.919cm">
          <draw:text-box>
            <text:p text:style-name="P4"><text:span text:style-name="T1">No</text:span></text:p>
          </draw:text-box>
        </draw:frame>
        <draw:rect draw:style-name="gr3" draw:text-style-name="P3" draw:id="id21" draw:layer="layout" svg:width="2.854cm" svg:height="1.281cm" svg:x="104.372cm" svg:y="19.183cm" draw:corner-radius="0.5cm">
          <text:p text:style-name="P2"><text:span text:style-name="T1">enterCustDetails</text:span></text:p>
        </draw:rect>
        <draw:rect draw:style-name="gr3" draw:text-style-name="P3" draw:id="id22" draw:layer="layout" svg:width="2.642cm" svg:height="1.281cm" svg:x="104.478cm" svg:y="22.384cm" draw:corner-radius="0.5cm">
          <text:p text:style-name="P2"><text:span text:style-name="T1">custLocSearch</text:span></text:p>
        </draw:rect>
        <draw:rect draw:style-name="gr3" draw:text-style-name="P3" draw:id="id23" draw:layer="layout" svg:width="2.642cm" svg:height="1.281cm" svg:x="104.478cm" svg:y="24.685cm" draw:corner-radius="0.5cm">
          <text:p text:style-name="P2"><text:span text:style-name="T1">custLocLookup</text:span></text:p>
        </draw:rect>
        <draw:connector draw:style-name="gr1" draw:text-style-name="P1" draw:layer="layout" svg:x1="105.799cm" svg:y1="20.464cm" svg:x2="105.799cm" svg:y2="22.384cm" draw:start-shape="id21" draw:start-glue-point="2" draw:end-shape="id22" draw:end-glue-point="0" svg:d="m105799 20464v1920">
          <text:p/>
        </draw:connector>
        <draw:connector draw:style-name="gr1" draw:text-style-name="P1" draw:layer="layout" svg:x1="105.799cm" svg:y1="23.665cm" svg:x2="105.799cm" svg:y2="24.685cm" draw:start-shape="id22" draw:start-glue-point="2" draw:end-shape="id23" draw:end-glue-point="0" svg:d="m105799 23665v1020">
          <text:p/>
        </draw:connector>
        <draw:frame draw:style-name="gr18" draw:text-style-name="P5" draw:id="id29" draw:layer="layout" svg:width="1.852cm" svg:height="0.823cm" svg:x="105.009cm" svg:y="26.66cm">
          <draw:text-box>
            <text:p text:style-name="P4"><text:span text:style-name="T1">No Address</text:span></text:p>
            <text:p text:style-name="P4"><text:span text:style-name="T1">to be added</text:span></text:p>
          </draw:text-box>
        </draw:frame>
        <draw:frame draw:style-name="gr19" draw:text-style-name="P5" draw:layer="layout" svg:width="1.683cm" svg:height="0.823cm" svg:x="106.009cm" svg:y="20.761cm">
          <draw:text-box>
            <text:p text:style-name="P4"><text:span text:style-name="T1">Address to</text:span></text:p>
            <text:p text:style-name="P4"><text:span text:style-name="T1"><text:s/></text:span><text:span text:style-name="T1">be added</text:span></text:p>
          </draw:text-box>
        </draw:frame>
        <draw:frame draw:style-name="gr20" draw:text-style-name="P5" draw:layer="layout" svg:width="1.007cm" svg:height="0.416cm" svg:x="103.836cm" svg:y="20.77cm">
          <draw:text-box>
            <text:p text:style-name="P4"><text:span text:style-name="T1">Yes</text:span></text:p>
          </draw:text-box>
        </draw:frame>
        <draw:rect draw:style-name="gr3" draw:text-style-name="P3" draw:id="id94" draw:layer="layout" svg:width="2.195cm" svg:height="1.281cm" svg:x="37.211cm" svg:y="42.688cm" draw:corner-radius="0.5cm">
          <text:p text:style-name="P2"><text:span text:style-name="T1">custDetails</text:span></text:p>
        </draw:rect>
        <draw:frame draw:style-name="gr21" draw:text-style-name="P5" draw:id="id17" draw:layer="layout" svg:width="1.683cm" svg:height="0.412cm" svg:x="46.844cm" svg:y="50.665cm">
          <draw:text-box>
            <text:p text:style-name="P4"><text:span text:style-name="T1">Re-Default</text:span></text:p>
          </draw:text-box>
        </draw:frame>
        <draw:frame draw:style-name="gr22" draw:text-style-name="P5" draw:id="id9" draw:layer="layout" svg:width="1.42cm" svg:height="0.823cm" svg:x="51.794cm" svg:y="43.165cm">
          <draw:text-box>
            <text:p text:style-name="P4"><text:span text:style-name="T1">Credit/</text:span></text:p>
            <text:p text:style-name="P4"><text:span text:style-name="T1">Credit All</text:span></text:p>
          </draw:text-box>
        </draw:frame>
        <draw:connector draw:style-name="gr1" draw:text-style-name="P1" draw:layer="layout" svg:x1="95.699cm" svg:y1="23.58cm" svg:x2="95.694cm" svg:y2="55.627cm" draw:start-shape="id24" draw:start-glue-point="2" draw:end-shape="id25" draw:end-glue-point="0" svg:d="m95699 23580v16073h-5v15974">
          <text:p/>
        </draw:connector>
        <draw:rect draw:style-name="gr5" draw:text-style-name="P3" draw:id="id26" draw:layer="layout" svg:width="2.195cm" svg:height="1.281cm" svg:x="107.763cm" svg:y="6.168cm" draw:corner-radius="0.5cm">
          <text:p text:style-name="P2"><text:span text:style-name="T1">officerMenu</text:span></text:p>
        </draw:rect>
        <draw:rect draw:style-name="gr3" draw:text-style-name="P3" draw:id="id28" draw:layer="layout" svg:width="2.195cm" svg:height="1.281cm" svg:x="107.797cm" svg:y="11.357cm" draw:corner-radius="0.5cm">
          <text:p text:style-name="P2"><text:span text:style-name="T1">officerCover</text:span></text:p>
        </draw:rect>
        <draw:rect draw:style-name="gr3" draw:text-style-name="P3" draw:id="id27" draw:layer="layout" svg:width="3.201cm" svg:height="1.281cm" svg:x="107.283cm" svg:y="9.337cm" draw:corner-radius="0.5cm">
          <text:p text:style-name="P2"><text:span text:style-name="T1">pickAbsentOfficer</text:span></text:p>
        </draw:rect>
        <draw:rect draw:style-name="gr3" draw:text-style-name="P3" draw:id="id66" draw:layer="layout" svg:width="3.067cm" svg:height="1.281cm" svg:x="111.079cm" svg:y="9.334cm" draw:corner-radius="0.5cm">
          <text:p text:style-name="P2"><text:span text:style-name="T1">pickActiveOfficer</text:span></text:p>
        </draw:rect>
        <draw:rect draw:style-name="gr3" draw:text-style-name="P3" draw:id="id67" draw:layer="layout" svg:width="2.912cm" svg:height="1.281cm" svg:x="103.741cm" svg:y="9.335cm" draw:corner-radius="0.5cm">
          <text:p text:style-name="P2"><text:span text:style-name="T1">flagActiveOfficer</text:span></text:p>
        </draw:rect>
        <draw:connector draw:style-name="gr1" draw:text-style-name="P1" draw:layer="layout" svg:x1="80.445cm" svg:y1="5.021cm" svg:x2="108.86cm" svg:y2="6.168cm" draw:start-shape="id4" draw:start-glue-point="1" draw:end-shape="id26" draw:end-glue-point="0" svg:d="m80445 5021h28415v1147">
          <text:p/>
        </draw:connector>
        <draw:connector draw:style-name="gr1" draw:text-style-name="P1" draw:layer="layout" svg:x1="108.883cm" svg:y1="10.618cm" svg:x2="108.894cm" svg:y2="11.357cm" draw:start-shape="id27" draw:start-glue-point="2" draw:end-shape="id28" draw:end-glue-point="0" svg:d="m108883 10618v370h11v369">
          <text:p/>
        </draw:connector>
        <draw:connector draw:style-name="gr1" draw:text-style-name="P1" draw:layer="layout" draw:line-skew="-0.188cm" svg:x1="108.86cm" svg:y1="7.449cm" svg:x2="108.883cm" svg:y2="9.337cm" draw:start-shape="id26" draw:start-glue-point="2" draw:end-shape="id27" draw:end-glue-point="0" svg:d="m108860 7449v756h23v1132">
          <text:p/>
        </draw:connector>
        <draw:connector draw:style-name="gr1" draw:text-style-name="P1" draw:layer="layout" draw:line-skew="2.094cm" svg:x1="105.009cm" svg:y1="27.071cm" svg:x2="96.797cm" svg:y2="22.939cm" draw:start-shape="id29" draw:start-glue-point="3" draw:end-shape="id24" draw:end-glue-point="1" svg:d="m105009 27071h-1962v-4132h-6250">
          <text:p/>
        </draw:connector>
        <draw:connector draw:style-name="gr23" draw:text-style-name="P1" draw:layer="layout" draw:line-skew="1.129cm" svg:x1="107.226cm" svg:y1="19.823cm" svg:x2="106.861cm" svg:y2="27.101cm" draw:start-shape="id21" draw:start-glue-point="1" draw:end-shape="id29" draw:end-glue-point="1" svg:d="m107226 19823h1629v7278h-1994">
          <text:p/>
        </draw:connector>
        <draw:rect draw:style-name="gr3" draw:text-style-name="P3" draw:id="id30" draw:layer="layout" svg:width="2.196cm" svg:height="1.281cm" svg:x="112.985cm" svg:y="19.805cm" draw:corner-radius="0.5cm">
          <text:p text:style-name="P2"><text:span text:style-name="T1">make</text:span></text:p>
        </draw:rect>
        <draw:rect draw:style-name="gr3" draw:text-style-name="P3" draw:id="id31" draw:layer="layout" svg:width="2.196cm" svg:height="1.281cm" svg:x="112.985cm" svg:y="23.975cm" draw:corner-radius="0.5cm">
          <text:p text:style-name="P2"><text:span text:style-name="T1">details</text:span></text:p>
        </draw:rect>
        <draw:connector draw:style-name="gr1" draw:text-style-name="P1" draw:layer="layout" svg:x1="114.083cm" svg:y1="21.086cm" svg:x2="114.083cm" svg:y2="23.975cm" draw:start-shape="id30" draw:end-shape="id31" svg:d="m114083 21086v2889">
          <text:p/>
        </draw:connector>
        <draw:connector draw:style-name="gr1" draw:text-style-name="P1" draw:layer="layout" svg:x1="114.083cm" svg:y1="25.256cm" svg:x2="96.795cm" svg:y2="72.227cm" draw:start-shape="id31" draw:start-glue-point="2" draw:end-shape="id1" draw:end-glue-point="1" svg:d="m114083 25256v46971h-17288">
          <text:p/>
        </draw:connector>
        <draw:frame draw:style-name="gr24" draw:text-style-name="P5" draw:layer="layout" svg:width="1.633cm" svg:height="0.868cm" svg:x="92.691cm" svg:y="19.394cm">
          <draw:text-box>
            <text:p text:style-name="P4"><text:span text:style-name="T1">cust dets</text:span></text:p>
            <text:p text:style-name="P4"><text:span text:style-name="T1">disabled*</text:span></text:p>
          </draw:text-box>
        </draw:frame>
        <draw:connector draw:style-name="gr1" draw:text-style-name="P1" draw:layer="layout" svg:x1="79.353cm" svg:y1="36.982cm" svg:x2="94.374cm" svg:y2="6.809cm" draw:start-shape="id13" draw:start-glue-point="0" draw:end-shape="id5" draw:end-glue-point="3" svg:d="m79353 36982v-30173h15021">
          <text:p/>
        </draw:connector>
        <draw:frame draw:style-name="gr25" draw:text-style-name="P5" draw:layer="layout" svg:width="2.208cm" svg:height="0.823cm" svg:x="89.509cm" svg:y="6.881cm">
          <draw:text-box>
            <text:p text:style-name="P4"><text:span text:style-name="T1">Town Warden</text:span></text:p>
            <text:p text:style-name="P4"><text:span text:style-name="T1">Module**</text:span></text:p>
          </draw:text-box>
        </draw:frame>
        <draw:circle draw:style-name="gr2" draw:text-style-name="P1" draw:layer="layout" svg:width="0.424cm" svg:height="0.424cm" svg:x="98.121cm" svg:y="4.812cm">
          <text:p/>
        </draw:circle>
        <draw:connector draw:style-name="gr1" draw:text-style-name="P1" draw:layer="layout" draw:line-skew="0.819cm" svg:x1="80.444cm" svg:y1="2.919cm" svg:x2="97.026cm" svg:y2="6.809cm" draw:start-shape="id3" draw:start-glue-point="1" draw:end-shape="id5" draw:end-glue-point="1" svg:d="m80444 2919h17901v3890h-1319">
          <text:p/>
        </draw:connector>
        <draw:frame draw:style-name="gr25" draw:text-style-name="P5" draw:layer="layout" svg:width="2.208cm" svg:height="0.823cm" svg:x="93.509cm" svg:y="3.034cm">
          <draw:text-box>
            <text:p text:style-name="P4"><text:span text:style-name="T1">Town Warden</text:span></text:p>
            <text:p text:style-name="P4"><text:span text:style-name="T1">Module**</text:span></text:p>
          </draw:text-box>
        </draw:frame>
        <draw:rect draw:style-name="gr3" draw:text-style-name="P3" draw:id="id32" draw:layer="layout" svg:width="2.506cm" svg:height="1.281cm" svg:x="101.013cm" svg:y="36.626cm" draw:corner-radius="0.5cm">
          <draw:glue-point draw:id="4" svg:x="-4.992cm" svg:y="-1.748cm"/>
          <draw:glue-point draw:id="5" svg:x="-4.992cm" svg:y="2.076cm"/>
          <text:p text:style-name="P2"><text:span text:style-name="T1">addFlyCapture</text:span></text:p>
        </draw:rect>
        <draw:connector draw:style-name="gr1" draw:text-style-name="P1" draw:layer="layout" draw:line-skew="3.21cm" svg:x1="95.699cm" svg:y1="23.58cm" svg:x2="102.266cm" svg:y2="36.626cm" draw:start-shape="id24" draw:start-glue-point="2" draw:end-shape="id32" draw:end-glue-point="0" svg:d="m95699 23580v9783h6567v3263">
          <text:p/>
        </draw:connector>
        <draw:rect draw:style-name="gr3" draw:text-style-name="P3" draw:id="id33" draw:layer="layout" svg:width="2.421cm" svg:height="1.281cm" svg:x="106.132cm" svg:y="38.434cm" draw:corner-radius="0.5cm">
          <draw:glue-point draw:id="4" svg:x="-2.66cm" svg:y="-4.832cm"/>
          <draw:glue-point draw:id="5" svg:x="2.259cm" svg:y="-4.629cm"/>
          <text:p text:style-name="P2"><text:span text:style-name="T1">flyCapDetails</text:span></text:p>
        </draw:rect>
        <draw:rect draw:style-name="gr3" draw:text-style-name="P3" draw:id="id37" draw:layer="layout" svg:width="2.196cm" svg:height="1.281cm" svg:x="106.254cm" svg:y="41.253cm" draw:corner-radius="0.5cm">
          <text:p text:style-name="P2"><text:span text:style-name="T1">wasteTypes</text:span></text:p>
        </draw:rect>
        <draw:connector draw:style-name="gr1" draw:text-style-name="P1" draw:layer="layout" svg:x1="103.519cm" svg:y1="37.266cm" svg:x2="106.699cm" svg:y2="38.456cm" draw:start-shape="id32" draw:start-glue-point="1" draw:end-shape="id33" draw:end-glue-point="4" svg:d="m103519 37266h3180v1190">
          <text:p/>
        </draw:connector>
        <draw:connector draw:style-name="gr1" draw:text-style-name="P1" draw:layer="layout" svg:x1="106.132cm" svg:y1="39.074cm" svg:x2="102.362cm" svg:y2="55.637cm" draw:start-shape="id33" draw:start-glue-point="3" draw:end-shape="id34" draw:end-glue-point="0" svg:d="m106132 39074h-3770v16563">
          <text:p/>
        </draw:connector>
        <draw:frame draw:style-name="gr17" draw:text-style-name="P5" draw:layer="layout" svg:width="1.007cm" svg:height="0.412cm" svg:x="103.703cm" svg:y="37.406cm">
          <draw:text-box>
            <text:p text:style-name="P4"><text:span text:style-name="T1">Yes</text:span></text:p>
          </draw:text-box>
        </draw:frame>
        <draw:frame draw:style-name="gr26" draw:text-style-name="P5" draw:layer="layout" svg:width="0.686cm" svg:height="0.412cm" svg:x="100.367cm" svg:y="37.616cm">
          <draw:text-box>
            <text:p text:style-name="P4"><text:span text:style-name="T1">No</text:span></text:p>
          </draw:text-box>
        </draw:frame>
        <draw:rect draw:style-name="gr3" draw:text-style-name="P3" draw:id="id34" draw:layer="layout" svg:width="2.196cm" svg:height="1.281cm" svg:x="101.264cm" svg:y="55.637cm" draw:corner-radius="0.5cm">
          <text:p text:style-name="P2"><text:span text:style-name="T1">law</text:span></text:p>
        </draw:rect>
        <draw:rect draw:style-name="gr3" draw:text-style-name="P3" draw:id="id35" draw:layer="layout" svg:width="2.196cm" svg:height="1.281cm" svg:x="101.264cm" svg:y="58.338cm" draw:corner-radius="0.5cm">
          <text:p text:style-name="P2"><text:span text:style-name="T1">offence</text:span></text:p>
        </draw:rect>
        <draw:rect draw:style-name="gr3" draw:text-style-name="P3" draw:id="id36" draw:layer="layout" svg:width="3.408cm" svg:height="1.281cm" svg:x="100.658cm" svg:y="60.804cm" draw:corner-radius="0.5cm">
          <text:p text:style-name="P2"><text:span text:style-name="T1">enfAdditionalDetails</text:span></text:p>
        </draw:rect>
        <draw:connector draw:style-name="gr1" draw:text-style-name="P1" draw:layer="layout" svg:x1="102.362cm" svg:y1="56.918cm" svg:x2="102.362cm" svg:y2="58.338cm" draw:start-shape="id34" draw:start-glue-point="2" draw:end-shape="id35" draw:end-glue-point="0" svg:d="m102362 56918v1420">
          <text:p/>
        </draw:connector>
        <draw:connector draw:style-name="gr1" draw:text-style-name="P1" draw:layer="layout" svg:x1="102.362cm" svg:y1="59.619cm" svg:x2="102.362cm" svg:y2="60.804cm" draw:start-shape="id35" draw:start-glue-point="2" draw:end-shape="id36" draw:end-glue-point="0" svg:d="m102362 59619v1185">
          <text:p/>
        </draw:connector>
        <draw:connector draw:style-name="gr1" draw:text-style-name="P1" draw:layer="layout" svg:x1="106.254cm" svg:y1="41.893cm" svg:x2="102.362cm" svg:y2="55.637cm" draw:start-shape="id37" draw:start-glue-point="3" draw:end-shape="id34" draw:end-glue-point="0" svg:d="m106254 41893h-3892v13744">
          <text:p/>
        </draw:connector>
        <draw:rect draw:style-name="gr3" draw:text-style-name="P3" draw:id="id40" draw:layer="layout" svg:width="2.746cm" svg:height="1.281cm" svg:x="100.992cm" svg:y="63.22cm" draw:corner-radius="0.5cm">
          <text:p text:style-name="P2"><text:span text:style-name="T1">*(9)enfEvidence</text:span></text:p>
        </draw:rect>
        <draw:connector draw:style-name="gr1" draw:text-style-name="P1" draw:layer="layout" svg:x1="100.658cm" svg:y1="61.444cm" svg:x2="96.795cm" svg:y2="72.227cm" draw:start-shape="id36" draw:start-glue-point="3" draw:end-shape="id1" draw:end-glue-point="1" svg:d="m100658 61444h-1882v10783h-1981">
          <text:p/>
        </draw:connector>
        <draw:frame draw:style-name="gr27" draw:text-style-name="P5" draw:layer="layout" svg:width="2.208cm" svg:height="2.056cm" svg:x="99.972cm" svg:y="33.408cm">
          <draw:text-box>
            <text:p text:style-name="P4"><text:span text:style-name="T1">No Enhanced</text:span></text:p>
            <text:p text:style-name="P4"><text:span text:style-name="T1">Fly Capture</text:span></text:p>
            <text:p text:style-name="P4"><text:span text:style-name="T1">but</text:span></text:p>
            <text:p text:style-name="P4"><text:span text:style-name="T1">Inspections</text:span></text:p>
            <text:p text:style-name="P4"><text:span text:style-name="T1">Module*(3)</text:span></text:p>
          </draw:text-box>
        </draw:frame>
        <draw:frame draw:style-name="gr28" draw:text-style-name="P3" draw:id="id38" draw:layer="layout" svg:width="1.192cm" svg:height="1.234cm" svg:x="54.395cm" svg:y="42.781cm">
          <draw:text-box>
            <text:p text:style-name="P2"><text:span text:style-name="T1">Update</text:span></text:p>
            <text:p text:style-name="P2"><text:span text:style-name="T1">Text</text:span></text:p>
            <text:p text:style-name="P2"><text:span text:style-name="T1">Only</text:span></text:p>
          </draw:text-box>
        </draw:frame>
        <draw:connector draw:style-name="gr1" draw:text-style-name="P1" draw:layer="layout" svg:x1="54.991cm" svg:y1="42.781cm" svg:x2="78.103cm" svg:y2="37.622cm" draw:start-shape="id38" draw:start-glue-point="0" draw:end-shape="id13" draw:end-glue-point="3" svg:d="m54991 42781v-5159h23112">
          <text:p/>
        </draw:connector>
        <draw:connector draw:style-name="gr23" draw:text-style-name="P1" draw:layer="layout" svg:x1="49.063cm" svg:y1="45.921cm" svg:x2="54.991cm" svg:y2="44.105cm" draw:start-shape="id8" draw:start-glue-point="1" draw:end-shape="id38" draw:end-glue-point="2" svg:d="m49063 45921h5928v-1816">
          <text:p/>
        </draw:connector>
        <draw:frame draw:style-name="gr28" draw:text-style-name="P3" draw:id="id39" draw:layer="layout" svg:width="1.192cm" svg:height="1.234cm" svg:x="13.128cm" svg:y="49.382cm">
          <draw:text-box>
            <text:p text:style-name="P2"><text:span text:style-name="T1">Update</text:span></text:p>
            <text:p text:style-name="P2"><text:span text:style-name="T1">Text</text:span></text:p>
            <text:p text:style-name="P2"><text:span text:style-name="T1">Only</text:span></text:p>
          </draw:text-box>
        </draw:frame>
        <draw:connector draw:style-name="gr23" draw:text-style-name="P1" draw:layer="layout" svg:x1="26.584cm" svg:y1="45.919cm" svg:x2="13.724cm" svg:y2="49.382cm" draw:start-shape="id7" draw:start-glue-point="3" draw:end-shape="id39" draw:end-glue-point="0" svg:d="m26584 45919h-12860v3463">
          <text:p/>
        </draw:connector>
        <draw:connector draw:style-name="gr1" draw:text-style-name="P1" draw:layer="layout" draw:line-skew="-0.159cm" svg:x1="100.992cm" svg:y1="63.86cm" svg:x2="96.795cm" svg:y2="72.227cm" draw:start-shape="id40" draw:start-glue-point="3" draw:end-shape="id1" draw:end-glue-point="1" svg:d="m100992 63860h-2208v8367h-1989">
          <text:p/>
        </draw:connector>
        <draw:connector draw:style-name="gr1" draw:text-style-name="P1" draw:layer="layout" svg:x1="102.362cm" svg:y1="62.085cm" svg:x2="102.365cm" svg:y2="63.22cm" draw:start-shape="id36" draw:start-glue-point="2" draw:end-shape="id40" draw:end-glue-point="0" svg:d="m102362 62085v568h3v567">
          <text:p/>
        </draw:connector>
        <draw:connector draw:style-name="gr23" draw:text-style-name="P1" draw:layer="layout" svg:x1="26.584cm" svg:y1="45.919cm" svg:x2="18.099cm" svg:y2="49.295cm" draw:start-shape="id7" draw:start-glue-point="3" draw:end-shape="id41" draw:end-glue-point="0" svg:d="m26584 45919h-8485v3376">
          <text:p/>
        </draw:connector>
        <draw:connector draw:style-name="gr1" draw:text-style-name="P1" draw:layer="layout" draw:line-skew="21.429cm" svg:x1="18.099cm" svg:y1="50.303cm" svg:x2="79.353cm" svg:y2="38.263cm" draw:start-shape="id41" draw:start-glue-point="2" draw:end-shape="id13" draw:end-glue-point="2" svg:d="m18099 50303v21930h61254v-33970">
          <text:p/>
        </draw:connector>
        <draw:connector draw:style-name="gr1" draw:text-style-name="P1" draw:layer="layout" svg:x1="15.845cm" svg:y1="49.262cm" svg:x2="15.845cm" svg:y2="55.417cm" draw:start-shape="id42" draw:start-glue-point="2" draw:end-shape="id12" draw:end-glue-point="0" svg:d="m15845 49262v6155">
          <text:p/>
        </draw:connector>
        <draw:connector draw:style-name="gr23" draw:text-style-name="P1" draw:layer="layout" svg:x1="26.584cm" svg:y1="45.919cm" svg:x2="15.845cm" svg:y2="48.379cm" draw:start-shape="id7" draw:start-glue-point="3" draw:end-shape="id42" draw:end-glue-point="0" svg:d="m26584 45919h-10739v2460">
          <text:p/>
        </draw:connector>
        <draw:connector draw:style-name="gr1" draw:text-style-name="P1" draw:layer="layout" svg:x1="101.016cm" svg:y1="37.531cm" svg:x2="95.694cm" svg:y2="55.627cm" draw:start-shape="id32" draw:start-glue-point="5" draw:end-shape="id25" draw:end-glue-point="0" svg:d="m101016 37531h-5322v18096">
          <text:p/>
        </draw:connector>
        <draw:rect draw:style-name="gr29" draw:text-style-name="P3" draw:id="id43" draw:layer="layout" svg:width="2.196cm" svg:height="1.281cm" svg:x="70.546cm" svg:y="2.279cm" draw:corner-radius="0.5cm">
          <text:p text:style-name="P2"><text:span text:style-name="T1">index</text:span></text:p>
        </draw:rect>
        <draw:connector draw:style-name="gr1" draw:text-style-name="P1" draw:layer="layout" svg:x1="72.742cm" svg:y1="2.919cm" svg:x2="78.248cm" svg:y2="2.919cm" draw:start-shape="id43" draw:start-glue-point="1" draw:end-shape="id3" draw:end-glue-point="3" svg:d="m72742 2919h5506">
          <text:p/>
        </draw:connector>
        <draw:connector draw:style-name="gr12" draw:text-style-name="P1" draw:layer="layout" svg:x1="49.063cm" svg:y1="45.921cm" svg:x2="50.1cm" svg:y2="44.008cm" draw:start-shape="id8" draw:start-glue-point="1" draw:end-shape="id44" draw:end-glue-point="2" svg:d="m49063 45921h1037v-1913">
          <text:p/>
        </draw:connector>
        <draw:frame draw:style-name="gr30" draw:text-style-name="P7" draw:id="id44" draw:layer="layout" svg:width="0.873cm" svg:height="0.412cm" svg:x="49.664cm" svg:y="43.566cm">
          <draw:text-box>
            <text:p text:style-name="P6"><text:span text:style-name="T1">Clear</text:span></text:p>
          </draw:text-box>
        </draw:frame>
        <draw:connector draw:style-name="gr1" draw:text-style-name="P1" draw:layer="layout" svg:x1="47.685cm" svg:y1="51.107cm" svg:x2="41.98cm" svg:y2="56.256cm" draw:start-shape="id17" draw:start-glue-point="2" draw:end-shape="id10" draw:end-glue-point="1" svg:d="m47685 51107v5149h-5705">
          <text:p/>
        </draw:connector>
        <draw:connector draw:style-name="gr1" draw:text-style-name="P1" draw:layer="layout" svg:x1="50.1cm" svg:y1="43.566cm" svg:x2="78.103cm" svg:y2="37.622cm" draw:start-shape="id44" draw:start-glue-point="0" draw:end-shape="id13" draw:end-glue-point="3" svg:d="m50100 43566v-5944h28003">
          <text:p/>
        </draw:connector>
        <draw:connector draw:style-name="gr1" draw:text-style-name="P1" draw:layer="layout" svg:x1="52.504cm" svg:y1="43.165cm" svg:x2="78.103cm" svg:y2="37.622cm" draw:start-shape="id9" draw:start-glue-point="0" draw:end-shape="id13" draw:end-glue-point="3" svg:d="m52504 43165v-5543h25599">
          <text:p/>
        </draw:connector>
        <draw:rect draw:style-name="gr3" draw:text-style-name="P3" draw:id="id45" draw:layer="layout" svg:width="2.818cm" svg:height="1.281cm" svg:x="104.517cm" svg:y="63.221cm" draw:corner-radius="0.5cm">
          <text:p text:style-name="P2"><text:span text:style-name="T1">enfSuspectMain</text:span></text:p>
        </draw:rect>
        <draw:connector draw:style-name="gr1" draw:text-style-name="P1" draw:layer="layout" svg:x1="103.738cm" svg:y1="63.86cm" svg:x2="104.517cm" svg:y2="63.861cm" draw:start-shape="id40" draw:start-glue-point="1" draw:end-shape="id45" draw:end-glue-point="3" svg:d="m103738 63860h390v1h389">
          <text:p/>
        </draw:connector>
        <draw:rect draw:style-name="gr3" draw:text-style-name="P3" draw:id="id50" draw:layer="layout" svg:width="2.818cm" svg:height="1.281cm" svg:x="108.617cm" svg:y="63.222cm" draw:corner-radius="0.5cm">
          <text:p text:style-name="P2"><text:span text:style-name="T1">enfSuspectNew</text:span></text:p>
        </draw:rect>
        <draw:rect draw:style-name="gr3" draw:text-style-name="P3" draw:id="id53" draw:layer="layout" svg:width="3.136cm" svg:height="1.281cm" svg:x="108.458cm" svg:y="67.823cm" draw:corner-radius="0.5cm">
          <text:p text:style-name="P2"><text:span text:style-name="T1">enfSuspectNewCo</text:span></text:p>
        </draw:rect>
        <draw:rect draw:style-name="gr3" draw:text-style-name="P3" draw:id="id46" draw:layer="layout" svg:width="2.818cm" svg:height="1.281cm" svg:x="104.517cm" svg:y="65.522cm" draw:corner-radius="0.5cm">
          <text:p text:style-name="P2"><text:span text:style-name="T1">enfSuspectAdd</text:span></text:p>
        </draw:rect>
        <draw:rect draw:style-name="gr3" draw:text-style-name="P3" draw:id="id47" draw:layer="layout" svg:width="3.24cm" svg:height="1.281cm" svg:x="104.306cm" svg:y="67.823cm" draw:corner-radius="0.5cm">
          <text:p text:style-name="P2"><text:span text:style-name="T1">enfSuspectDetails</text:span></text:p>
        </draw:rect>
        <draw:rect draw:style-name="gr3" draw:text-style-name="P3" draw:id="id48" draw:layer="layout" svg:width="3.413cm" svg:height="1.281cm" svg:x="104.219cm" svg:y="70.124cm" draw:corner-radius="0.5cm">
          <text:p text:style-name="P2"><text:span text:style-name="T1">*(10)enfSuspectText</text:span></text:p>
        </draw:rect>
        <draw:connector draw:style-name="gr1" draw:text-style-name="P1" draw:layer="layout" svg:x1="105.926cm" svg:y1="64.502cm" svg:x2="105.926cm" svg:y2="65.522cm" draw:start-shape="id45" draw:start-glue-point="2" draw:end-shape="id46" draw:end-glue-point="0" svg:d="m105926 64502v1020">
          <text:p/>
        </draw:connector>
        <draw:connector draw:style-name="gr1" draw:text-style-name="P1" draw:layer="layout" svg:x1="105.926cm" svg:y1="66.803cm" svg:x2="105.926cm" svg:y2="67.823cm" draw:start-shape="id46" draw:start-glue-point="2" draw:end-shape="id47" draw:end-glue-point="0" svg:d="m105926 66803v1020">
          <text:p/>
        </draw:connector>
        <draw:connector draw:style-name="gr1" draw:text-style-name="P1" draw:layer="layout" svg:x1="105.926cm" svg:y1="69.104cm" svg:x2="105.925cm" svg:y2="70.124cm" draw:start-shape="id47" draw:start-glue-point="2" draw:end-shape="id48" draw:end-glue-point="0" svg:d="m105926 69104v510h-1v510">
          <text:p/>
        </draw:connector>
        <draw:connector draw:style-name="gr12" draw:text-style-name="P1" draw:layer="layout" svg:x1="104.517cm" svg:y1="66.162cm" svg:x2="103.388cm" svg:y2="67.079cm" draw:start-shape="id46" draw:start-glue-point="3" draw:end-shape="id49" draw:end-glue-point="0" svg:d="m104517 66162h-1129v917">
          <text:p/>
        </draw:connector>
        <draw:connector draw:style-name="gr1" draw:text-style-name="P1" draw:layer="layout" svg:x1="107.335cm" svg:y1="63.861cm" svg:x2="108.617cm" svg:y2="63.862cm" draw:start-shape="id45" draw:start-glue-point="1" draw:end-shape="id50" draw:end-glue-point="3" svg:d="m107335 63861h641v1h641">
          <text:p/>
        </draw:connector>
        <draw:connector draw:style-name="gr12" draw:text-style-name="P1" draw:layer="layout" svg:x1="111.435cm" svg:y1="63.862cm" svg:x2="112.539cm" svg:y2="65.781cm" draw:start-shape="id50" draw:start-glue-point="1" draw:end-shape="id51" draw:end-glue-point="0" svg:d="m111435 63862h1104v1919">
          <text:p/>
        </draw:connector>
        <draw:connector draw:style-name="gr12" draw:text-style-name="P1" draw:layer="layout" svg:x1="110.026cm" svg:y1="64.503cm" svg:x2="110.025cm" svg:y2="65.779cm" draw:start-shape="id50" draw:start-glue-point="2" draw:end-shape="id52" draw:end-glue-point="0" svg:d="m110026 64503v638h-1v638">
          <text:p/>
        </draw:connector>
        <draw:connector draw:style-name="gr1" draw:text-style-name="P1" draw:layer="layout" svg:x1="110.026cm" svg:y1="69.104cm" svg:x2="107.632cm" svg:y2="70.764cm" draw:start-shape="id53" draw:start-glue-point="2" draw:end-shape="id48" draw:end-glue-point="1" svg:d="m110026 69104v1660h-2394">
          <text:p/>
        </draw:connector>
        <draw:frame draw:style-name="gr17" draw:text-style-name="P5" draw:layer="layout" svg:width="1.007cm" svg:height="0.412cm" svg:x="107.484cm" svg:y="63.276cm">
          <draw:text-box>
            <text:p text:style-name="P4"><text:span text:style-name="T1">New</text:span></text:p>
          </draw:text-box>
        </draw:frame>
        <draw:frame draw:style-name="gr31" draw:text-style-name="P5" draw:layer="layout" svg:width="1.526cm" svg:height="0.779cm" svg:x="106.085cm" svg:y="64.64cm">
          <draw:text-box>
            <text:p text:style-name="P4"><text:span text:style-name="T1">Default or</text:span></text:p>
            <text:p text:style-name="P4"><text:span text:style-name="T1">Search</text:span></text:p>
          </draw:text-box>
        </draw:frame>
        <draw:frame draw:style-name="gr32" draw:text-style-name="P5" draw:layer="layout" svg:width="1.073cm" svg:height="0.412cm" svg:x="106.086cm" svg:y="66.978cm">
          <draw:text-box>
            <text:p text:style-name="P4"><text:span text:style-name="T1">Details</text:span></text:p>
          </draw:text-box>
        </draw:frame>
        <draw:frame draw:style-name="gr33" draw:text-style-name="P5" draw:id="id49" draw:layer="layout" svg:width="1.403cm" svg:height="0.412cm" svg:x="102.687cm" svg:y="67.079cm">
          <draw:text-box>
            <text:p text:style-name="P4"><text:span text:style-name="T1">Continue</text:span></text:p>
          </draw:text-box>
        </draw:frame>
        <draw:frame draw:style-name="gr34" draw:text-style-name="P3" draw:id="id52" draw:layer="layout" svg:width="1.501cm" svg:height="0.823cm" svg:x="109.273cm" svg:y="65.779cm">
          <draw:text-box>
            <text:p text:style-name="P2"><text:span text:style-name="T1">Company</text:span></text:p>
            <text:p text:style-name="P2"><text:span text:style-name="T1">Supplied</text:span></text:p>
          </draw:text-box>
        </draw:frame>
        <draw:connector draw:style-name="gr1" draw:text-style-name="P1" draw:layer="layout" svg:x1="110.025cm" svg:y1="66.662cm" svg:x2="110.026cm" svg:y2="67.823cm" draw:start-shape="id52" draw:start-glue-point="2" draw:end-shape="id53" draw:end-glue-point="0" svg:d="m110025 66662v581h1v580">
          <text:p/>
        </draw:connector>
        <draw:frame draw:style-name="gr35" draw:text-style-name="P3" draw:id="id51" draw:layer="layout" svg:width="1.501cm" svg:height="1.234cm" svg:x="111.789cm" svg:y="65.781cm">
          <draw:text-box>
            <text:p text:style-name="P2"><text:span text:style-name="T1">No</text:span></text:p>
            <text:p text:style-name="P2"><text:span text:style-name="T1">Company</text:span></text:p>
            <text:p text:style-name="P2"><text:span text:style-name="T1">Supplied</text:span></text:p>
          </draw:text-box>
        </draw:frame>
        <draw:connector draw:style-name="gr1" draw:text-style-name="P1" draw:layer="layout" svg:x1="112.539cm" svg:y1="67.015cm" svg:x2="107.632cm" svg:y2="70.764cm" draw:start-shape="id51" draw:start-glue-point="2" draw:end-shape="id48" draw:end-glue-point="1" svg:d="m112539 67015v3749h-4907">
          <text:p/>
        </draw:connector>
        <draw:connector draw:style-name="gr1" draw:text-style-name="P1" draw:layer="layout" svg:x1="103.388cm" svg:y1="67.521cm" svg:x2="104.219cm" svg:y2="70.764cm" draw:start-shape="id49" draw:start-glue-point="2" draw:end-shape="id48" draw:end-glue-point="3" svg:d="m103388 67521v3243h831">
          <text:p/>
        </draw:connector>
        <draw:connector draw:style-name="gr1" draw:text-style-name="P1" draw:layer="layout" svg:x1="105.925cm" svg:y1="71.405cm" svg:x2="96.795cm" svg:y2="72.227cm" draw:start-shape="id48" draw:start-glue-point="2" draw:end-shape="id1" draw:end-glue-point="1" svg:d="m105925 71405v822h-9130">
          <text:p/>
        </draw:connector>
        <draw:circle draw:style-name="gr2" draw:text-style-name="P1" draw:layer="layout" svg:width="0.424cm" svg:height="0.424cm" svg:x="47.448cm" svg:y="53.426cm">
          <text:p/>
        </draw:circle>
        <draw:frame draw:style-name="gr36" draw:text-style-name="P9" draw:layer="layout" svg:width="22.147cm" svg:height="20.03cm" svg:x="11.644cm" svg:y="11.991cm">
          <draw:text-box>
            <text:p text:style-name="P8"><text:span text:style-name="T1">* &lt;no cust dets&gt; Don't use the customer details section, assume no details. Switched via an application parameter:</text:span></text:p>
            <text:p text:style-name="P8"><text:span text:style-name="T1"><text:s text:c="3"/></text:span><text:span text:style-name="T1">&lt;%= ((String)application.getInitParameter("use_cust_dets"))trim().equals("N") %&gt;...</text:span></text:p>
            <text:p text:style-name="P8"><text:span text:style-name="T1"><text:s text:c="3"/></text:span><text:span text:style-name="T1">&lt;app:equalsInitParameter name="use_cust_dets" match="N" &gt;...</text:span></text:p>
            <text:p text:style-name="P8"><text:span text:style-name="T1"><text:s text:c="12"/></text:span></text:p>
            <text:p text:style-name="P8"><text:span text:style-name="T1">** &lt;Town Warden module&gt; If the Town Warden module is in use then the inspection route is not taken. switched via an application parameter:</text:span></text:p>
            <text:p text:style-name="P8"><text:span text:style-name="T1"><text:s text:c="4"/></text:span><text:span text:style-name="T1">&lt;%= ((String)application.getInitParameter("module"))trim().equals("pda-tw") %&gt;...</text:span></text:p>
            <text:p text:style-name="P8"><text:span text:style-name="T1"><text:s text:c="4"/></text:span><text:span text:style-name="T1">&lt;app:equalsInitParameter name="module" match="pda-tw" &gt;...</text:span></text:p>
            <text:p text:style-name="P8"><text:span text:style-name="T1"/></text:p>
            <text:p text:style-name="P8"><text:span text:style-name="T1">*(3) &lt;Inspections module&gt; If the Inspections module is in use then the fly capture route can be taken, </text:span></text:p>
            <text:p text:style-name="P8"><text:span text:style-name="T1"><text:s text:c="5"/></text:span><text:span text:style-name="T1">unless the Dart or Graffiti srervices are being used. switched via an application parameter:</text:span></text:p>
            <text:p text:style-name="P8"><text:span text:style-name="T1"><text:s text:c="5"/></text:span><text:span text:style-name="T1">&lt;%= ((String)application.getInitParameter("module"))trim().equals("pda-in") %&gt;...</text:span></text:p>
            <text:p text:style-name="P8"><text:span text:style-name="T1"><text:s text:c="5"/></text:span><text:span text:style-name="T1">&lt;app:equalsInitParameter name="module" match="pda-in" &gt;...</text:span></text:p>
            <text:p text:style-name="P8"><text:span text:style-name="T1"/></text:p>
            <text:p text:style-name="P8"><text:span text:style-name="T1">*(4) The dartDetails and graffDetails in the inspection and sched/comp routes are the </text:span></text:p>
            <text:p text:style-name="P8"><text:span text:style-name="T1"><text:s text:c="6"/></text:span><text:span text:style-name="T1">same form, which behaves slightly differently depending on which route is taken.</text:span></text:p>
            <text:p text:style-name="P8"><text:span text:style-name="T1"/></text:p>
            <text:p text:style-name="P8"><text:span text:style-name="T1">*(5) The conSumWoDetails in the conSumList and conScheduleList routes are the </text:span></text:p>
            <text:p text:style-name="P8"><text:span text:style-name="T1"><text:s text:c="6"/></text:span><text:span text:style-name="T1">same form, which behaves slightly differently depending on which route is taken.</text:span></text:p>
            <text:p text:style-name="P8"><text:span text:style-name="T1"/></text:p>
            <text:p text:style-name="P8"><text:span text:style-name="T1">*(6) &lt;AV Module&gt; If the AV module is in use then the inspection route is not taken. switched via an application parameter:</text:span></text:p>
            <text:p text:style-name="P8"><text:span text:style-name="T1"><text:s text:c="6"/></text:span><text:span text:style-name="T1">&lt;%= ((String)application.getInitParameter("use_av"))trim().equals("Y") %&gt;...</text:span></text:p>
            <text:p text:style-name="P8"><text:span text:style-name="T1"><text:s text:c="6"/></text:span><text:span text:style-name="T1">&lt;app:equalsInitParameter name="use_av" match="Y" &gt;...</text:span></text:p>
            <text:p text:style-name="P8"><text:span text:style-name="T1"><text:s text:c="6"/></text:span><text:span text:style-name="T1">The avDetailsView.jsp page will not offer any functionality if the AV module is switched off.</text:span></text:p>
            <text:p text:style-name="P8"><text:span text:style-name="T1"/></text:p>
            <text:p text:style-name="P8"><text:span text:style-name="T1">*(7) &lt;Map Module&gt; If the Map module is in use this link allows the user to set the easting/northing values in a complaint.</text:span></text:p>
            <text:p text:style-name="P8"><text:span text:style-name="T1"><text:s text:c="6"/></text:span><text:span text:style-name="T1">switched via an application parameter: &lt;%= ((String)application.getInitParameter("use_map"))trim().equals("Y") %&gt;...</text:span></text:p>
            <text:p text:style-name="P8"><text:span text:style-name="T1"><text:s text:c="6"/></text:span><text:span text:style-name="T1">&lt;app:equalsInitParameter name="use_map" match="Y" &gt;... </text:span></text:p>
            <text:p text:style-name="P8"><text:span text:style-name="T1"><text:s text:c="6"/></text:span><text:span text:style-name="T1">The related pages will not show the 'Map' link if this module is switched off</text:span></text:p>
            <text:p text:style-name="P8"><text:span text:style-name="T1"/></text:p>
            <text:p text:style-name="P8"><text:span text:style-name="T1">*(8) &lt;Recycling Module&gt; If the recycling module is in use this link allows the user to view <text:s/>monitoring surveys</text:span></text:p>
            <text:p text:style-name="P8"><text:span text:style-name="T1"><text:s text:c="6"/></text:span><text:span text:style-name="T1">scheduled for specific properties. This is a application parameter </text:span></text:p>
            <text:p text:style-name="P8"><text:span text:style-name="T1"><text:s text:c="6"/></text:span><text:span text:style-name="T1">&lt;%= ((String)application.getInitParameter("use_recmon"))trim().equals("Y") %&gt;</text:span></text:p>
            <text:p text:style-name="P8"><text:span text:style-name="T1"><text:s text:c="6"/></text:span><text:span text:style-name="T1">The related pages will not show the 'Recucling Monitor' link if this module is switched off</text:span></text:p>
            <text:p text:style-name="P8"><text:span text:style-name="T1"/></text:p>
            <text:p text:style-name="P8"><text:span text:style-name="T1">*(9) The enfDetails screen links to the enfEvidence screen, and enfSuspectMain screen.</text:span></text:p>
            <text:p text:style-name="P8"><text:span text:style-name="T1"/></text:p>
            <text:p text:style-name="P8"><text:span text:style-name="T1">*(10) The enfSuspectText screen links to the updateStatus screen if the recordBean enf_list_flag attribute is “Y”.</text:span></text:p>
            <text:p text:style-name="P8"><text:span text:style-name="T1"/></text:p>
            <text:p text:style-name="P8"><text:span text:style-name="T1">*(11) The enfQuery screen is skipped if the web.xml parameter use_enf_manual_query is set to 'N'</text:span></text:p>
            <text:p text:style-name="P8"><text:span text:style-name="T1"/></text:p>
            <text:p text:style-name="P8"><text:span text:style-name="T1">*(12) The enfFpnRef view is only seen if the user is entering a manual FPN reference or there is an error creating the</text:span></text:p>
            <text:p text:style-name="P8"><text:span text:style-name="T1"><text:s text:c="9"/></text:span><text:span text:style-name="T1">automatic one. The enfFpnRef script is always gone through, as it calls the addUpdateEnforceFunc.</text:span></text:p>
            <text:p text:style-name="P8"><text:span text:style-name="T1"/></text:p>
            <text:p text:style-name="P8"><text:span text:style-name="T1">*(13) The inspQuery screen is skipped if the web.xml parameter use_insp_manual_query is set to 'N'</text:span></text:p>
            <text:p text:style-name="P8"><text:span text:style-name="T1"/></text:p>
            <text:p text:style-name="P8"><text:span text:style-name="T1">*(14) Displayed if Action = “I”</text:span></text:p>
            <text:p text:style-name="P8"><text:span text:style-name="T1"/></text:p>
            <text:p text:style-name="P8"><text:span text:style-name="T1">THE graffDetails, dartDetails AND wasteTypes BEANS ARE HAND CODED, AND IF THEY HAVE TO BE CHANGED THEY MUST BE </text:span></text:p>
            <text:p text:style-name="P8"><text:span text:style-name="T1">RECODED BY HAND.</text:span></text:p>
            <text:p text:style-name="P8"><text:span text:style-name="T1"/></text:p>
          </draw:text-box>
        </draw:frame>
        <draw:connector draw:style-name="gr1" draw:text-style-name="P1" draw:layer="layout" draw:line-skew="2.306cm" svg:x1="95.699cm" svg:y1="23.58cm" svg:x2="107.888cm" svg:y2="38.482cm" draw:start-shape="id24" draw:start-glue-point="2" draw:end-shape="id33" draw:end-glue-point="5" svg:d="m95699 23580v9783h12189v5119">
          <text:p/>
        </draw:connector>
        <draw:frame draw:style-name="gr37" draw:text-style-name="P5" draw:layer="layout" svg:width="2.208cm" svg:height="2.878cm" svg:x="105.643cm" svg:y="33.378cm">
          <draw:text-box>
            <text:p text:style-name="P4"><text:span text:style-name="T1">Specific Fault</text:span></text:p>
            <text:p text:style-name="P4"><text:span text:style-name="T1">Codes, </text:span></text:p>
            <text:p text:style-name="P4"><text:span text:style-name="T1">Enhanced</text:span></text:p>
            <text:p text:style-name="P4"><text:span text:style-name="T1">Fly Capture</text:span></text:p>
            <text:p text:style-name="P4"><text:span text:style-name="T1">and</text:span></text:p>
            <text:p text:style-name="P4"><text:span text:style-name="T1">Inspections</text:span></text:p>
            <text:p text:style-name="P4"><text:span text:style-name="T1">Module*(3)</text:span></text:p>
          </draw:text-box>
        </draw:frame>
        <draw:connector draw:style-name="gr1" draw:text-style-name="P1" draw:layer="layout" svg:x1="107.342cm" svg:y1="39.715cm" svg:x2="107.352cm" svg:y2="41.253cm" draw:start-shape="id33" draw:start-glue-point="2" draw:end-shape="id37" draw:end-glue-point="0" svg:d="m107342 39715v769h10v769">
          <text:p/>
        </draw:connector>
        <draw:connector draw:style-name="gr1" draw:text-style-name="P1" draw:layer="layout" draw:line-skew="5.031cm" svg:x1="108.553cm" svg:y1="39.074cm" svg:x2="96.795cm" svg:y2="72.227cm" draw:start-shape="id33" draw:start-glue-point="1" draw:end-shape="id1" draw:end-glue-point="1" svg:d="m108553 39074h5532v33153h-17290">
          <text:p/>
        </draw:connector>
        <draw:rect draw:style-name="gr38" draw:text-style-name="P3" draw:id="id59" draw:layer="layout" svg:width="3.104cm" svg:height="1.34cm" svg:x="5.511cm" svg:y="36.328cm" draw:corner-radius="0.5cm">
          <text:p text:style-name="P2"><text:span text:style-name="T1">surveySiteSearch</text:span></text:p>
        </draw:rect>
        <draw:rect draw:style-name="gr3" draw:text-style-name="P3" draw:id="id61" draw:layer="layout" svg:width="3.71cm" svg:height="1.281cm" svg:x="5.22cm" svg:y="46.028cm" draw:corner-radius="0.5cm">
          <text:p text:style-name="P2"><text:span text:style-name="T1">surveySiteLookup</text:span></text:p>
        </draw:rect>
        <draw:rect draw:style-name="gr3" draw:text-style-name="P3" draw:id="id65" draw:layer="layout" svg:width="4.339cm" svg:height="1.281cm" svg:x="2.042cm" svg:y="50.544cm" draw:corner-radius="0.5cm">
          <text:p text:style-name="P2"><text:span text:style-name="T1">surveyTransectMethod</text:span></text:p>
        </draw:rect>
        <draw:rect draw:style-name="gr3" draw:text-style-name="P3" draw:id="id64" draw:layer="layout" svg:width="2.842cm" svg:height="1.281cm" svg:x="8.744cm" svg:y="50.529cm" draw:corner-radius="0.5cm">
          <text:p text:style-name="P2"><text:span text:style-name="T1">surveyExisting</text:span></text:p>
        </draw:rect>
        <draw:rect draw:style-name="gr39" draw:text-style-name="P3" draw:id="id57" draw:layer="layout" svg:width="4.345cm" svg:height="1.217cm" svg:x="2.057cm" svg:y="54.435cm" draw:corner-radius="0.5cm">
          <text:p text:style-name="P2"><text:span text:style-name="T1">surveyTransectMeasure</text:span></text:p>
        </draw:rect>
        <draw:rect draw:style-name="gr3" draw:text-style-name="P3" draw:id="id55" draw:layer="layout" svg:width="3.092cm" svg:height="1.281cm" svg:x="2.689cm" svg:y="62.383cm" draw:corner-radius="0.5cm">
          <text:p text:style-name="P2"><text:span text:style-name="T1">surveyGrading</text:span></text:p>
        </draw:rect>
        <draw:rect draw:style-name="gr8" draw:text-style-name="P3" draw:id="id100" draw:layer="layout" svg:width="3.168cm" svg:height="1.456cm" svg:x="2.654cm" svg:y="71.502cm" draw:corner-radius="0.5cm">
          <text:p text:style-name="P2"><text:span text:style-name="T1">surveyConfirm</text:span></text:p>
        </draw:rect>
        <draw:connector draw:style-name="gr40" draw:text-style-name="P1" draw:layer="layout" svg:x1="10.164cm" svg:y1="54.677cm" svg:x2="5.781cm" svg:y2="63.023cm" draw:start-shape="id54" draw:start-glue-point="2" draw:end-shape="id55" draw:end-glue-point="1" svg:d="m10164 54677v8346h-4383">
          <text:p/>
        </draw:connector>
        <draw:connector draw:style-name="gr40" draw:text-style-name="P1" draw:layer="layout" svg:x1="4.235cm" svg:y1="63.664cm" svg:x2="4.238cm" svg:y2="67.851cm" draw:start-shape="id55" draw:start-glue-point="2" draw:end-shape="id56" draw:end-glue-point="0" svg:d="m4235 63664v2094h3v2093">
          <text:p/>
        </draw:connector>
        <draw:frame draw:style-name="gr41" draw:text-style-name="P3" draw:id="id63" draw:layer="layout" svg:width="1.675cm" svg:height="1.301cm" svg:x="9.329cm" svg:y="47.712cm">
          <draw:text-box>
            <text:p text:style-name="P2"><text:span text:style-name="T1">Existing</text:span></text:p>
            <text:p text:style-name="P2"><text:span text:style-name="T1">Previous </text:span></text:p>
            <text:p text:style-name="P2"><text:span text:style-name="T1">Transect</text:span></text:p>
          </draw:text-box>
        </draw:frame>
        <draw:frame draw:style-name="gr42" draw:text-style-name="P3" draw:id="id62" draw:layer="layout" svg:width="1.486cm" svg:height="1.234cm" svg:x="3.48cm" svg:y="47.725cm">
          <draw:text-box>
            <text:p text:style-name="P2"><text:span text:style-name="T1">No</text:span></text:p>
            <text:p text:style-name="P2"><text:span text:style-name="T1">Previous</text:span></text:p>
            <text:p text:style-name="P2"><text:span text:style-name="T1">Transect</text:span></text:p>
          </draw:text-box>
        </draw:frame>
        <draw:frame draw:style-name="gr43" draw:text-style-name="P9" draw:layer="layout" svg:width="1.604cm" svg:height="1.645cm" svg:x="7.023cm" svg:y="49.891cm">
          <draw:text-box>
            <text:p text:style-name="P8"><text:span text:style-name="T1">Existing Transect not used</text:span></text:p>
          </draw:text-box>
        </draw:frame>
        <draw:frame draw:style-name="gr44" draw:text-style-name="P3" draw:id="id54" draw:layer="layout" svg:width="1.728cm" svg:height="1.235cm" svg:x="9.3cm" svg:y="53.353cm">
          <draw:text-box>
            <text:p text:style-name="P2"><text:span text:style-name="T1">Existing Transect used</text:span></text:p>
          </draw:text-box>
        </draw:frame>
        <draw:connector draw:style-name="gr40" draw:text-style-name="P1" draw:layer="layout" svg:x1="4.229cm" svg:y1="55.652cm" svg:x2="4.23cm" svg:y2="58.336cm" draw:start-shape="id57" draw:start-glue-point="2" draw:end-shape="id58" draw:end-glue-point="0" svg:d="m4229 55652v1342h1v1342">
          <text:p/>
        </draw:connector>
        <draw:connector draw:style-name="gr40" draw:text-style-name="P1" draw:layer="layout" svg:x1="78.249cm" svg:y1="5.021cm" svg:x2="7.063cm" svg:y2="36.328cm" draw:start-shape="id4" draw:start-glue-point="3" draw:end-shape="id59" draw:end-glue-point="0" svg:d="m78249 5021h-71186v31307">
          <text:p/>
        </draw:connector>
        <draw:rect draw:style-name="gr3" draw:text-style-name="P3" draw:layer="layout" svg:width="2.196cm" svg:height="1.281cm" svg:x="96.036cm" svg:y="18.493cm" draw:corner-radius="0.5cm">
          <text:p text:style-name="P2"><text:span text:style-name="T1">itemDetail</text:span></text:p>
        </draw:rect>
        <draw:rect draw:style-name="gr3" draw:text-style-name="P3" draw:id="id60" draw:layer="layout" svg:width="3.528cm" svg:height="1.263cm" svg:x="89.755cm" svg:y="8.69cm" draw:corner-radius="0.5cm">
          <text:p text:style-name="P2"><text:span text:style-name="T1">scheduleCollections</text:span></text:p>
        </draw:rect>
        <draw:connector draw:style-name="gr45" draw:text-style-name="P1" draw:layer="layout" svg:x1="93.283cm" svg:y1="9.321cm" svg:x2="94.755cm" svg:y2="9.322cm" draw:start-shape="id60" draw:start-glue-point="1" draw:end-shape="id14" draw:end-glue-point="3" svg:d="m93283 9321h736v1h736">
          <text:p/>
        </draw:connector>
        <draw:frame draw:style-name="gr46" draw:text-style-name="P7" draw:layer="layout" svg:width="1.115cm" svg:height="0.412cm" svg:x="55.993cm" svg:y="53.067cm">
          <draw:text-box>
            <text:p text:style-name="P6"><text:span text:style-name="T1">Default</text:span></text:p>
          </draw:text-box>
        </draw:frame>
        <draw:connector draw:style-name="gr1" draw:text-style-name="P1" draw:layer="layout" draw:line-skew="0.486cm -6.683cm" svg:x1="95.697cm" svg:y1="72.868cm" svg:x2="41.98cm" svg:y2="53.637cm" draw:start-shape="id1" draw:start-glue-point="2" draw:end-shape="id20" draw:end-glue-point="1" svg:d="m95697 72868v1086h-34140v-20317h-19577">
          <text:p/>
        </draw:connector>
        <draw:connector draw:style-name="gr1" draw:text-style-name="P1" draw:layer="layout" svg:x1="94.599cm" svg:y1="72.227cm" svg:x2="79.353cm" svg:y2="38.263cm" draw:start-shape="id1" draw:start-glue-point="3" draw:end-shape="id13" draw:end-glue-point="2" svg:d="m94599 72227h-15246v-33964">
          <text:p/>
        </draw:connector>
        <draw:connector draw:style-name="gr12" draw:text-style-name="P1" draw:layer="layout" svg:x1="5.22cm" svg:y1="46.668cm" svg:x2="4.223cm" svg:y2="47.725cm" draw:start-shape="id61" draw:start-glue-point="3" draw:end-shape="id62" draw:end-glue-point="0" svg:d="m5220 46668h-997v1057">
          <text:p/>
        </draw:connector>
        <draw:connector draw:style-name="gr12" draw:text-style-name="P1" draw:layer="layout" svg:x1="8.93cm" svg:y1="46.668cm" svg:x2="10.166cm" svg:y2="47.712cm" draw:start-shape="id61" draw:start-glue-point="1" draw:end-shape="id63" draw:end-glue-point="0" svg:d="m8930 46668h1236v1044">
          <text:p/>
        </draw:connector>
        <draw:connector draw:style-name="gr12" draw:text-style-name="P1" draw:layer="layout" draw:line-skew="-2.735cm" svg:x1="35.844cm" svg:y1="37.661cm" svg:x2="4.223cm" svg:y2="47.725cm" draw:start-shape="id6" draw:start-glue-point="2" draw:end-shape="id62" draw:end-glue-point="0" svg:d="m35844 37661v2297h-31621v7767">
          <text:p/>
        </draw:connector>
        <draw:connector draw:style-name="gr12" draw:text-style-name="P1" draw:layer="layout" draw:line-skew="-2.722cm" svg:x1="35.844cm" svg:y1="37.661cm" svg:x2="10.166cm" svg:y2="47.712cm" draw:start-shape="id6" draw:start-glue-point="2" draw:end-shape="id63" draw:end-glue-point="0" svg:d="m35844 37661v2304h-25678v7747">
          <text:p/>
        </draw:connector>
        <draw:connector draw:style-name="gr23" draw:text-style-name="P1" draw:layer="layout" svg:x1="10.165cm" svg:y1="51.81cm" svg:x2="10.164cm" svg:y2="53.353cm" draw:start-shape="id64" draw:start-glue-point="2" draw:end-shape="id54" draw:end-glue-point="0" svg:d="m10165 51810v772h-1v771">
          <text:p/>
        </draw:connector>
        <draw:connector draw:style-name="gr1" draw:text-style-name="P1" draw:layer="layout" svg:x1="8.744cm" svg:y1="51.169cm" svg:x2="6.381cm" svg:y2="51.184cm" draw:start-shape="id64" draw:start-glue-point="3" draw:end-shape="id65" draw:end-glue-point="1" svg:d="m8744 51169h-1181v15h-1182">
          <text:p/>
        </draw:connector>
        <draw:connector draw:style-name="gr1" draw:text-style-name="P1" draw:layer="layout" svg:x1="4.211cm" svg:y1="51.825cm" svg:x2="4.229cm" svg:y2="54.435cm" draw:start-shape="id65" draw:start-glue-point="2" draw:end-shape="id57" draw:end-glue-point="0" svg:d="m4211 51825v1305h18v1305">
          <text:p/>
        </draw:connector>
        <draw:connector draw:style-name="gr1" draw:text-style-name="P1" draw:layer="layout" svg:x1="4.223cm" svg:y1="49.049cm" svg:x2="4.211cm" svg:y2="50.544cm" draw:start-shape="id62" draw:start-glue-point="2" draw:end-shape="id65" draw:end-glue-point="0" svg:d="m4223 49049v748h-12v747">
          <text:p/>
        </draw:connector>
        <draw:connector draw:style-name="gr1" draw:text-style-name="P1" draw:layer="layout" svg:x1="10.166cm" svg:y1="49.013cm" svg:x2="10.165cm" svg:y2="50.529cm" draw:start-shape="id63" draw:start-glue-point="2" draw:end-shape="id64" draw:end-glue-point="0" svg:d="m10166 49013v758h-1v758">
          <text:p/>
        </draw:connector>
        <draw:circle draw:style-name="gr2" draw:text-style-name="P1" draw:layer="layout" svg:width="0.424cm" svg:height="0.424cm" svg:x="6.841cm" svg:y="39.728cm">
          <text:p/>
        </draw:circle>
        <draw:connector draw:style-name="gr40" draw:text-style-name="P1" draw:layer="layout" svg:x1="7.063cm" svg:y1="37.668cm" svg:x2="7.075cm" svg:y2="46.028cm" draw:start-shape="id59" draw:start-glue-point="2" draw:end-shape="id61" draw:end-glue-point="0" svg:d="m7063 37668v4180h12v4180">
          <text:p/>
        </draw:connector>
        <draw:rect draw:style-name="gr8" draw:text-style-name="P3" draw:id="id102" draw:layer="layout" svg:width="2.756cm" svg:height="1.281cm" svg:x="26.878cm" svg:y="65.117cm" draw:corner-radius="0.5cm">
          <text:p text:style-name="P2"><text:span text:style-name="T1">*(4)dartDetails</text:span></text:p>
        </draw:rect>
        <draw:rect draw:style-name="gr8" draw:text-style-name="P3" draw:id="id101" draw:layer="layout" svg:width="2.4cm" svg:height="1.281cm" svg:x="21.727cm" svg:y="64.992cm" draw:corner-radius="0.5cm">
          <text:p text:style-name="P2"><text:span text:style-name="T1">*(4)graffDetails</text:span></text:p>
        </draw:rect>
        <draw:frame draw:style-name="gr47" draw:text-style-name="P5" draw:layer="layout" svg:width="1.17cm" svg:height="0.823cm" svg:x="30.522cm" svg:y="63.063cm">
          <draw:text-box>
            <text:p text:style-name="P4"><text:span text:style-name="T1">AV</text:span></text:p>
            <text:p text:style-name="P4"><text:span text:style-name="T1">Service</text:span></text:p>
          </draw:text-box>
        </draw:frame>
        <draw:frame draw:style-name="gr47" draw:text-style-name="P5" draw:layer="layout" svg:width="1.17cm" svg:height="0.823cm" svg:x="24.915cm" svg:y="62.869cm">
          <draw:text-box>
            <text:p text:style-name="P4"><text:span text:style-name="T1">Graffiti</text:span></text:p>
            <text:p text:style-name="P4"><text:span text:style-name="T1">Service</text:span></text:p>
          </draw:text-box>
        </draw:frame>
        <draw:frame draw:style-name="gr48" draw:text-style-name="P5" draw:layer="layout" svg:width="4cm" svg:height="1.234cm" svg:x="31cm" svg:y="50.91cm">
          <draw:text-box>
            <text:p text:style-name="P4"><text:span text:style-name="T1">Non Dart/Graffiti/AV</text:span></text:p>
            <text:p text:style-name="P4"><text:span text:style-name="T1">Service</text:span></text:p>
            <text:p text:style-name="P4"><text:span text:style-name="T1">or Hway Service Defect</text:span></text:p>
          </draw:text-box>
        </draw:frame>
        <draw:connector draw:style-name="gr1" draw:text-style-name="P1" draw:layer="layout" draw:line-skew="1.94cm" svg:x1="40.883cm" svg:y1="69.693cm" svg:x2="79.353cm" svg:y2="38.263cm" draw:start-shape="id11" draw:start-glue-point="2" draw:end-shape="id13" draw:end-glue-point="2" svg:d="m40883 69693v2540h38470v-33970">
          <text:p/>
        </draw:connector>
        <draw:connector draw:style-name="gr1" draw:text-style-name="P1" draw:layer="layout" draw:type="lines" svg:x1="108.86cm" svg:y1="7.449cm" svg:x2="112.612cm" svg:y2="9.334cm" draw:start-shape="id26" draw:start-glue-point="2" draw:end-shape="id66" draw:end-glue-point="0" svg:d="m108860 7449v501l3752 883v501">
          <text:p/>
        </draw:connector>
        <draw:connector draw:style-name="gr1" draw:text-style-name="P1" draw:layer="layout" draw:line-skew="0.244cm" svg:x1="114.146cm" svg:y1="9.974cm" svg:x2="109.958cm" svg:y2="6.808cm" draw:start-shape="id66" draw:start-glue-point="1" draw:end-shape="id26" draw:end-glue-point="1" svg:d="m114146 9974h745v-3166h-4933">
          <text:p/>
        </draw:connector>
        <draw:connector draw:style-name="gr1" draw:text-style-name="P1" draw:layer="layout" draw:line-skew="4.407cm" svg:x1="109.992cm" svg:y1="11.997cm" svg:x2="109.958cm" svg:y2="6.808cm" draw:start-shape="id28" draw:start-glue-point="1" draw:end-shape="id26" draw:end-glue-point="1" svg:d="m109992 11997h4908v-5189h-4942">
          <text:p/>
        </draw:connector>
        <draw:connector draw:style-name="gr49" draw:text-style-name="P1" draw:layer="layout" svg:x1="105.197cm" svg:y1="9.335cm" svg:x2="107.763cm" svg:y2="6.808cm" draw:start-shape="id67" draw:start-glue-point="0" draw:end-shape="id26" draw:end-glue-point="3" svg:d="m105197 9335v-2527h2566">
          <text:p/>
        </draw:connector>
        <draw:rect draw:style-name="gr3" draw:text-style-name="P3" draw:id="id68" draw:layer="layout" svg:width="3.213cm" svg:height="1.281cm" svg:x="88.972cm" svg:y="41.427cm" draw:corner-radius="0.5cm">
          <text:p text:style-name="P2"><text:span text:style-name="T1">addDartDetails</text:span></text:p>
        </draw:rect>
        <draw:connector draw:style-name="gr1" draw:text-style-name="P1" draw:layer="layout" draw:line-skew="6.41cm" svg:x1="95.699cm" svg:y1="23.58cm" svg:x2="90.578cm" svg:y2="41.427cm" draw:start-shape="id24" draw:start-glue-point="2" draw:end-shape="id68" draw:end-glue-point="0" svg:d="m95699 23580v15383h-5121v2464">
          <text:p/>
        </draw:connector>
        <draw:rect draw:style-name="gr3" draw:text-style-name="P3" draw:id="id69" draw:layer="layout" svg:width="2.763cm" svg:height="1.281cm" svg:x="89.173cm" svg:y="45.518cm" draw:corner-radius="0.5cm">
          <draw:glue-point draw:id="4" svg:x="-2.483cm" svg:y="5.003cm"/>
          <draw:glue-point draw:id="5" svg:x="2.621cm" svg:y="5.003cm"/>
          <text:p text:style-name="P2"><text:span text:style-name="T1">*(4)dartDetails</text:span></text:p>
        </draw:rect>
        <draw:rect draw:style-name="gr3" draw:text-style-name="P3" draw:id="id137" draw:layer="layout" svg:width="2.572cm" svg:height="1.281cm" svg:x="87.239cm" svg:y="30.624cm" draw:corner-radius="0.5cm">
          <text:p text:style-name="P2"><text:span text:style-name="T1">*(4)graffDetails</text:span></text:p>
        </draw:rect>
        <draw:frame draw:style-name="gr47" draw:text-style-name="P5" draw:layer="layout" svg:width="1.17cm" svg:height="0.823cm" svg:x="93.31cm" svg:y="39.138cm">
          <draw:text-box>
            <text:p text:style-name="P4"><text:span text:style-name="T1">Dart</text:span></text:p>
            <text:p text:style-name="P4"><text:span text:style-name="T1">Service</text:span></text:p>
          </draw:text-box>
        </draw:frame>
        <draw:frame draw:style-name="gr47" draw:text-style-name="P5" draw:layer="layout" svg:width="1.17cm" svg:height="0.823cm" svg:x="94.181cm" svg:y="30.213cm">
          <draw:text-box>
            <text:p text:style-name="P4"><text:span text:style-name="T1">Graffiti</text:span></text:p>
            <text:p text:style-name="P4"><text:span text:style-name="T1">Service</text:span></text:p>
          </draw:text-box>
        </draw:frame>
        <draw:connector draw:style-name="gr1" draw:text-style-name="P1" draw:layer="layout" draw:type="lines" svg:x1="90.578cm" svg:y1="42.708cm" svg:x2="90.554cm" svg:y2="45.518cm" draw:start-shape="id68" draw:start-glue-point="2" draw:end-shape="id69" draw:end-glue-point="0" svg:d="m90578 42708v501l-24 1808v501">
          <text:p/>
        </draw:connector>
        <draw:connector draw:style-name="gr1" draw:text-style-name="P1" draw:layer="layout" svg:x1="92.185cm" svg:y1="42.067cm" svg:x2="95.694cm" svg:y2="55.627cm" draw:start-shape="id68" draw:start-glue-point="1" draw:end-shape="id25" draw:end-glue-point="0" svg:d="m92185 42067h3509v13560">
          <text:p/>
        </draw:connector>
        <draw:frame draw:style-name="gr17" draw:text-style-name="P5" draw:layer="layout" svg:width="1.007cm" svg:height="0.412cm" svg:x="92.834cm" svg:y="41.616cm">
          <draw:text-box>
            <text:p text:style-name="P4"><text:span text:style-name="T1">No</text:span></text:p>
          </draw:text-box>
        </draw:frame>
        <draw:frame draw:style-name="gr17" draw:text-style-name="P5" draw:layer="layout" svg:width="1.007cm" svg:height="0.412cm" svg:x="90.67cm" svg:y="42.992cm">
          <draw:text-box>
            <text:p text:style-name="P4"><text:span text:style-name="T1">Yes</text:span></text:p>
          </draw:text-box>
        </draw:frame>
        <draw:rect draw:style-name="gr3" draw:text-style-name="P3" draw:id="id71" draw:layer="layout" svg:width="2.196cm" svg:height="1.281cm" svg:x="83.856cm" svg:y="60.265cm" draw:corner-radius="0.5cm">
          <text:p text:style-name="P2"><text:span text:style-name="T1">contract</text:span></text:p>
        </draw:rect>
        <draw:connector draw:style-name="gr1" draw:text-style-name="P1" draw:layer="layout" draw:line-skew="0.025cm" svg:x1="91.278cm" svg:y1="46.798cm" svg:x2="95.694cm" svg:y2="55.627cm" draw:start-shape="id69" draw:start-glue-point="5" draw:end-shape="id25" draw:end-glue-point="0" svg:d="m91278 46798v4440h4416v4389">
          <text:p/>
        </draw:connector>
        <draw:frame draw:style-name="gr50" draw:text-style-name="P5" draw:layer="layout" svg:width="1.007cm" svg:height="0.423cm" svg:x="88.654cm" svg:y="33.027cm">
          <draw:text-box>
            <text:p text:style-name="P4"><text:span text:style-name="T1">Text</text:span></text:p>
          </draw:text-box>
        </draw:frame>
        <draw:frame draw:style-name="gr51" draw:text-style-name="P5" draw:layer="layout" svg:width="1.814cm" svg:height="0.39cm" svg:x="87.905cm" svg:y="47.479cm">
          <draw:text-box>
            <text:p text:style-name="P4"><text:span text:style-name="T1">Chargeable</text:span></text:p>
          </draw:text-box>
        </draw:frame>
        <draw:rect draw:style-name="gr3" draw:text-style-name="P3" draw:id="id72" draw:layer="layout" svg:width="2.196cm" svg:height="1.281cm" svg:x="83.856cm" svg:y="62.5cm" draw:corner-radius="0.5cm">
          <text:p text:style-name="P2"><text:span text:style-name="T1">suffix</text:span></text:p>
        </draw:rect>
        <draw:rect draw:style-name="gr3" draw:text-style-name="P3" draw:id="id73" draw:layer="layout" svg:width="2.196cm" svg:height="1.281cm" svg:x="83.856cm" svg:y="64.801cm" draw:corner-radius="0.5cm">
          <text:p text:style-name="P2"><text:span text:style-name="T1">woType</text:span></text:p>
        </draw:rect>
        <draw:rect draw:style-name="gr3" draw:text-style-name="P3" draw:id="id74" draw:layer="layout" svg:width="2.196cm" svg:height="1.281cm" svg:x="83.856cm" svg:y="67.102cm" draw:corner-radius="0.5cm">
          <text:p text:style-name="P2"><text:span text:style-name="T1">woTask</text:span></text:p>
        </draw:rect>
        <draw:rect draw:style-name="gr8" draw:text-style-name="P3" draw:id="id70" draw:layer="layout" svg:width="2.196cm" svg:height="1.281cm" svg:x="83.856cm" svg:y="69.303cm" draw:corner-radius="0.5cm">
          <text:p text:style-name="P2"><text:span text:style-name="T1">woDetails</text:span></text:p>
        </draw:rect>
        <draw:connector draw:style-name="gr1" draw:text-style-name="P1" draw:layer="layout" svg:x1="86.052cm" svg:y1="69.943cm" svg:x2="94.343cm" svg:y2="56.267cm" draw:start-shape="id70" draw:start-glue-point="1" draw:end-shape="id25" draw:end-glue-point="3" svg:d="m86052 69943h4195v-13676h4096">
          <text:p/>
        </draw:connector>
        <draw:connector draw:style-name="gr1" draw:text-style-name="P1" draw:layer="layout" svg:x1="84.954cm" svg:y1="61.546cm" svg:x2="84.954cm" svg:y2="62.5cm" draw:start-shape="id71" draw:start-glue-point="2" draw:end-shape="id72" draw:end-glue-point="0" svg:d="m84954 61546v954">
          <text:p/>
        </draw:connector>
        <draw:connector draw:style-name="gr1" draw:text-style-name="P1" draw:layer="layout" svg:x1="84.954cm" svg:y1="63.781cm" svg:x2="84.954cm" svg:y2="64.801cm" draw:start-shape="id72" draw:start-glue-point="2" draw:end-shape="id73" draw:end-glue-point="0" svg:d="m84954 63781v1020">
          <text:p/>
        </draw:connector>
        <draw:connector draw:style-name="gr1" draw:text-style-name="P1" draw:layer="layout" svg:x1="84.954cm" svg:y1="66.082cm" svg:x2="84.954cm" svg:y2="67.102cm" draw:start-shape="id73" draw:start-glue-point="2" draw:end-shape="id74" draw:end-glue-point="0" svg:d="m84954 66082v1020">
          <text:p/>
        </draw:connector>
        <draw:connector draw:style-name="gr1" draw:text-style-name="P1" draw:layer="layout" svg:x1="84.954cm" svg:y1="68.383cm" svg:x2="84.954cm" svg:y2="69.303cm" draw:start-shape="id74" draw:start-glue-point="2" draw:end-shape="id70" draw:end-glue-point="0" svg:d="m84954 68383v920">
          <text:p/>
        </draw:connector>
        <draw:frame draw:style-name="gr52" draw:text-style-name="P10" draw:layer="layout" svg:width="1.441cm" svg:height="0.995cm" svg:x="97.043cm" svg:y="19.934cm">
          <draw:text-box>
            <text:p text:style-name="P4"><text:span text:style-name="T1">cust dets</text:span></text:p>
            <text:p text:style-name="P4"><text:span text:style-name="T1">disabled*</text:span></text:p>
          </draw:text-box>
        </draw:frame>
        <draw:connector draw:style-name="gr23" draw:text-style-name="P1" draw:layer="layout" svg:x1="28.259cm" svg:y1="46.56cm" svg:x2="28.258cm" svg:y2="49.164cm" draw:start-shape="id7" draw:start-glue-point="2" draw:end-shape="id18" draw:end-glue-point="0" svg:d="m28259 46560v1352h-1v1252">
          <text:p/>
        </draw:connector>
        <draw:frame draw:style-name="gr53" draw:text-style-name="P5" draw:layer="layout" svg:width="2.208cm" svg:height="0.972cm" svg:x="90.786cm" svg:y="38.081cm">
          <draw:text-box>
            <text:p text:style-name="P4"><text:span text:style-name="T1">Inspections</text:span></text:p>
            <text:p text:style-name="P4"><text:span text:style-name="T1">Module*(3)</text:span></text:p>
          </draw:text-box>
        </draw:frame>
        <draw:rect draw:style-name="gr39" draw:text-style-name="P3" draw:id="id58" draw:layer="layout" svg:width="3.102cm" svg:height="1.217cm" svg:x="2.679cm" svg:y="58.336cm" draw:corner-radius="0.5cm">
          <text:p text:style-name="P2"><text:span text:style-name="T1">surveyLandUse</text:span></text:p>
        </draw:rect>
        <draw:connector draw:style-name="gr1" draw:text-style-name="P1" draw:layer="layout" svg:x1="4.23cm" svg:y1="59.553cm" svg:x2="4.235cm" svg:y2="62.383cm" draw:start-shape="id58" draw:start-glue-point="2" draw:end-shape="id55" draw:end-glue-point="0" svg:d="m4230 59553v1415h5v1415">
          <text:p/>
        </draw:connector>
        <draw:rect draw:style-name="gr3" draw:text-style-name="P3" draw:id="id75" draw:layer="layout" svg:width="2.195cm" svg:height="1.281cm" svg:x="83.337cm" svg:y="18.299cm" draw:corner-radius="0.5cm">
          <text:p text:style-name="P2"><text:span text:style-name="T1">agreement</text:span></text:p>
        </draw:rect>
        <draw:rect draw:style-name="gr3" draw:text-style-name="P3" draw:id="id76" draw:layer="layout" svg:width="2.912cm" svg:height="1.281cm" svg:x="82.976cm" svg:y="22.321cm" draw:corner-radius="0.5cm">
          <text:p text:style-name="P2"><text:span text:style-name="T1"/></text:p>
          <text:p text:style-name="P2"><text:span text:style-name="T1">taskAgreement</text:span></text:p>
          <text:p text:style-name="P2"><text:span text:style-name="T1"/></text:p>
        </draw:rect>
        <draw:connector draw:style-name="gr1" draw:text-style-name="P1" draw:layer="layout" draw:type="line" svg:x1="84.434cm" svg:y1="19.58cm" svg:x2="84.432cm" svg:y2="22.321cm" draw:start-shape="id75" draw:start-glue-point="2" draw:end-shape="id76" draw:end-glue-point="0" svg:d="m84434 19580-2 2741">
          <text:p/>
        </draw:connector>
        <draw:frame draw:style-name="gr54" draw:text-style-name="P5" draw:layer="layout" svg:width="3.041cm" svg:height="0.42cm" svg:x="84.815cm" svg:y="12.314cm">
          <draw:text-box>
            <text:p text:style-name="P4"><text:span text:style-name="T1"><text:s/></text:span><text:span text:style-name="T1">Trade Search Only</text:span></text:p>
          </draw:text-box>
        </draw:frame>
        <draw:rect draw:style-name="gr5" draw:text-style-name="P3" draw:id="id77" draw:layer="layout" svg:width="2.763cm" svg:height="1.281cm" svg:x="70.764cm" svg:y="6.181cm" draw:corner-radius="0.5cm">
          <text:p text:style-name="P2"><text:span text:style-name="T1">conSumList</text:span></text:p>
        </draw:rect>
        <draw:connector draw:style-name="gr1" draw:text-style-name="P1" draw:layer="layout" svg:x1="78.249cm" svg:y1="5.021cm" svg:x2="72.145cm" svg:y2="6.181cm" draw:start-shape="id4" draw:start-glue-point="3" draw:end-shape="id77" draw:end-glue-point="0" svg:d="m78249 5021h-6104v1160">
          <text:p/>
        </draw:connector>
        <draw:rect draw:style-name="gr5" draw:text-style-name="P3" draw:id="id78" draw:layer="layout" svg:width="3.107cm" svg:height="1.281cm" svg:x="62.439cm" svg:y="6.182cm" draw:corner-radius="0.5cm">
          <text:p text:style-name="P2"><text:span text:style-name="T1">conScheduleList</text:span></text:p>
        </draw:rect>
        <draw:connector draw:style-name="gr1" draw:text-style-name="P1" draw:layer="layout" svg:x1="78.249cm" svg:y1="5.021cm" svg:x2="63.992cm" svg:y2="6.182cm" draw:start-shape="id4" draw:start-glue-point="3" draw:end-shape="id78" draw:end-glue-point="0" svg:d="m78249 5021h-14257v1161">
          <text:p/>
        </draw:connector>
        <draw:rect draw:style-name="gr3" draw:text-style-name="P3" draw:id="id79" draw:layer="layout" svg:width="3.963cm" svg:height="1.281cm" svg:x="62.033cm" svg:y="9.082cm" draw:corner-radius="0.5cm">
          <draw:glue-point draw:id="4" svg:x="3.895cm" svg:y="4.925cm"/>
          <draw:glue-point draw:id="5" svg:x="-3.839cm" svg:y="5.003cm"/>
          <text:p text:style-name="P2"><text:span text:style-name="T1">*(5)conSumWODetails</text:span></text:p>
        </draw:rect>
        <draw:connector draw:style-name="gr55" draw:text-style-name="P1" draw:layer="layout" svg:x1="63.992cm" svg:y1="7.463cm" svg:x2="64.014cm" svg:y2="9.082cm" draw:start-shape="id78" draw:start-glue-point="2" draw:end-shape="id79" svg:d="m63992 7463v810h22v809">
          <text:p/>
        </draw:connector>
        <draw:rect draw:style-name="gr8" draw:text-style-name="P3" draw:id="id80" draw:layer="layout" svg:width="3.963cm" svg:height="1.281cm" svg:x="72.662cm" svg:y="9.083cm" draw:corner-radius="0.5cm">
          <draw:glue-point draw:id="4" svg:x="3.895cm" svg:y="4.925cm"/>
          <draw:glue-point draw:id="5" svg:x="-3.839cm" svg:y="5.003cm"/>
          <text:p text:style-name="P2"><text:span text:style-name="T1">*(5)conSumWODetails</text:span></text:p>
        </draw:rect>
        <draw:connector draw:style-name="gr1" draw:text-style-name="P1" draw:layer="layout" svg:x1="73.527cm" svg:y1="6.821cm" svg:x2="74.643cm" svg:y2="9.083cm" draw:start-shape="id77" draw:start-glue-point="1" draw:end-shape="id80" draw:end-glue-point="0" svg:d="m73527 6821h1116v2262">
          <text:p/>
        </draw:connector>
        <draw:rect draw:style-name="gr8" draw:text-style-name="P3" draw:id="id81" draw:layer="layout" svg:width="3.963cm" svg:height="1.281cm" svg:x="67.763cm" svg:y="9.084cm" draw:corner-radius="0.5cm">
          <draw:glue-point draw:id="4" svg:x="3.895cm" svg:y="4.925cm"/>
          <draw:glue-point draw:id="5" svg:x="-3.839cm" svg:y="5.003cm"/>
          <text:p text:style-name="P2"><text:span text:style-name="T1">conSumDefaultDetails</text:span></text:p>
        </draw:rect>
        <draw:connector draw:style-name="gr1" draw:text-style-name="P1" draw:layer="layout" svg:x1="70.764cm" svg:y1="6.821cm" svg:x2="69.744cm" svg:y2="9.084cm" draw:start-shape="id77" draw:start-glue-point="3" draw:end-shape="id81" svg:d="m70764 6821h-1020v2263">
          <text:p/>
        </draw:connector>
        <draw:rect draw:style-name="gr8" draw:text-style-name="P3" draw:id="id83" draw:layer="layout" svg:width="2.449cm" svg:height="1.281cm" svg:x="70.934cm" svg:y="12.029cm" draw:corner-radius="0.5cm">
          <text:p text:style-name="P2"><text:span text:style-name="T1">conSumDate</text:span></text:p>
        </draw:rect>
        <draw:connector draw:style-name="gr1" draw:text-style-name="P1" draw:layer="layout" svg:x1="69.752cm" svg:y1="11.694cm" svg:x2="70.934cm" svg:y2="12.669cm" draw:start-shape="id82" draw:start-glue-point="2" draw:end-shape="id83" draw:end-glue-point="3" svg:d="m69752 11694v975h1182">
          <text:p/>
        </draw:connector>
        <draw:connector draw:style-name="gr1" draw:text-style-name="P1" draw:layer="layout" svg:x1="74.655cm" svg:y1="11.695cm" svg:x2="73.383cm" svg:y2="12.669cm" draw:start-shape="id84" draw:start-glue-point="2" draw:end-shape="id83" draw:end-glue-point="1" svg:d="m74655 11695v974h-1272">
          <text:p/>
        </draw:connector>
        <draw:connector draw:style-name="gr1" draw:text-style-name="P1" draw:layer="layout" svg:x1="72.158cm" svg:y1="13.31cm" svg:x2="78.103cm" svg:y2="37.622cm" draw:start-shape="id83" draw:start-glue-point="2" draw:end-shape="id13" draw:end-glue-point="3" svg:d="m72158 13310v24312h5945">
          <text:p/>
        </draw:connector>
        <draw:connector draw:style-name="gr1" draw:text-style-name="P1" draw:layer="layout" svg:x1="67.124cm" svg:y1="15.038cm" svg:x2="78.103cm" svg:y2="37.622cm" draw:start-shape="id85" draw:start-glue-point="2" draw:end-shape="id13" draw:end-glue-point="3" svg:d="m67124 15038v22584h10979">
          <text:p/>
        </draw:connector>
        <draw:connector draw:style-name="gr1" draw:text-style-name="P1" draw:layer="layout" svg:x1="77.264cm" svg:y1="14.654cm" svg:x2="78.103cm" svg:y2="37.622cm" draw:start-shape="id86" draw:start-glue-point="2" draw:end-shape="id13" draw:end-glue-point="3" svg:d="m77264 14654v22968h839">
          <text:p/>
        </draw:connector>
        <draw:frame draw:style-name="gr56" draw:text-style-name="P3" draw:id="id82" draw:layer="layout" svg:width="1.501cm" svg:height="0.443cm" svg:x="69.002cm" svg:y="11.251cm">
          <draw:text-box>
            <text:p text:style-name="P2"><text:span text:style-name="T1">Actioned</text:span></text:p>
          </draw:text-box>
        </draw:frame>
        <draw:frame draw:style-name="gr57" draw:text-style-name="P3" draw:id="id84" draw:layer="layout" svg:width="1.23cm" svg:height="0.443cm" svg:x="74.04cm" svg:y="11.252cm">
          <draw:text-box>
            <text:p text:style-name="P2"><text:span text:style-name="T1">Cleared</text:span></text:p>
          </draw:text-box>
        </draw:frame>
        <draw:connector draw:style-name="gr23" draw:text-style-name="P1" draw:layer="layout" svg:x1="69.744cm" svg:y1="10.365cm" svg:x2="69.752cm" svg:y2="11.251cm" draw:start-shape="id81" draw:start-glue-point="2" draw:end-shape="id82" draw:end-glue-point="0" svg:d="m69744 10365v493h8v393">
          <text:p/>
        </draw:connector>
        <draw:connector draw:style-name="gr23" draw:text-style-name="P1" draw:layer="layout" svg:x1="74.643cm" svg:y1="10.364cm" svg:x2="74.655cm" svg:y2="11.252cm" draw:start-shape="id80" draw:start-glue-point="2" draw:end-shape="id84" draw:end-glue-point="0" svg:d="m74643 10364v494h12v394">
          <text:p/>
        </draw:connector>
        <draw:frame draw:style-name="gr34" draw:text-style-name="P3" draw:id="id85" draw:layer="layout" svg:width="2.055cm" svg:height="0.823cm" svg:x="66.097cm" svg:y="14.215cm">
          <draw:text-box>
            <text:p text:style-name="P2"><text:span text:style-name="T1">Not Actioned</text:span></text:p>
            <text:p text:style-name="P2"><text:span text:style-name="T1">or Unjustified</text:span></text:p>
          </draw:text-box>
        </draw:frame>
        <draw:connector draw:style-name="gr23" draw:text-style-name="P1" draw:layer="layout" svg:x1="67.763cm" svg:y1="9.724cm" svg:x2="67.12cm" svg:y2="14.215cm" draw:start-shape="id81" draw:start-glue-point="3" draw:end-shape="id85" draw:end-glue-point="0" svg:d="m67763 9724h-643v4491">
          <text:p/>
        </draw:connector>
        <draw:frame draw:style-name="gr56" draw:text-style-name="P3" draw:id="id86" draw:layer="layout" svg:width="1.56cm" svg:height="0.443cm" svg:x="76.484cm" svg:y="14.211cm">
          <draw:text-box>
            <text:p text:style-name="P2"><text:span text:style-name="T1">Cancelled</text:span></text:p>
          </draw:text-box>
        </draw:frame>
        <draw:connector draw:style-name="gr23" draw:text-style-name="P1" draw:layer="layout" svg:x1="76.625cm" svg:y1="9.723cm" svg:x2="77.264cm" svg:y2="14.211cm" draw:start-shape="id80" draw:start-glue-point="1" draw:end-shape="id86" draw:end-glue-point="0" svg:d="m76625 9723h639v4488">
          <text:p/>
        </draw:connector>
        <draw:frame draw:style-name="gr34" draw:text-style-name="P3" draw:layer="layout" svg:width="1.501cm" svg:height="0.823cm" svg:x="69.14cm" svg:y="5.781cm">
          <draw:text-box>
            <text:p text:style-name="P2"><text:span text:style-name="T1">Default</text:span></text:p>
            <text:p text:style-name="P2"><text:span text:style-name="T1">Selected</text:span></text:p>
          </draw:text-box>
        </draw:frame>
        <draw:frame draw:style-name="gr34" draw:text-style-name="P3" draw:layer="layout" svg:width="1.501cm" svg:height="0.823cm" svg:x="73.841cm" svg:y="5.782cm">
          <draw:text-box>
            <text:p text:style-name="P2"><text:span text:style-name="T1">W/O</text:span></text:p>
            <text:p text:style-name="P2"><text:span text:style-name="T1">Selected</text:span></text:p>
          </draw:text-box>
        </draw:frame>
        <draw:rect draw:style-name="gr8" draw:text-style-name="P3" draw:id="id111" draw:layer="layout" svg:width="2.4cm" svg:height="1.281cm" svg:x="32.525cm" svg:y="65.103cm" draw:corner-radius="0.5cm">
          <draw:glue-point draw:id="4" svg:x="4.687cm" svg:y="-3.013cm"/>
          <text:p text:style-name="P2"><text:span text:style-name="T1">*(6)avDetails</text:span></text:p>
        </draw:rect>
        <draw:frame draw:style-name="gr47" draw:text-style-name="P5" draw:layer="layout" svg:width="1.17cm" svg:height="0.823cm" svg:x="28.521cm" svg:y="63.723cm">
          <draw:text-box>
            <text:p text:style-name="P4"><text:span text:style-name="T1">Dart</text:span></text:p>
            <text:p text:style-name="P4"><text:span text:style-name="T1">Service</text:span></text:p>
          </draw:text-box>
        </draw:frame>
        <draw:rect draw:style-name="gr3" draw:text-style-name="P3" draw:id="id87" draw:layer="layout" svg:width="2.196cm" svg:height="1.281cm" svg:x="110.109cm" svg:y="19.806cm" draw:corner-radius="0.5cm">
          <text:p text:style-name="P2"><text:span text:style-name="T1">avMake</text:span></text:p>
        </draw:rect>
        <draw:rect draw:style-name="gr3" draw:text-style-name="P3" draw:id="id88" draw:layer="layout" svg:width="2.496cm" svg:height="1.281cm" svg:x="109.969cm" svg:y="24.009cm" draw:corner-radius="0.5cm">
          <text:p text:style-name="P2"><text:span text:style-name="T1">avAddDetails</text:span></text:p>
        </draw:rect>
        <draw:rect draw:style-name="gr3" draw:text-style-name="P3" draw:id="id89" draw:layer="layout" svg:width="2.196cm" svg:height="1.281cm" svg:x="110.113cm" svg:y="28.733cm" draw:corner-radius="0.5cm">
          <text:p text:style-name="P2"><text:span text:style-name="T1">avStatus</text:span></text:p>
        </draw:rect>
        <draw:connector draw:style-name="gr1" draw:text-style-name="P1" draw:layer="layout" svg:x1="111.207cm" svg:y1="21.087cm" svg:x2="111.217cm" svg:y2="24.009cm" draw:start-shape="id87" draw:start-glue-point="2" draw:end-shape="id88" draw:end-glue-point="0" svg:d="m111207 21087v1461h10v1461">
          <text:p/>
        </draw:connector>
        <draw:connector draw:style-name="gr1" draw:text-style-name="P1" draw:layer="layout" svg:x1="111.217cm" svg:y1="25.29cm" svg:x2="111.211cm" svg:y2="28.733cm" draw:start-shape="id88" draw:start-glue-point="2" draw:end-shape="id89" draw:end-glue-point="0" svg:d="m111217 25290v1722h-6v1721">
          <text:p/>
        </draw:connector>
        <draw:frame draw:style-name="gr58" draw:text-style-name="P3" draw:id="id90" draw:layer="layout" svg:width="2.495cm" svg:height="0.94cm" svg:x="109.962cm" svg:y="17.139cm">
          <draw:text-box>
            <text:p text:style-name="P2"><text:span text:style-name="T1">*(6) AV Service </text:span></text:p>
            <text:p text:style-name="P2"><text:span text:style-name="T1">Module</text:span></text:p>
          </draw:text-box>
        </draw:frame>
        <draw:frame draw:style-name="gr58" draw:text-style-name="P3" draw:id="id91" draw:layer="layout" svg:width="2.305cm" svg:height="0.94cm" svg:x="112.957cm" svg:y="17.083cm">
          <draw:text-box>
            <text:p text:style-name="P2"><text:span text:style-name="T1">Town Warden </text:span></text:p>
            <text:p text:style-name="P2"><text:span text:style-name="T1">Module</text:span></text:p>
          </draw:text-box>
        </draw:frame>
        <draw:connector draw:style-name="gr1" draw:text-style-name="P1" draw:layer="layout" svg:x1="96.797cm" svg:y1="13.468cm" svg:x2="111.212cm" svg:y2="17.139cm" draw:start-shape="id15" draw:start-glue-point="1" draw:end-shape="id90" draw:end-glue-point="0" svg:d="m96797 13468h14415v3671">
          <text:p/>
        </draw:connector>
        <draw:connector draw:style-name="gr1" draw:text-style-name="P1" draw:layer="layout" svg:x1="96.797cm" svg:y1="13.468cm" svg:x2="114.099cm" svg:y2="17.083cm" draw:start-shape="id15" draw:start-glue-point="1" draw:end-shape="id91" draw:end-glue-point="0" svg:d="m96797 13468h17302v3615">
          <text:p/>
        </draw:connector>
        <draw:connector draw:style-name="gr1" draw:text-style-name="P1" draw:layer="layout" svg:x1="111.212cm" svg:y1="18.079cm" svg:x2="111.207cm" svg:y2="19.806cm" draw:start-shape="id90" draw:start-glue-point="2" draw:end-shape="id87" draw:end-glue-point="0" svg:d="m111212 18079v864h-5v863">
          <text:p/>
        </draw:connector>
        <draw:connector draw:style-name="gr1" draw:text-style-name="P1" draw:layer="layout" svg:x1="114.099cm" svg:y1="18.023cm" svg:x2="114.083cm" svg:y2="19.805cm" draw:start-shape="id91" draw:start-glue-point="2" draw:end-shape="id30" draw:end-glue-point="0" svg:d="m114099 18023v891h-16v891">
          <text:p/>
        </draw:connector>
        <draw:connector draw:style-name="gr1" draw:text-style-name="P1" draw:layer="layout" svg:x1="81.859cm" svg:y1="63.15cm" svg:x2="80.603cm" svg:y2="37.622cm" draw:start-shape="id92" draw:end-shape="id13" draw:end-glue-point="1" svg:d="m81859 63150v-25528h-1256">
          <text:p/>
        </draw:connector>
        <draw:rect draw:style-name="gr3" draw:text-style-name="P3" draw:id="id93" draw:layer="layout" svg:width="2.196cm" svg:height="1.281cm" svg:x="97.965cm" svg:y="73.872cm" draw:corner-radius="0.5cm">
          <draw:glue-point draw:id="4" svg:x="-4.512cm" svg:y="-3.981cm"/>
          <text:p text:style-name="P2"><text:span text:style-name="T1">(*7) map</text:span></text:p>
        </draw:rect>
        <draw:connector draw:style-name="gr49" draw:text-style-name="P1" draw:layer="layout" draw:type="line" svg:x1="96.626cm" svg:y1="72.757cm" svg:x2="98.073cm" svg:y2="74.003cm" draw:start-shape="id1" draw:start-glue-point="4" draw:end-shape="id93" draw:end-glue-point="4" svg:d="m96626 72757 1447 1246">
          <text:p/>
        </draw:connector>
        <draw:rect draw:style-name="gr3" draw:text-style-name="P3" draw:id="id109" draw:layer="layout" svg:width="2.195cm" svg:height="1.281cm" svg:x="37.211cm" svg:y="44.389cm" draw:corner-radius="0.5cm">
          <text:p text:style-name="P2"><text:span text:style-name="T1">(*7) map</text:span></text:p>
        </draw:rect>
        <draw:connector draw:style-name="gr49" draw:text-style-name="P1" draw:layer="layout" svg:x1="46.3cm" svg:y1="45.921cm" svg:x2="39.406cm" svg:y2="43.328cm" draw:start-shape="id8" draw:start-glue-point="3" draw:end-shape="id94" draw:end-glue-point="1" svg:d="m46300 45921h-3497v-2593h-3397">
          <text:p/>
        </draw:connector>
        <draw:rect draw:style-name="gr3" draw:text-style-name="P3" draw:id="id96" draw:layer="layout" svg:width="2.733cm" svg:height="1.281cm" svg:x="97.296cm" svg:y="47.82cm" draw:corner-radius="0.5cm">
          <text:p text:style-name="P2"><text:span text:style-name="T1">doorstepFault</text:span></text:p>
        </draw:rect>
        <draw:rect draw:style-name="gr3" draw:text-style-name="P3" draw:id="id95" draw:layer="layout" svg:width="2.733cm" svg:height="1.281cm" svg:x="97.298cm" svg:y="44.042cm" draw:corner-radius="0.5cm">
          <text:p text:style-name="P2"><text:span text:style-name="T1">doorstepSurvey</text:span></text:p>
        </draw:rect>
        <draw:connector draw:style-name="gr1" draw:text-style-name="P1" draw:layer="layout" svg:x1="97.298cm" svg:y1="44.682cm" svg:x2="95.694cm" svg:y2="55.627cm" draw:start-shape="id95" draw:start-glue-point="3" draw:end-shape="id25" draw:end-glue-point="0" svg:d="m97298 44682h-1604v10945">
          <text:p/>
        </draw:connector>
        <draw:connector draw:style-name="gr1" draw:text-style-name="P1" draw:layer="layout" draw:line-skew="5.103cm" svg:x1="95.699cm" svg:y1="23.58cm" svg:x2="98.664cm" svg:y2="44.042cm" draw:start-shape="id24" draw:start-glue-point="2" draw:end-shape="id95" draw:end-glue-point="0" svg:d="m95699 23580v15384h2965v5078">
          <text:p/>
        </draw:connector>
        <draw:frame draw:style-name="gr59" draw:text-style-name="P5" draw:layer="layout" svg:width="2.229cm" svg:height="1.303cm" svg:x="96.256cm" svg:y="39.072cm">
          <draw:text-box>
            <text:p text:style-name="P4"><text:span text:style-name="T1">Specific Fault</text:span></text:p>
            <text:p text:style-name="P4"><text:span text:style-name="T1">Code, </text:span></text:p>
            <text:p text:style-name="P4"><text:span text:style-name="T1">doorstep_fault</text:span></text:p>
          </draw:text-box>
        </draw:frame>
        <draw:connector draw:style-name="gr1" draw:text-style-name="P1" draw:layer="layout" draw:type="line" svg:x1="98.664cm" svg:y1="45.323cm" svg:x2="98.662cm" svg:y2="47.82cm" draw:start-shape="id95" draw:start-glue-point="2" draw:end-shape="id96" draw:end-glue-point="0" svg:d="m98664 45323-2 2497">
          <text:p/>
        </draw:connector>
        <draw:connector draw:style-name="gr1" draw:text-style-name="P1" draw:layer="layout" svg:x1="97.296cm" svg:y1="48.46cm" svg:x2="95.694cm" svg:y2="55.627cm" draw:start-shape="id96" draw:start-glue-point="3" draw:end-shape="id25" draw:end-glue-point="0" svg:d="m97296 48460h-1602v7167">
          <text:p/>
        </draw:connector>
        <draw:frame draw:style-name="gr60" draw:text-style-name="P5" draw:layer="layout" svg:width="1.403cm" svg:height="0.412cm" svg:x="98.068cm" svg:y="46.057cm">
          <draw:text-box>
            <text:p text:style-name="P4"><text:span text:style-name="T1">Default</text:span></text:p>
          </draw:text-box>
        </draw:frame>
        <draw:rect draw:style-name="gr5" draw:text-style-name="P3" draw:id="id97" draw:layer="layout" svg:width="3.107cm" svg:height="1.281cm" svg:x="57.698cm" svg:y="6.183cm" draw:corner-radius="0.5cm">
          <text:p text:style-name="P2"><text:span text:style-name="T1">recMonStreets</text:span></text:p>
        </draw:rect>
        <draw:connector draw:style-name="gr1" draw:text-style-name="P1" draw:layer="layout" svg:x1="78.249cm" svg:y1="5.021cm" svg:x2="59.251cm" svg:y2="6.183cm" draw:start-shape="id4" draw:start-glue-point="3" draw:end-shape="id97" draw:end-glue-point="0" svg:d="m78249 5021h-18998v1162">
          <text:p/>
        </draw:connector>
        <draw:rect draw:style-name="gr3" draw:text-style-name="P3" draw:id="id98" draw:layer="layout" svg:width="3.119cm" svg:height="1.281cm" svg:x="57.675cm" svg:y="9.021cm" draw:corner-radius="0.5cm">
          <draw:glue-point draw:id="4" svg:x="3.895cm" svg:y="4.925cm"/>
          <draw:glue-point draw:id="5" svg:x="-3.839cm" svg:y="5.003cm"/>
          <text:p text:style-name="P2"><text:span text:style-name="T1">recMonProperties</text:span></text:p>
        </draw:rect>
        <draw:connector draw:style-name="gr1" draw:text-style-name="P1" draw:layer="layout" draw:type="line" svg:x1="59.251cm" svg:y1="7.464cm" svg:x2="59.234cm" svg:y2="9.021cm" draw:start-shape="id97" draw:start-glue-point="2" draw:end-shape="id98" draw:end-glue-point="0" svg:d="m59251 7464-17 1557">
          <text:p/>
        </draw:connector>
        <draw:rect draw:style-name="gr8" draw:text-style-name="P3" draw:id="id99" draw:layer="layout" svg:width="3.119cm" svg:height="1.281cm" svg:x="57.676cm" svg:y="11.762cm" draw:corner-radius="0.5cm">
          <draw:glue-point draw:id="4" svg:x="3.895cm" svg:y="4.925cm"/>
          <draw:glue-point draw:id="5" svg:x="-3.839cm" svg:y="5.003cm"/>
          <text:p text:style-name="P2"><text:span text:style-name="T1">recMonSurvey</text:span></text:p>
        </draw:rect>
        <draw:connector draw:style-name="gr1" draw:text-style-name="P1" draw:layer="layout" draw:type="line" svg:x1="59.234cm" svg:y1="10.302cm" svg:x2="59.235cm" svg:y2="11.762cm" draw:start-shape="id98" draw:start-glue-point="2" draw:end-shape="id99" draw:end-glue-point="0" svg:d="m59234 10302 1 1460">
          <text:p/>
        </draw:connector>
        <draw:frame draw:style-name="gr61" draw:text-style-name="P5" draw:layer="layout" svg:width="3.056cm" svg:height="0.823cm" svg:x="56.407cm" svg:y="5.114cm">
          <draw:text-box>
            <text:p text:style-name="P4"><text:span text:style-name="T1">Recycling Monitor </text:span></text:p>
            <text:p text:style-name="P4"><text:span text:style-name="T1">module</text:span></text:p>
          </draw:text-box>
        </draw:frame>
        <draw:rect draw:style-name="gr3" draw:text-style-name="P3" draw:id="id112" draw:layer="layout" svg:width="2.4cm" svg:height="1.281cm" svg:x="34.882cm" svg:y="63.204cm" draw:corner-radius="0.5cm">
          <draw:glue-point draw:id="4" svg:x="-4.704cm" svg:y="3.372cm"/>
          <text:p text:style-name="P2"><text:span text:style-name="T1">avHist</text:span></text:p>
        </draw:rect>
        <draw:rect draw:style-name="gr3" draw:text-style-name="P3" draw:id="id56" draw:layer="layout" svg:width="3.168cm" svg:height="1.456cm" svg:x="2.654cm" svg:y="67.851cm" draw:corner-radius="0.5cm">
          <draw:glue-point draw:id="4" svg:x="4.93cm" svg:y="-2.396cm"/>
          <draw:glue-point draw:id="5" svg:x="4.857cm" svg:y="3.276cm"/>
          <text:p text:style-name="P2"><text:span text:style-name="T1">surveyAddDefault</text:span></text:p>
        </draw:rect>
        <draw:connector draw:style-name="gr1" draw:text-style-name="P1" draw:layer="layout" svg:x1="4.238cm" svg:y1="69.307cm" svg:x2="4.238cm" svg:y2="71.502cm" draw:start-shape="id56" draw:start-glue-point="2" draw:end-shape="id100" draw:end-glue-point="0" svg:d="m4238 69307v2195">
          <text:p/>
        </draw:connector>
        <draw:connector draw:style-name="gr1" draw:text-style-name="P1" draw:layer="layout" svg:x1="22.927cm" svg:y1="64.992cm" svg:x2="39.784cm" svg:y2="53.637cm" draw:start-shape="id101" draw:start-glue-point="0" draw:end-shape="id20" draw:end-glue-point="3" svg:d="m22927 64992v-11355h16857">
          <text:p/>
        </draw:connector>
        <draw:connector draw:style-name="gr1" draw:text-style-name="P1" draw:layer="layout" svg:x1="28.258cm" svg:y1="49.606cm" svg:x2="28.256cm" svg:y2="65.117cm" draw:start-shape="id18" draw:start-glue-point="2" draw:end-shape="id102" draw:end-glue-point="0" svg:d="m28258 49606v7706h-2v7805">
          <text:p/>
        </draw:connector>
        <draw:connector draw:style-name="gr1" draw:text-style-name="P1" draw:layer="layout" svg:x1="22.927cm" svg:y1="66.273cm" svg:x2="79.353cm" svg:y2="38.263cm" draw:start-shape="id101" draw:start-glue-point="2" draw:end-shape="id13" draw:end-glue-point="2" svg:d="m22927 66273v600h56426v-28610">
          <text:p/>
        </draw:connector>
        <draw:connector draw:style-name="gr1" draw:text-style-name="P1" draw:layer="layout" svg:x1="94.599cm" svg:y1="72.227cm" svg:x2="79.353cm" svg:y2="38.263cm" draw:start-shape="id1" draw:start-glue-point="3" draw:end-shape="id13" draw:end-glue-point="2" svg:d="m94599 72227h-15246v-33964">
          <text:p/>
        </draw:connector>
        <draw:frame draw:style-name="gr62" draw:text-style-name="P7" draw:layer="layout" svg:width="1.115cm" svg:height="0.473cm" svg:x="60.294cm" svg:y="73.324cm">
          <draw:text-box>
            <text:p text:style-name="P6"><text:span text:style-name="T1">Default</text:span></text:p>
          </draw:text-box>
        </draw:frame>
        <draw:circle draw:style-name="gr2" draw:text-style-name="P1" draw:layer="layout" svg:width="0.424cm" svg:height="0.424cm" svg:x="13.536cm" svg:y="65.413cm">
          <text:p/>
        </draw:circle>
        <draw:circle draw:style-name="gr2" draw:text-style-name="P1" draw:layer="layout" svg:width="0.424cm" svg:height="0.424cm" svg:x="15.636cm" svg:y="65.413cm">
          <text:p/>
        </draw:circle>
        <draw:circle draw:style-name="gr2" draw:text-style-name="P1" draw:layer="layout" svg:width="0.424cm" svg:height="0.424cm" svg:x="17.872cm" svg:y="65.413cm">
          <text:p/>
        </draw:circle>
        <draw:rect draw:style-name="gr63" draw:text-style-name="P3" draw:id="id13" draw:layer="layout" svg:width="2.5cm" svg:height="1.281cm" svg:x="78.103cm" svg:y="36.982cm" draw:corner-radius="0.5cm">
          <text:p text:style-name="P2"><text:span text:style-name="T1">updateStatus</text:span></text:p>
        </draw:rect>
        <draw:connector draw:style-name="gr64" draw:text-style-name="P1" draw:layer="layout" svg:x1="5.822cm" svg:y1="72.23cm" svg:x2="79.353cm" svg:y2="38.263cm" draw:start-shape="id100" draw:start-glue-point="1" draw:end-shape="id13" draw:end-glue-point="2" svg:d="m5822 72230h73531v-33967">
          <text:p/>
        </draw:connector>
        <draw:frame draw:style-name="gr46" draw:text-style-name="P7" draw:layer="layout" svg:width="2.745cm" svg:height="2.724cm" svg:x="49.54cm" svg:y="61.062cm">
          <draw:text-box>
            <text:p text:style-name="P6"><text:span text:style-name="T1">Add Works Order</text:span></text:p>
            <text:p text:style-name="P6"><text:span text:style-name="T1">from avDetails,</text:span></text:p>
            <text:p text:style-name="P6"><text:span text:style-name="T1">DefectDetails,</text:span></text:p>
            <text:p text:style-name="P6"><text:span text:style-name="T1">GraffDetails,</text:span></text:p>
            <text:p text:style-name="P6"><text:span text:style-name="T1">flyCapUpdate or</text:span></text:p>
            <text:p text:style-name="P6"><text:span text:style-name="T1">a sample/inspect</text:span></text:p>
            <text:p text:style-name="P6"><text:span text:style-name="T1">complaint</text:span></text:p>
          </draw:text-box>
        </draw:frame>
        <draw:frame draw:style-name="gr46" draw:text-style-name="P7" draw:layer="layout" svg:width="2.745cm" svg:height="0.412cm" svg:x="107.235cm" svg:y="28.815cm">
          <draw:text-box>
            <text:p text:style-name="P6"><text:span text:style-name="T1">Add Works Order</text:span></text:p>
          </draw:text-box>
        </draw:frame>
        <draw:circle draw:style-name="gr2" draw:text-style-name="P1" draw:layer="layout" svg:width="0.424cm" svg:height="0.424cm" svg:x="61.321cm" svg:y="60.684cm">
          <text:p/>
        </draw:circle>
        <draw:circle draw:style-name="gr2" draw:text-style-name="P1" draw:layer="layout" svg:width="0.424cm" svg:height="0.424cm" svg:x="13.536cm" svg:y="53.419cm">
          <text:p/>
        </draw:circle>
        <draw:circle draw:style-name="gr2" draw:text-style-name="P1" draw:layer="layout" svg:width="0.424cm" svg:height="0.424cm" svg:x="15.636cm" svg:y="53.419cm">
          <text:p/>
        </draw:circle>
        <draw:circle draw:style-name="gr2" draw:text-style-name="P1" draw:layer="layout" svg:width="0.424cm" svg:height="0.424cm" svg:x="17.836cm" svg:y="53.419cm">
          <text:p/>
        </draw:circle>
        <draw:connector draw:style-name="gr1" draw:text-style-name="P1" draw:layer="layout" draw:line-skew="5.134cm" svg:x1="108.45cm" svg:y1="41.893cm" svg:x2="96.795cm" svg:y2="72.227cm" draw:start-shape="id37" draw:start-glue-point="1" draw:end-shape="id1" draw:end-glue-point="1" svg:d="m108450 41893h5635v30334h-17290">
          <text:p/>
        </draw:connector>
        <draw:frame draw:style-name="gr65" draw:text-style-name="P5" draw:layer="layout" svg:width="1.007cm" svg:height="0.427cm" svg:x="91.408cm" svg:y="47.476cm">
          <draw:text-box>
            <text:p text:style-name="P4"><text:span text:style-name="T1">Text</text:span></text:p>
          </draw:text-box>
        </draw:frame>
        <draw:frame draw:style-name="gr66" draw:text-style-name="P5" draw:id="id92" draw:layer="layout" svg:width="2.665cm" svg:height="3.891cm" svg:x="80.527cm" svg:y="63.15cm">
          <draw:text-box>
            <text:p text:style-name="P4"><text:span text:style-name="T1">Works Order</text:span></text:p>
            <text:p text:style-name="P4"><text:span text:style-name="T1">Added from</text:span></text:p>
            <text:p text:style-name="P4"><text:span text:style-name="T1">avDetails,</text:span></text:p>
            <text:p text:style-name="P4"><text:span text:style-name="T1">DefectDetails or</text:span></text:p>
            <text:p text:style-name="P4"><text:span text:style-name="T1">a sample/inspect</text:span></text:p>
            <text:p text:style-name="P4"><text:span text:style-name="T1">Complaint, or a </text:span></text:p>
            <text:p text:style-name="P4"><text:span text:style-name="T1">Hway statutory</text:span></text:p>
            <text:p text:style-name="P4"><text:span text:style-name="T1">Item added via</text:span></text:p>
            <text:p text:style-name="P4"><text:span text:style-name="T1">the sched/Comp </text:span></text:p>
            <text:p text:style-name="P4"><text:span text:style-name="T1">route.</text:span></text:p>
          </draw:text-box>
        </draw:frame>
        <draw:frame draw:style-name="gr46" draw:text-style-name="P7" draw:layer="layout" svg:width="2.745cm" svg:height="2.724cm" svg:x="72.151cm" svg:y="61.154cm">
          <draw:text-box>
            <text:p text:style-name="P6"><text:span text:style-name="T1">Add Works Order</text:span></text:p>
            <text:p text:style-name="P6"><text:span text:style-name="T1">from avDetails,</text:span></text:p>
            <text:p text:style-name="P6"><text:span text:style-name="T1">DefectDetails,</text:span></text:p>
            <text:p text:style-name="P6"><text:span text:style-name="T1">GraffDetails,</text:span></text:p>
            <text:p text:style-name="P6"><text:span text:style-name="T1">flyCapUpdate or</text:span></text:p>
            <text:p text:style-name="P6"><text:span text:style-name="T1">a sample/inspect</text:span></text:p>
            <text:p text:style-name="P6"><text:span text:style-name="T1">complaint</text:span></text:p>
          </draw:text-box>
        </draw:frame>
        <draw:frame draw:style-name="gr17" draw:text-style-name="P5" draw:layer="layout" svg:width="1.007cm" svg:height="0.412cm" svg:x="97.238cm" svg:y="56.507cm">
          <draw:text-box>
            <text:p text:style-name="P4"><text:span text:style-name="T1">Yes</text:span></text:p>
          </draw:text-box>
        </draw:frame>
        <draw:frame draw:style-name="gr67" draw:text-style-name="P5" draw:layer="layout" svg:width="0.581cm" svg:height="0.412cm" svg:x="95.868cm" svg:y="57.117cm">
          <draw:text-box>
            <text:p text:style-name="P4"><text:span text:style-name="T1">No</text:span></text:p>
          </draw:text-box>
        </draw:frame>
        <draw:connector draw:style-name="gr1" draw:text-style-name="P1" draw:layer="layout" svg:x1="95.694cm" svg:y1="56.908cm" svg:x2="95.697cm" svg:y2="71.587cm" draw:start-shape="id25" draw:start-glue-point="2" draw:end-shape="id1" draw:end-glue-point="0" svg:d="m95694 56908v7290h3v7389">
          <text:p/>
        </draw:connector>
        <draw:connector draw:style-name="gr1" draw:text-style-name="P1" draw:layer="layout" svg:x1="97.045cm" svg:y1="56.267cm" svg:x2="101.264cm" svg:y2="56.277cm" draw:start-shape="id25" draw:start-glue-point="1" draw:end-shape="id34" draw:end-glue-point="3" svg:d="m97045 56267h2110v10h2109">
          <text:p/>
        </draw:connector>
        <draw:frame draw:style-name="gr17" draw:text-style-name="P5" draw:layer="layout" svg:width="2.004cm" svg:height="0.779cm" svg:x="102.739cm" svg:y="44.031cm">
          <draw:text-box>
            <text:p text:style-name="P4"><text:span text:style-name="T1">Add</text:span></text:p>
            <text:p text:style-name="P4"><text:span text:style-name="T1">Enforcement</text:span></text:p>
          </draw:text-box>
        </draw:frame>
        <draw:connector draw:style-name="gr1" draw:text-style-name="P1" draw:layer="layout" draw:line-skew="-12.385cm" svg:x1="111.211cm" svg:y1="30.014cm" svg:x2="95.694cm" svg:y2="55.627cm" draw:start-shape="id89" draw:start-glue-point="2" draw:end-shape="id25" draw:end-glue-point="0" svg:d="m111211 30014v422h-15517v25191">
          <text:p/>
        </draw:connector>
        <draw:rect draw:style-name="gr3" draw:text-style-name="P3" draw:id="id103" draw:layer="layout" svg:width="2.176cm" svg:height="1.281cm" svg:x="91.2cm" svg:y="14.122cm" draw:corner-radius="0.5cm">
          <text:p text:style-name="P2"><text:span text:style-name="T1">treesList</text:span></text:p>
        </draw:rect>
        <draw:rect draw:style-name="gr68" draw:text-style-name="P3" draw:id="id133" draw:layer="layout" svg:width="2.195cm" svg:height="1.281cm" svg:x="87.2cm" svg:y="13.248cm" draw:corner-radius="0.5cm">
          <text:p text:style-name="P2"><text:span text:style-name="T1">treeDetails</text:span></text:p>
        </draw:rect>
        <draw:connector draw:style-name="gr1" draw:text-style-name="P1" draw:layer="layout" svg:x1="94.601cm" svg:y1="13.468cm" svg:x2="92.288cm" svg:y2="14.122cm" draw:start-shape="id15" draw:start-glue-point="3" draw:end-shape="id103" draw:end-glue-point="0" svg:d="m94601 13468h-2313v654">
          <text:p/>
        </draw:connector>
        <draw:frame draw:style-name="gr69" draw:text-style-name="P5" draw:layer="layout" svg:width="1.334cm" svg:height="0.779cm" svg:x="92.382cm" svg:y="12.495cm">
          <draw:text-box>
            <text:p text:style-name="P4"><text:span text:style-name="T1"><text:s/></text:span><text:span text:style-name="T1">Trees</text:span></text:p>
            <text:p text:style-name="P4"><text:span text:style-name="T1">Service</text:span></text:p>
          </draw:text-box>
        </draw:frame>
        <draw:rect draw:style-name="gr3" draw:text-style-name="P3" draw:id="id110" draw:layer="layout" svg:width="3.407cm" svg:height="1.281cm" svg:x="36.6cm" svg:y="46.048cm" draw:corner-radius="0.5cm">
          <text:p text:style-name="P2"><text:span text:style-name="T1">compTreeDertails</text:span></text:p>
        </draw:rect>
        <draw:rect draw:style-name="gr3" draw:text-style-name="P3" draw:id="id104" draw:layer="layout" svg:width="2.196cm" svg:height="1.281cm" svg:x="89.732cm" svg:y="25.382cm" draw:corner-radius="0.5cm">
          <text:p text:style-name="P2"><text:span text:style-name="T1">addDefect</text:span></text:p>
        </draw:rect>
        <draw:rect draw:style-name="gr3" draw:text-style-name="P3" draw:id="id105" draw:layer="layout" svg:width="2.196cm" svg:height="1.281cm" svg:x="86.225cm" svg:y="25.367cm" draw:corner-radius="0.5cm">
          <text:p text:style-name="P2"><text:span text:style-name="T1">defectSize</text:span></text:p>
        </draw:rect>
        <draw:rect draw:style-name="gr3" draw:text-style-name="P3" draw:id="id106" draw:layer="layout" svg:width="2.196cm" svg:height="1.281cm" svg:x="82.888cm" svg:y="25.371cm" draw:corner-radius="0.5cm">
          <text:p text:style-name="P2"><text:span text:style-name="T1">defectDetails</text:span></text:p>
        </draw:rect>
        <draw:connector draw:style-name="gr1" draw:text-style-name="P1" draw:layer="layout" svg:x1="95.699cm" svg:y1="23.58cm" svg:x2="91.928cm" svg:y2="26.022cm" draw:start-shape="id24" draw:start-glue-point="2" draw:end-shape="id104" draw:end-glue-point="1" svg:d="m95699 23580v2442h-3771">
          <text:p/>
        </draw:connector>
        <draw:connector draw:style-name="gr1" draw:text-style-name="P1" draw:layer="layout" svg:x1="89.732cm" svg:y1="26.022cm" svg:x2="88.421cm" svg:y2="26.007cm" draw:start-shape="id104" draw:start-glue-point="3" draw:end-shape="id105" draw:end-glue-point="1" svg:d="m89732 26022h-655v-15h-656">
          <text:p/>
        </draw:connector>
        <draw:connector draw:style-name="gr1" draw:text-style-name="P1" draw:layer="layout" svg:x1="86.225cm" svg:y1="26.007cm" svg:x2="85.084cm" svg:y2="26.011cm" draw:start-shape="id105" draw:start-glue-point="3" draw:end-shape="id106" draw:end-glue-point="1" svg:d="m86225 26007h-570v4h-571">
          <text:p/>
        </draw:connector>
        <draw:frame draw:style-name="gr70" draw:text-style-name="P5" draw:layer="layout" svg:width="0.816cm" svg:height="0.412cm" svg:x="88.687cm" svg:y="25.32cm">
          <draw:text-box>
            <text:p text:style-name="P4"><text:span text:style-name="T1">Yes</text:span></text:p>
          </draw:text-box>
        </draw:frame>
        <draw:connector draw:style-name="gr1" draw:text-style-name="P1" draw:layer="layout" draw:line-skew="-13.374cm" svg:x1="90.83cm" svg:y1="26.663cm" svg:x2="95.694cm" svg:y2="55.627cm" draw:start-shape="id104" draw:start-glue-point="2" draw:end-shape="id25" draw:end-glue-point="0" svg:d="m90830 26663v1108h4864v27856">
          <text:p/>
        </draw:connector>
        <draw:frame draw:style-name="gr71" draw:text-style-name="P5" draw:layer="layout" svg:width="2.665cm" svg:height="1.946cm" svg:x="91.068cm" svg:y="27.25cm">
          <draw:text-box>
            <text:p text:style-name="P4"><text:span text:style-name="T1">No</text:span></text:p>
            <text:p text:style-name="P4"><text:span text:style-name="T1"/></text:p>
            <text:p text:style-name="P4"><text:span text:style-name="T1">If Action was</text:span></text:p>
            <text:p text:style-name="P4"><text:span text:style-name="T1">Works order, it is</text:span></text:p>
            <text:p text:style-name="P4"><text:span text:style-name="T1">reset to Hold.</text:span></text:p>
          </draw:text-box>
        </draw:frame>
        <draw:rect draw:style-name="gr3" draw:text-style-name="P3" draw:id="id107" draw:layer="layout" svg:width="2.195cm" svg:height="1.281cm" svg:x="19.251cm" svg:y="57.791cm" draw:corner-radius="0.5cm">
          <text:p text:style-name="P2"><text:span text:style-name="T1">defectSize</text:span></text:p>
        </draw:rect>
        <draw:rect draw:style-name="gr10" draw:text-style-name="P3" draw:id="id108" draw:layer="layout" svg:width="2.353cm" svg:height="1.281cm" svg:x="19.169cm" svg:y="60.266cm" draw:corner-radius="0.5cm">
          <text:p text:style-name="P2"><text:span text:style-name="T1">defectDetails</text:span></text:p>
        </draw:rect>
        <draw:connector draw:style-name="gr1" draw:text-style-name="P1" draw:layer="layout" draw:line-skew="-0.052cm" svg:x1="20.348cm" svg:y1="59.072cm" svg:x2="20.345cm" svg:y2="60.266cm" draw:start-shape="id107" draw:start-glue-point="2" draw:end-shape="id108" draw:end-glue-point="0" svg:d="m20348 59072v496h-3v698">
          <text:p/>
        </draw:connector>
        <draw:frame draw:style-name="gr72" draw:text-style-name="P5" draw:layer="layout" svg:width="2.855cm" svg:height="0.889cm" svg:x="87.061cm" svg:y="23.619cm">
          <draw:text-box>
            <text:p text:style-name="P4"><text:span text:style-name="T1">Trees Service and</text:span></text:p>
            <text:p text:style-name="P4"><text:span text:style-name="T1">No Further Action</text:span></text:p>
          </draw:text-box>
        </draw:frame>
        <draw:connector draw:style-name="gr49" draw:text-style-name="P1" draw:layer="layout" svg:x1="39.406cm" svg:y1="45.029cm" svg:x2="46.3cm" svg:y2="45.921cm" draw:start-shape="id109" draw:start-glue-point="1" draw:end-shape="id8" draw:end-glue-point="3" svg:d="m39406 45029h3397v892h3497">
          <text:p/>
        </draw:connector>
        <draw:connector draw:style-name="gr49" draw:text-style-name="P1" draw:layer="layout" draw:line-skew="-0.307cm" svg:x1="40.007cm" svg:y1="46.688cm" svg:x2="46.3cm" svg:y2="45.921cm" draw:start-shape="id110" draw:start-glue-point="1" draw:end-shape="id8" draw:end-glue-point="3" svg:d="m40007 46688h2790v-767h3503">
          <text:p/>
        </draw:connector>
        <draw:connector draw:style-name="gr49" draw:text-style-name="P1" draw:layer="layout" svg:x1="29.935cm" svg:y1="45.919cm" svg:x2="37.211cm" svg:y2="43.328cm" draw:start-shape="id7" draw:start-glue-point="1" draw:end-shape="id94" draw:end-glue-point="3" svg:d="m29935 45919h3688v-2591h3588">
          <text:p/>
        </draw:connector>
        <draw:connector draw:style-name="gr49" draw:text-style-name="P1" draw:layer="layout" svg:x1="29.935cm" svg:y1="45.919cm" svg:x2="37.211cm" svg:y2="45.029cm" draw:start-shape="id7" draw:start-glue-point="1" draw:end-shape="id109" draw:end-glue-point="3" svg:d="m29935 45919h3688v-890h3588">
          <text:p/>
        </draw:connector>
        <draw:connector draw:style-name="gr49" draw:text-style-name="P1" draw:layer="layout" draw:line-skew="0.311cm" svg:x1="29.935cm" svg:y1="45.919cm" svg:x2="36.6cm" svg:y2="46.688cm" draw:start-shape="id7" draw:start-glue-point="1" draw:end-shape="id110" draw:end-glue-point="3" svg:d="m29935 45919h3694v769h2971">
          <text:p/>
        </draw:connector>
        <draw:circle draw:style-name="gr2" draw:text-style-name="P1" draw:layer="layout" svg:width="0.424cm" svg:height="0.424cm" svg:x="81.621cm" svg:y="60.683cm">
          <text:p/>
        </draw:circle>
        <draw:circle draw:style-name="gr2" draw:text-style-name="P1" draw:layer="layout" svg:width="0.424cm" svg:height="0.424cm" svg:x="13.536cm" svg:y="68.852cm">
          <text:p/>
        </draw:circle>
        <draw:circle draw:style-name="gr2" draw:text-style-name="P1" draw:layer="layout" svg:width="0.424cm" svg:height="0.424cm" svg:x="15.636cm" svg:y="68.852cm">
          <text:p/>
        </draw:circle>
        <draw:circle draw:style-name="gr2" draw:text-style-name="P1" draw:layer="layout" svg:width="0.424cm" svg:height="0.424cm" svg:x="17.872cm" svg:y="68.852cm">
          <text:p/>
        </draw:circle>
        <draw:circle draw:style-name="gr2" draw:text-style-name="P1" draw:layer="layout" svg:width="0.424cm" svg:height="0.424cm" svg:x="40.636cm" svg:y="60.686cm">
          <text:p/>
        </draw:circle>
        <draw:circle draw:style-name="gr2" draw:text-style-name="P1" draw:layer="layout" svg:width="0.424cm" svg:height="0.424cm" svg:x="22.736cm" svg:y="60.686cm">
          <text:p/>
        </draw:circle>
        <draw:connector draw:style-name="gr1" draw:text-style-name="P1" draw:layer="layout" draw:line-skew="5.249cm" svg:x1="33.725cm" svg:y1="66.384cm" svg:x2="79.353cm" svg:y2="38.263cm" draw:start-shape="id111" draw:start-glue-point="2" draw:end-shape="id13" draw:end-glue-point="2" svg:d="m33725 66384v5849h45628v-33970">
          <text:p/>
        </draw:connector>
        <draw:connector draw:style-name="gr1" draw:text-style-name="P1" draw:layer="layout" draw:line-skew="5.235cm" svg:x1="28.256cm" svg:y1="66.398cm" svg:x2="79.353cm" svg:y2="38.263cm" draw:start-shape="id102" draw:start-glue-point="2" draw:end-shape="id13" draw:end-glue-point="2" svg:d="m28256 66398v5835h51097v-33970">
          <text:p/>
        </draw:connector>
        <draw:connector draw:style-name="gr1" draw:text-style-name="P1" draw:layer="layout" draw:type="lines" draw:line-skew="12.906cm" svg:x1="28.258cm" svg:y1="49.606cm" svg:x2="24.127cm" svg:y2="65.632cm" draw:start-shape="id18" draw:start-glue-point="2" draw:end-shape="id101" draw:end-glue-point="1" svg:d="m28258 49606v13406l-3531 2620h-600">
          <text:p/>
        </draw:connector>
        <draw:connector draw:style-name="gr1" draw:text-style-name="P1" draw:layer="layout" draw:type="lines" draw:line-skew="12.906cm" svg:x1="28.258cm" svg:y1="49.606cm" svg:x2="32.525cm" svg:y2="65.743cm" draw:start-shape="id18" draw:start-glue-point="2" draw:end-shape="id111" draw:end-glue-point="3" svg:d="m28258 49606v13406l3667 2731h600">
          <text:p/>
        </draw:connector>
        <draw:circle draw:style-name="gr2" draw:text-style-name="P1" draw:layer="layout" svg:width="0.424cm" svg:height="0.424cm" svg:x="28.036cm" svg:y="60.686cm">
          <text:p/>
        </draw:circle>
        <draw:connector draw:style-name="gr49" draw:text-style-name="P1" draw:layer="layout" svg:x1="34.925cm" svg:y1="65.743cm" svg:x2="36.082cm" svg:y2="64.485cm" draw:start-shape="id111" draw:start-glue-point="1" draw:end-shape="id112" draw:end-glue-point="2" svg:d="m34925 65743h1157v-1258">
          <text:p/>
        </draw:connector>
        <draw:connector draw:style-name="gr1" draw:text-style-name="P1" draw:layer="layout" draw:type="lines" draw:line-skew="0.324cm -31.694cm" svg:x1="83.986cm" svg:y1="26.652cm" svg:x2="84.954cm" svg:y2="60.265cm" draw:start-shape="id106" draw:start-glue-point="2" draw:end-shape="id71" draw:end-glue-point="0" svg:d="m83986 26652v825l968 593v32195">
          <text:p/>
        </draw:connector>
        <draw:connector draw:style-name="gr1" draw:text-style-name="P1" draw:layer="layout" svg:x1="33.725cm" svg:y1="65.103cm" svg:x2="83.856cm" svg:y2="60.905cm" draw:start-shape="id111" draw:start-glue-point="0" draw:end-shape="id71" draw:end-glue-point="3" svg:d="m33725 65103v-4198h50131">
          <text:p/>
        </draw:connector>
        <draw:frame draw:style-name="gr46" draw:text-style-name="P7" draw:layer="layout" svg:width="1.115cm" svg:height="0.412cm" svg:x="42.693cm" svg:y="53.067cm">
          <draw:text-box>
            <text:p text:style-name="P6"><text:span text:style-name="T1">Default</text:span></text:p>
          </draw:text-box>
        </draw:frame>
        <draw:circle draw:style-name="gr2" draw:text-style-name="P1" draw:layer="layout" svg:width="0.424cm" svg:height="0.424cm" svg:x="33.529cm" svg:y="68.861cm">
          <text:p/>
        </draw:circle>
        <draw:circle draw:style-name="gr2" draw:text-style-name="P1" draw:layer="layout" svg:width="0.424cm" svg:height="0.424cm" svg:x="28.069cm" svg:y="68.852cm">
          <text:p/>
        </draw:circle>
        <draw:connector draw:style-name="gr1" draw:text-style-name="P1" draw:layer="layout" draw:line-skew="-10.712cm" svg:x1="5.799cm" svg:y1="68.231cm" svg:x2="39.784cm" svg:y2="53.637cm" draw:start-shape="id56" draw:start-glue-point="4" draw:end-shape="id20" draw:end-glue-point="3" svg:d="m5799 68231h6292v-14594h27693">
          <text:p/>
        </draw:connector>
        <draw:frame draw:style-name="gr47" draw:text-style-name="P5" draw:layer="layout" svg:width="1.272cm" svg:height="1.557cm" svg:x="21.5cm" svg:y="62.5cm">
          <draw:text-box>
            <text:p text:style-name="P4"><text:span text:style-name="T1">Ad-Hoc </text:span></text:p>
            <text:p text:style-name="P4"><text:span text:style-name="T1">Survey</text:span></text:p>
            <text:p text:style-name="P4"><text:span text:style-name="T1">Auto </text:span></text:p>
            <text:p text:style-name="P4"><text:span text:style-name="T1">Default</text:span></text:p>
          </draw:text-box>
        </draw:frame>
        <draw:frame draw:style-name="gr47" draw:text-style-name="P5" draw:layer="layout" svg:width="2.352cm" svg:height="0.823cm" svg:x="9.64cm" svg:y="67.069cm">
          <draw:text-box>
            <text:p text:style-name="P4"><text:span text:style-name="T1">Ad-Hoc Survey</text:span></text:p>
            <text:p text:style-name="P4"><text:span text:style-name="T1">Auto Default</text:span></text:p>
          </draw:text-box>
        </draw:frame>
        <draw:frame draw:style-name="gr47" draw:text-style-name="P5" draw:layer="layout" svg:width="2.352cm" svg:height="0.823cm" svg:x="34.44cm" svg:y="67.869cm">
          <draw:text-box>
            <text:p text:style-name="P4"><text:span text:style-name="T1">Ad-Hoc Survey</text:span></text:p>
            <text:p text:style-name="P4"><text:span text:style-name="T1">Auto Default</text:span></text:p>
          </draw:text-box>
        </draw:frame>
        <draw:rect draw:style-name="gr3" draw:text-style-name="P3" draw:id="id113" draw:layer="layout" svg:width="2.195cm" svg:height="1.281cm" svg:x="37.211cm" svg:y="40.988cm" draw:corner-radius="0.5cm">
          <text:p text:style-name="P2"><text:span text:style-name="T1">tradeDetails</text:span></text:p>
        </draw:rect>
        <draw:connector draw:style-name="gr49" draw:text-style-name="P1" draw:layer="layout" svg:x1="46.3cm" svg:y1="45.921cm" svg:x2="39.406cm" svg:y2="41.628cm" draw:start-shape="id8" draw:start-glue-point="3" draw:end-shape="id113" draw:end-glue-point="1" svg:d="m46300 45921h-3497v-4293h-3397">
          <text:p/>
        </draw:connector>
        <draw:connector draw:style-name="gr49" draw:text-style-name="P1" draw:layer="layout" svg:x1="29.935cm" svg:y1="45.919cm" svg:x2="37.211cm" svg:y2="41.628cm" draw:start-shape="id7" draw:start-glue-point="1" draw:end-shape="id113" draw:end-glue-point="3" svg:d="m29935 45919h3688v-4291h3588">
          <text:p/>
        </draw:connector>
        <draw:rect draw:style-name="gr5" draw:text-style-name="P3" draw:id="id114" draw:layer="layout" svg:width="3.107cm" svg:height="1.281cm" svg:x="62.44cm" svg:y="6.183cm" draw:corner-radius="0.5cm">
          <text:p text:style-name="P2"><text:span text:style-name="T1">conScheduleList</text:span></text:p>
        </draw:rect>
        <draw:rect draw:style-name="gr3" draw:text-style-name="P3" draw:id="id115" draw:layer="layout" svg:width="3.963cm" svg:height="1.281cm" svg:x="62.034cm" svg:y="9.083cm" draw:corner-radius="0.5cm">
          <draw:glue-point draw:id="4" svg:x="3.895cm" svg:y="4.925cm"/>
          <draw:glue-point draw:id="5" svg:x="-3.839cm" svg:y="5.003cm"/>
          <text:p text:style-name="P2"><text:span text:style-name="T1">*(5)conSumWODetails</text:span></text:p>
        </draw:rect>
        <draw:connector draw:style-name="gr55" draw:text-style-name="P1" draw:layer="layout" svg:x1="63.993cm" svg:y1="7.464cm" svg:x2="64.015cm" svg:y2="9.083cm" draw:start-shape="id114" draw:start-glue-point="2" draw:end-shape="id115" svg:d="m63993 7464v810h22v809">
          <text:p/>
        </draw:connector>
        <draw:rect draw:style-name="gr4" draw:text-style-name="P3" draw:id="id116" draw:layer="layout" svg:width="3.107cm" svg:height="1.281cm" svg:x="48.54cm" svg:y="8.983cm" draw:corner-radius="0.5cm">
          <text:p text:style-name="P2"><text:span text:style-name="T1">enfList</text:span></text:p>
        </draw:rect>
        <draw:rect draw:style-name="gr10" draw:text-style-name="P3" draw:id="id117" draw:layer="layout" svg:width="3.963cm" svg:height="1.281cm" svg:x="48.134cm" svg:y="11.783cm" draw:corner-radius="0.5cm">
          <draw:glue-point draw:id="4" svg:x="3.895cm" svg:y="4.925cm"/>
          <draw:glue-point draw:id="5" svg:x="-3.839cm" svg:y="5.003cm"/>
          <text:p text:style-name="P2"><text:span text:style-name="T1">*(9)enfDetails</text:span></text:p>
        </draw:rect>
        <draw:connector draw:style-name="gr55" draw:text-style-name="P1" draw:layer="layout" svg:x1="50.093cm" svg:y1="10.264cm" svg:x2="50.115cm" svg:y2="11.783cm" draw:start-shape="id116" draw:start-glue-point="2" draw:end-shape="id117" svg:d="m50093 10264v710h22v809">
          <text:p/>
        </draw:connector>
        <draw:rect draw:style-name="gr3" draw:text-style-name="P3" draw:id="id2" draw:layer="layout" svg:width="3.963cm" svg:height="1.281cm" svg:x="48.135cm" svg:y="14.484cm" draw:corner-radius="0.5cm">
          <draw:glue-point draw:id="4" svg:x="3.895cm" svg:y="4.925cm"/>
          <draw:glue-point draw:id="5" svg:x="-3.839cm" svg:y="5.003cm"/>
          <text:p text:style-name="P2"><text:span text:style-name="T1">enfAction</text:span></text:p>
        </draw:rect>
        <draw:rect draw:style-name="gr3" draw:text-style-name="P3" draw:id="id119" draw:layer="layout" svg:width="3.963cm" svg:height="1.281cm" svg:x="48.135cm" svg:y="17.484cm" draw:corner-radius="0.5cm">
          <draw:glue-point draw:id="4" svg:x="3.895cm" svg:y="4.925cm"/>
          <draw:glue-point draw:id="5" svg:x="-3.839cm" svg:y="5.003cm"/>
          <text:p text:style-name="P2"><text:span text:style-name="T1">enfStatus</text:span></text:p>
        </draw:rect>
        <draw:connector draw:style-name="gr1" draw:text-style-name="P1" draw:layer="layout" svg:x1="78.249cm" svg:y1="5.021cm" svg:x2="50.094cm" svg:y2="6.184cm" draw:start-shape="id4" draw:start-glue-point="3" draw:end-shape="id118" draw:end-glue-point="0" svg:d="m78249 5021h-28155v1163">
          <text:p/>
        </draw:connector>
        <draw:connector draw:style-name="gr1" draw:text-style-name="P1" draw:layer="layout" svg:x1="50.115cm" svg:y1="13.064cm" svg:x2="50.116cm" svg:y2="14.484cm" draw:start-shape="id117" draw:start-glue-point="2" draw:end-shape="id2" draw:end-glue-point="0" svg:d="m50115 13064v760h1v660">
          <text:p/>
        </draw:connector>
        <draw:connector draw:style-name="gr1" draw:text-style-name="P1" draw:layer="layout" svg:x1="50.116cm" svg:y1="15.765cm" svg:x2="50.116cm" svg:y2="17.484cm" draw:start-shape="id2" draw:start-glue-point="2" draw:end-shape="id119" draw:end-glue-point="0" svg:d="m50116 15765v1719">
          <text:p/>
        </draw:connector>
        <draw:connector draw:style-name="gr1" draw:text-style-name="P1" draw:layer="layout" svg:x1="50.117cm" svg:y1="21.866cm" svg:x2="78.103cm" svg:y2="37.622cm" draw:start-shape="id120" draw:start-glue-point="2" draw:end-shape="id13" draw:end-glue-point="3" svg:d="m50117 21866v15756h27986">
          <text:p/>
        </draw:connector>
        <draw:circle draw:style-name="gr2" draw:text-style-name="P1" draw:layer="layout" svg:width="0.424cm" svg:height="0.424cm" svg:x="113.895cm" svg:y="56.057cm">
          <text:p/>
        </draw:circle>
        <draw:connector draw:style-name="gr1" draw:text-style-name="P1" draw:layer="layout" svg:x1="116.738cm" svg:y1="27.508cm" svg:x2="103.46cm" svg:y2="56.277cm" draw:start-shape="id121" draw:start-glue-point="2" draw:end-shape="id34" draw:end-glue-point="1" svg:d="m116738 27508v28769h-13278">
          <text:p/>
        </draw:connector>
        <draw:frame draw:style-name="gr73" draw:text-style-name="P3" draw:id="id121" draw:layer="layout" svg:width="1.352cm" svg:height="1.168cm" svg:x="116.062cm" svg:y="26.34cm">
          <draw:text-box>
            <text:p text:style-name="P2"><text:span text:style-name="T1">Enforce </text:span></text:p>
            <text:p text:style-name="P2"><text:span text:style-name="T1">Service </text:span></text:p>
            <text:p text:style-name="P2"><text:span text:style-name="T1">Module</text:span></text:p>
          </draw:text-box>
        </draw:frame>
        <draw:connector draw:style-name="gr23" draw:text-style-name="P1" draw:layer="layout" svg:x1="116.738cm" svg:y1="26.34cm" svg:x2="96.797cm" svg:y2="13.468cm" draw:start-shape="id121" draw:start-glue-point="0" draw:end-shape="id15" draw:end-glue-point="1" svg:d="m116738 26340v-12872h-19941">
          <text:p/>
        </draw:connector>
        <draw:frame draw:style-name="gr26" draw:text-style-name="P5" draw:layer="layout" svg:width="1.856cm" svg:height="1.168cm" svg:x="96.667cm" svg:y="35.316cm">
          <draw:text-box>
            <text:p text:style-name="P4"><text:span text:style-name="T1">No, but </text:span></text:p>
            <text:p text:style-name="P4"><text:span text:style-name="T1">works order</text:span></text:p>
            <text:p text:style-name="P4"><text:span text:style-name="T1">action is set</text:span></text:p>
          </draw:text-box>
        </draw:frame>
        <draw:circle draw:style-name="gr2" draw:text-style-name="P1" draw:layer="layout" svg:width="0.424cm" svg:height="0.424cm" svg:x="95.489cm" svg:y="36.837cm">
          <text:p/>
        </draw:circle>
        <draw:connector draw:style-name="gr1" draw:text-style-name="P1" draw:layer="layout" svg:x1="101.016cm" svg:y1="37.043cm" svg:x2="84.954cm" svg:y2="60.265cm" draw:start-shape="id32" draw:start-glue-point="4" draw:end-shape="id71" draw:end-glue-point="0" svg:d="m101016 37043h-16062v23222">
          <text:p/>
        </draw:connector>
        <draw:circle draw:style-name="gr2" draw:text-style-name="P1" draw:layer="layout" svg:width="0.424cm" svg:height="0.424cm" svg:x="95.489cm" svg:y="29.153cm">
          <text:p/>
        </draw:circle>
        <draw:connector draw:style-name="gr1" draw:text-style-name="P1" draw:layer="layout" svg:x1="110.113cm" svg:y1="29.373cm" svg:x2="84.954cm" svg:y2="60.265cm" draw:start-shape="id89" draw:start-glue-point="3" draw:end-shape="id71" draw:end-glue-point="0" svg:d="m110113 29373h-25159v30892">
          <text:p/>
        </draw:connector>
        <draw:rect draw:style-name="gr5" draw:text-style-name="P3" draw:id="id118" draw:layer="layout" svg:width="3.107cm" svg:height="1.281cm" svg:x="48.541cm" svg:y="6.184cm" draw:corner-radius="0.5cm">
          <text:p text:style-name="P2"><text:span text:style-name="T1">*(11)enfQuery</text:span></text:p>
        </draw:rect>
        <draw:connector draw:style-name="gr1" draw:text-style-name="P1" draw:layer="layout" svg:x1="50.094cm" svg:y1="7.465cm" svg:x2="50.093cm" svg:y2="8.983cm" draw:start-shape="id118" draw:start-glue-point="2" draw:end-shape="id116" svg:d="m50094 7465v759h-1v759">
          <text:p/>
        </draw:connector>
        <draw:connector draw:style-name="gr1" draw:text-style-name="P1" draw:layer="layout" draw:line-skew="-1.04cm" svg:x1="78.249cm" svg:y1="5.021cm" svg:x2="48.54cm" svg:y2="9.623cm" draw:start-shape="id4" draw:start-glue-point="3" draw:end-shape="id116" draw:end-glue-point="3" svg:d="m78249 5021h-31249v4602h1540">
          <text:p/>
        </draw:connector>
        <draw:connector draw:style-name="gr1" draw:text-style-name="P1" draw:layer="layout" svg:x1="48.134cm" svg:y1="12.423cm" svg:x2="48.135cm" svg:y2="18.124cm" draw:start-shape="id117" draw:start-glue-point="3" draw:end-shape="id119" draw:end-glue-point="3" svg:d="m48134 12423h-600v5701h601">
          <text:p/>
        </draw:connector>
        <draw:rect draw:style-name="gr74" draw:text-style-name="P3" draw:id="id120" draw:layer="layout" svg:width="3.963cm" svg:height="1.281cm" svg:x="48.136cm" svg:y="20.585cm" draw:corner-radius="0.5cm">
          <draw:glue-point draw:id="4" svg:x="3.895cm" svg:y="4.925cm"/>
          <draw:glue-point draw:id="5" svg:x="-3.839cm" svg:y="5.003cm"/>
          <text:p text:style-name="P2"><text:span text:style-name="T1">*(12)enfFpnRef</text:span></text:p>
        </draw:rect>
        <draw:connector draw:style-name="gr1" draw:text-style-name="P1" draw:layer="layout" svg:x1="50.116cm" svg:y1="18.765cm" svg:x2="50.117cm" svg:y2="20.585cm" draw:start-shape="id119" draw:start-glue-point="2" draw:end-shape="id120" draw:end-glue-point="0" svg:d="m50116 18765v910h1v910">
          <text:p/>
        </draw:connector>
        <draw:circle draw:style-name="gr2" draw:text-style-name="P1" draw:layer="layout" svg:width="0.424cm" svg:height="0.424cm" svg:x="25.288cm" svg:y="53.419cm">
          <text:p/>
        </draw:circle>
        <draw:connector draw:style-name="gr1" draw:text-style-name="P1" draw:layer="layout" svg:x1="25.516cm" svg:y1="50cm" svg:x2="83.856cm" svg:y2="60.905cm" draw:start-shape="id122" draw:start-glue-point="2" draw:end-shape="id71" draw:end-glue-point="3" svg:d="m25516 50000v10905h58340">
          <text:p/>
        </draw:connector>
        <draw:frame draw:style-name="gr75" draw:text-style-name="P3" draw:id="id122" draw:layer="layout" svg:width="1.026cm" svg:height="1.536cm" svg:x="25.016cm" svg:y="48.464cm">
          <draw:text-box>
            <text:p text:style-name="P2"><text:span text:style-name="T1">Add</text:span></text:p>
            <text:p text:style-name="P2"><text:span text:style-name="T1">Works</text:span></text:p>
            <text:p text:style-name="P2"><text:span text:style-name="T1">Order</text:span></text:p>
          </draw:text-box>
        </draw:frame>
        <draw:connector draw:style-name="gr23" draw:text-style-name="P1" draw:layer="layout" svg:x1="26.584cm" svg:y1="45.919cm" svg:x2="25.516cm" svg:y2="48.464cm" draw:start-shape="id7" draw:start-glue-point="3" draw:end-shape="id122" draw:end-glue-point="0" svg:d="m26584 45919h-1068v2545">
          <text:p/>
        </draw:connector>
        <draw:connector draw:style-name="gr23" draw:text-style-name="P1" draw:layer="layout" svg:x1="83.856cm" svg:y1="69.943cm" svg:x2="81.855cm" svg:y2="67.561cm" draw:start-shape="id70" draw:start-glue-point="3" draw:end-shape="id92" svg:d="m83856 69943h-2001v-2382">
          <text:p/>
        </draw:connector>
        <draw:connector draw:style-name="gr1" draw:text-style-name="P1" draw:layer="layout" draw:line-skew="-6.744cm" svg:x1="95.699cm" svg:y1="23.58cm" svg:x2="84.954cm" svg:y2="60.265cm" draw:start-shape="id24" draw:start-glue-point="2" draw:end-shape="id71" draw:end-glue-point="0" svg:d="m95699 23580v11648h-10745v25037">
          <text:p/>
        </draw:connector>
        <draw:frame draw:style-name="gr76" draw:text-style-name="P5" draw:layer="layout" svg:width="1.945cm" svg:height="0.943cm" svg:x="93.041cm" svg:y="35.395cm">
          <draw:text-box>
            <text:p text:style-name="P4"><text:span text:style-name="T1">Works order</text:span></text:p>
            <text:p text:style-name="P4"><text:span text:style-name="T1">action is set</text:span></text:p>
          </draw:text-box>
        </draw:frame>
        <draw:connector draw:style-name="gr1" draw:text-style-name="P1" draw:layer="layout" draw:line-skew="0.105cm" svg:x1="60.795cm" svg:y1="12.402cm" svg:x2="60.805cm" svg:y2="6.823cm" draw:start-shape="id99" draw:start-glue-point="1" draw:end-shape="id97" draw:end-glue-point="1" svg:d="m60795 12402h705v-5579h-695">
          <text:p/>
        </draw:connector>
        <draw:connector draw:style-name="gr49" draw:text-style-name="P1" draw:layer="layout" svg:x1="56.196cm" svg:y1="6.835cm" svg:x2="57.698cm" svg:y2="6.823cm" draw:start-shape="id123" draw:start-glue-point="1" draw:end-shape="id97" draw:end-glue-point="3" svg:d="m56196 6835h801v-12h701">
          <text:p/>
        </draw:connector>
        <draw:rect draw:style-name="gr3" draw:text-style-name="P3" draw:id="id124" draw:layer="layout" svg:width="3.963cm" svg:height="1.281cm" svg:x="53.937cm" svg:y="20.578cm" draw:corner-radius="0.5cm">
          <draw:glue-point draw:id="4" svg:x="3.895cm" svg:y="4.925cm"/>
          <draw:glue-point draw:id="5" svg:x="-3.839cm" svg:y="5.003cm"/>
          <text:p text:style-name="P2"><text:span text:style-name="T1">enfFpnPrint</text:span></text:p>
        </draw:rect>
        <draw:connector draw:style-name="gr1" draw:text-style-name="P1" draw:layer="layout" svg:x1="52.099cm" svg:y1="21.225cm" svg:x2="53.937cm" svg:y2="21.218cm" draw:start-shape="id120" draw:start-glue-point="1" draw:end-shape="id124" draw:end-glue-point="3" svg:d="m52099 21225h919v-7h919">
          <text:p/>
        </draw:connector>
        <draw:connector draw:style-name="gr1" draw:text-style-name="P1" draw:layer="layout" svg:x1="55.918cm" svg:y1="21.859cm" svg:x2="78.103cm" svg:y2="37.622cm" draw:start-shape="id124" draw:start-glue-point="2" draw:end-shape="id13" draw:end-glue-point="3" svg:d="m55918 21859v15763h22185">
          <text:p/>
        </draw:connector>
        <draw:rect draw:style-name="gr5" draw:text-style-name="P3" draw:id="id125" draw:layer="layout" svg:width="3.107cm" svg:height="1.281cm" svg:x="40.249cm" svg:y="6.192cm" draw:corner-radius="0.5cm">
          <text:p text:style-name="P2"><text:span text:style-name="T1">todoRoundLookup</text:span></text:p>
        </draw:rect>
        <draw:connector draw:style-name="gr1" draw:text-style-name="P1" draw:layer="layout" svg:x1="78.249cm" svg:y1="5.021cm" svg:x2="41.802cm" svg:y2="6.192cm" draw:start-shape="id4" draw:start-glue-point="3" draw:end-shape="id125" draw:end-glue-point="0" svg:d="m78249 5021h-36447v1171">
          <text:p/>
        </draw:connector>
        <draw:rect draw:style-name="gr4" draw:text-style-name="P3" draw:id="id126" draw:layer="layout" svg:width="3.107cm" svg:height="1.281cm" svg:x="40.248cm" svg:y="8.991cm" draw:corner-radius="0.5cm">
          <text:p text:style-name="P2"><text:span text:style-name="T1">todoListLookup</text:span></text:p>
        </draw:rect>
        <draw:connector draw:style-name="gr1" draw:text-style-name="P1" draw:layer="layout" svg:x1="41.802cm" svg:y1="7.473cm" svg:x2="41.801cm" svg:y2="8.991cm" draw:start-shape="id125" draw:start-glue-point="2" draw:end-shape="id126" draw:end-glue-point="0" svg:d="m41802 7473v759h-1v759">
          <text:p/>
        </draw:connector>
        <draw:rect draw:style-name="gr4" draw:text-style-name="P3" draw:id="id127" draw:layer="layout" svg:width="3.107cm" svg:height="1.281cm" svg:x="40.249cm" svg:y="11.792cm" draw:corner-radius="0.5cm">
          <text:p text:style-name="P2"><text:span text:style-name="T1">todoList</text:span></text:p>
        </draw:rect>
        <draw:connector draw:style-name="gr1" draw:text-style-name="P1" draw:layer="layout" svg:x1="41.801cm" svg:y1="10.272cm" svg:x2="41.802cm" svg:y2="11.792cm" draw:start-shape="id126" draw:start-glue-point="2" draw:end-shape="id127" draw:end-glue-point="0" svg:d="m41801 10272v760h1v760">
          <text:p/>
        </draw:connector>
        <draw:connector draw:style-name="gr1" draw:text-style-name="P1" draw:layer="layout" svg:x1="41.802cm" svg:y1="13.073cm" svg:x2="78.103cm" svg:y2="37.622cm" draw:start-shape="id127" draw:start-glue-point="2" draw:end-shape="id13" draw:end-glue-point="3" svg:d="m41802 13073v24549h36301">
          <text:p/>
        </draw:connector>
        <draw:rect draw:style-name="gr8" draw:text-style-name="P3" draw:id="id123" draw:layer="layout" svg:width="3.119cm" svg:height="1.281cm" svg:x="53.077cm" svg:y="6.195cm" draw:corner-radius="0.5cm">
          <draw:glue-point draw:id="4" svg:x="3.895cm" svg:y="4.925cm"/>
          <draw:glue-point draw:id="5" svg:x="-3.839cm" svg:y="5.003cm"/>
          <text:p text:style-name="P2"><text:span text:style-name="T1">recMonMissed</text:span></text:p>
        </draw:rect>
        <draw:circle draw:style-name="gr2" draw:text-style-name="P1" draw:layer="layout" svg:width="0.424cm" svg:height="0.424cm" svg:x="22.688cm" svg:y="58.219cm">
          <text:p/>
        </draw:circle>
        <draw:circle draw:style-name="gr2" draw:text-style-name="P1" draw:layer="layout" svg:width="0.424cm" svg:height="0.424cm" svg:x="25.288cm" svg:y="58.219cm">
          <text:p/>
        </draw:circle>
        <draw:circle draw:style-name="gr2" draw:text-style-name="P1" draw:layer="layout" svg:width="0.424cm" svg:height="0.424cm" svg:x="27.356cm" svg:y="53.419cm">
          <text:p/>
        </draw:circle>
        <draw:connector draw:style-name="gr1" draw:text-style-name="P1" draw:layer="layout" draw:type="lines" draw:line-skew="1.624cm 4.03cm" svg:x1="28.258cm" svg:y1="49.576cm" svg:x2="21.446cm" svg:y2="58.431cm" draw:start-shape="id18" draw:start-glue-point="2" draw:end-shape="id107" draw:end-glue-point="1" svg:d="m28258 49576v2125l-2281 6730h-4531">
          <text:p/>
        </draw:connector>
        <draw:frame draw:style-name="gr77" draw:text-style-name="P5" draw:layer="layout" svg:width="1.17cm" svg:height="1.372cm" svg:x="26.638cm" svg:y="51.628cm">
          <draw:text-box>
            <text:p text:style-name="P4"><text:span text:style-name="T1">Hway</text:span></text:p>
            <text:p text:style-name="P4"><text:span text:style-name="T1">Service</text:span></text:p>
            <text:p text:style-name="P4"><text:span text:style-name="T1">Defect</text:span></text:p>
          </draw:text-box>
        </draw:frame>
        <draw:connector draw:style-name="gr1" draw:text-style-name="P1" draw:layer="layout" draw:line-skew="10.086cm" svg:x1="20.345cm" svg:y1="61.547cm" svg:x2="79.353cm" svg:y2="38.263cm" draw:start-shape="id108" draw:start-glue-point="2" draw:end-shape="id13" draw:end-glue-point="2" svg:d="m20345 61547v10686h59008v-33970">
          <text:p/>
        </draw:connector>
        <draw:frame draw:style-name="gr47" draw:text-style-name="P5" draw:layer="layout" svg:width="1.327cm" svg:height="2.724cm" svg:x="19cm" svg:y="62.122cm">
          <draw:text-box>
            <text:p text:style-name="P4"><text:span text:style-name="T1">Finished</text:span></text:p>
            <text:p text:style-name="P4"><text:span text:style-name="T1">defect</text:span></text:p>
            <text:p text:style-name="P4"><text:span text:style-name="T1">update</text:span></text:p>
            <text:p text:style-name="P4"><text:span text:style-name="T1">no</text:span></text:p>
            <text:p text:style-name="P4"><text:span text:style-name="T1">works</text:span></text:p>
            <text:p text:style-name="P4"><text:span text:style-name="T1">order</text:span></text:p>
            <text:p text:style-name="P4"><text:span text:style-name="T1">added</text:span></text:p>
          </draw:text-box>
        </draw:frame>
        <draw:connector draw:style-name="gr1" draw:text-style-name="P1" draw:layer="layout" draw:line-skew="-1.328cm" svg:x1="79.353cm" svg:y1="36.982cm" svg:x2="95.699cm" svg:y2="12.828cm" draw:start-shape="id13" draw:start-glue-point="0" draw:end-shape="id15" draw:end-glue-point="0" svg:d="m79353 36982v-25983h16346v1829">
          <text:p/>
        </draw:connector>
        <draw:frame draw:style-name="gr54" draw:text-style-name="P5" draw:layer="layout" svg:width="9.023cm" svg:height="0.42cm" svg:x="81.115cm" svg:y="10.414cm">
          <draw:text-box>
            <text:p text:style-name="P4"><text:span text:style-name="T1">New Complaint but with the same Property as the last one</text:span></text:p>
          </draw:text-box>
        </draw:frame>
        <draw:rect draw:style-name="gr3" draw:text-style-name="P3" draw:id="id128" draw:layer="layout" svg:width="3.888cm" svg:height="1.281cm" svg:x="98.055cm" svg:y="7.682cm" draw:corner-radius="0.5cm">
          <text:p text:style-name="P2"><text:span text:style-name="T1">propertyDetails</text:span></text:p>
        </draw:rect>
        <draw:rect draw:style-name="gr78" draw:text-style-name="P3" draw:id="id129" draw:layer="layout" svg:width="3.888cm" svg:height="1.281cm" svg:x="98.055cm" svg:y="10.983cm" draw:corner-radius="0.5cm">
          <text:p text:style-name="P2"><text:span text:style-name="T1">addPrivateContract</text:span></text:p>
        </draw:rect>
        <draw:connector draw:style-name="gr1" draw:text-style-name="P1" draw:layer="layout" svg:x1="99.999cm" svg:y1="8.963cm" svg:x2="99.999cm" svg:y2="10.983cm" draw:start-shape="id128" draw:end-shape="id129" draw:end-glue-point="0" svg:d="m99999 8963v2020">
          <text:p/>
        </draw:connector>
        <draw:connector draw:style-name="gr49" draw:text-style-name="P1" draw:layer="layout" svg:x1="96.649cm" svg:y1="9.322cm" svg:x2="98.055cm" svg:y2="8.322cm" draw:start-shape="id14" draw:start-glue-point="1" draw:end-shape="id128" draw:end-glue-point="3" svg:d="m96649 9322h703v-1000h703">
          <text:p/>
        </draw:connector>
        <draw:rect draw:style-name="gr79" draw:text-style-name="P3" draw:id="id130" draw:layer="layout" svg:width="2.816cm" svg:height="1.281cm" svg:x="32.184cm" svg:y="57.917cm" draw:corner-radius="0.5cm">
          <text:p text:style-name="P2"><text:span text:style-name="T1">flyCapUpdate</text:span></text:p>
        </draw:rect>
        <draw:circle draw:style-name="gr2" draw:text-style-name="P1" draw:layer="layout" svg:width="0.424cm" svg:height="0.424cm" svg:x="28.756cm" svg:y="53.419cm">
          <text:p/>
        </draw:circle>
        <draw:connector draw:style-name="gr1" draw:text-style-name="P1" draw:layer="layout" draw:type="lines" draw:line-skew="3.34cm -1.527cm" svg:x1="28.259cm" svg:y1="46.56cm" svg:x2="32.184cm" svg:y2="58.557cm" draw:start-shape="id7" draw:start-glue-point="2" draw:end-shape="id130" draw:end-glue-point="3" svg:d="m28259 46560v3940l1798 8057h2127">
          <text:p/>
        </draw:connector>
        <draw:frame draw:style-name="gr80" draw:text-style-name="P5" draw:layer="layout" svg:width="1.585cm" svg:height="1.272cm" svg:x="29.6cm" svg:y="54.6cm">
          <draw:text-box>
            <text:p text:style-name="P4"><text:span text:style-name="T1">Fly</text:span></text:p>
            <text:p text:style-name="P4"><text:span text:style-name="T1">Capture</text:span></text:p>
            <text:p text:style-name="P4"><text:span text:style-name="T1">Complaint</text:span></text:p>
          </draw:text-box>
        </draw:frame>
        <draw:circle draw:style-name="gr2" draw:text-style-name="P1" draw:layer="layout" svg:width="0.424cm" svg:height="0.424cm" svg:x="40.636cm" svg:y="58.338cm">
          <text:p/>
        </draw:circle>
        <draw:circle draw:style-name="gr2" draw:text-style-name="P1" draw:layer="layout" svg:width="0.424cm" svg:height="0.424cm" svg:x="61.336cm" svg:y="58.338cm">
          <text:p/>
        </draw:circle>
        <draw:connector draw:style-name="gr1" draw:text-style-name="P1" draw:layer="layout" svg:x1="35cm" svg:y1="58.557cm" svg:x2="79.353cm" svg:y2="38.263cm" draw:start-shape="id130" draw:start-glue-point="1" draw:end-shape="id13" draw:end-glue-point="2" svg:d="m35000 58557h44353v-20294">
          <text:p/>
        </draw:connector>
        <draw:frame draw:style-name="gr81" draw:text-style-name="P9" draw:layer="layout" svg:width="16.981cm" svg:height="3.786cm" svg:x="10.922cm" svg:y="40.899cm">
          <draw:text-box>
            <text:p text:style-name="P8"><text:span text:style-name="T1">What the 'Action' button on the compSampDetails form does:</text:span></text:p>
            <text:p text:style-name="P8"><text:span text:style-name="T1"/></text:p>
            <text:p text:style-name="P8"><text:span text:style-name="T1">1) The 'action' of inspecting a </text:span><text:span text:style-name="T2">Fly Capture</text:span><text:span text:style-name="T1"> is </text:span><text:span text:style-name="T3">adding/updating</text:span><text:span text:style-name="T1"> the details.</text:span></text:p>
            <text:p text:style-name="P8"><text:span text:style-name="T1">2) The 'action' of inspecting a </text:span><text:span text:style-name="T3">HWAY</text:span><text:span text:style-name="T1"> </text:span><text:span text:style-name="T3">Defect</text:span><text:span text:style-name="T1"> is </text:span><text:span text:style-name="T3">adding/updating</text:span><text:span text:style-name="T1"> the details and then adding a </text:span><text:span text:style-name="T3">works order</text:span><text:span text:style-name="T1">.</text:span></text:p>
            <text:p text:style-name="P8"><text:span text:style-name="T1">3) The 'action' of inspecting a </text:span><text:span text:style-name="T3">HWAY NON</text:span><text:span text:style-name="T1"> defect is to add a </text:span><text:span text:style-name="T3">works order</text:span><text:span text:style-name="T1">.</text:span></text:p>
            <text:p text:style-name="P8"><text:span text:style-name="T1">4) The 'action' of inspecting a </text:span><text:span text:style-name="T3">Dart/Graff/AV</text:span><text:span text:style-name="T1"> is </text:span><text:span text:style-name="T3">adding/updating</text:span><text:span text:style-name="T1"> the details.</text:span></text:p>
            <text:p text:style-name="P8"><text:span text:style-name="T1">5) The 'action' of inspecting an </text:span><text:span text:style-name="T3">Inspection</text:span><text:span text:style-name="T1"> that is not one of the above, is to </text:span><text:span text:style-name="T3">Default</text:span><text:span text:style-name="T1"> it.</text:span></text:p>
            <text:p text:style-name="P8"><text:span text:style-name="T1">6) The 'action' of inspecting a </text:span><text:span text:style-name="T3">Sample</text:span><text:span text:style-name="T1"> is to </text:span><text:span text:style-name="T3">Default</text:span><text:span text:style-name="T1"> it.</text:span></text:p>
          </draw:text-box>
        </draw:frame>
        <draw:circle draw:style-name="gr2" draw:text-style-name="P1" draw:layer="layout" svg:width="0.424cm" svg:height="0.424cm" svg:x="61.321cm" svg:y="72.017cm">
          <text:p/>
        </draw:circle>
        <draw:connector draw:style-name="gr1" draw:text-style-name="P1" draw:layer="layout" draw:line-skew="21.116cm" svg:x1="13.724cm" svg:y1="50.616cm" svg:x2="79.353cm" svg:y2="38.263cm" draw:start-shape="id39" draw:start-glue-point="2" draw:end-shape="id13" draw:end-glue-point="2" svg:d="m13724 50616v21617h65629v-33970">
          <text:p/>
        </draw:connector>
        <draw:circle draw:style-name="gr2" draw:text-style-name="P1" draw:layer="layout" svg:width="0.424cm" svg:height="0.424cm" svg:x="13.536cm" svg:y="65.413cm">
          <text:p/>
        </draw:circle>
        <draw:circle draw:style-name="gr2" draw:text-style-name="P1" draw:layer="layout" svg:width="0.424cm" svg:height="0.424cm" svg:x="13.536cm" svg:y="68.852cm">
          <text:p/>
        </draw:circle>
        <draw:circle draw:style-name="gr2" draw:text-style-name="P1" draw:layer="layout" svg:width="0.424cm" svg:height="0.424cm" svg:x="79.121cm" svg:y="60.683cm">
          <text:p/>
        </draw:circle>
        <draw:connector draw:style-name="gr49" draw:text-style-name="P1" draw:layer="layout" draw:type="line" svg:x1="98.241cm" svg:y1="15.636cm" svg:x2="97.498cm" svg:y2="16.644cm" draw:start-shape="id131" draw:start-glue-point="4" draw:end-shape="id16" draw:end-glue-point="6" svg:d="m98241 15636-743 1008">
          <text:p/>
        </draw:connector>
        <draw:rect draw:style-name="gr68" draw:text-style-name="P3" draw:id="id132" draw:layer="layout" svg:width="2.195cm" svg:height="1.281cm" svg:x="87.2cm" svg:y="15.148cm" draw:corner-radius="0.5cm">
          <text:p text:style-name="P2"><text:span text:style-name="T1">treeAdd</text:span></text:p>
        </draw:rect>
        <draw:connector draw:style-name="gr49" draw:text-style-name="P1" draw:layer="layout" draw:type="lines" draw:line-skew="-0.2cm 0.105cm" svg:x1="91.2cm" svg:y1="14.762cm" svg:x2="89.395cm" svg:y2="15.788cm" draw:start-shape="id103" draw:end-shape="id132" draw:end-glue-point="1" svg:d="m91200 14762h-701l-498 1026h-606">
          <text:p/>
        </draw:connector>
        <draw:connector draw:style-name="gr49" draw:text-style-name="P1" draw:layer="layout" draw:type="lines" draw:line-skew="-0.2cm 0.105cm" svg:x1="91.2cm" svg:y1="14.762cm" svg:x2="89.395cm" svg:y2="13.888cm" draw:start-shape="id103" draw:start-glue-point="3" draw:end-shape="id133" draw:end-glue-point="1" svg:d="m91200 14762h-701l-498-874h-606">
          <text:p/>
        </draw:connector>
        <draw:connector draw:style-name="gr1" draw:text-style-name="P1" draw:layer="layout" svg:x1="87.2cm" svg:y1="13.888cm" svg:x2="93.755cm" svg:y2="17.121cm" draw:start-shape="id133" draw:start-glue-point="3" draw:end-shape="id16" draw:end-glue-point="3" svg:d="m87200 13888h-501v3233h7056">
          <text:p/>
        </draw:connector>
        <draw:connector draw:style-name="gr1" draw:text-style-name="P1" draw:layer="layout" svg:x1="88.297cm" svg:y1="16.429cm" svg:x2="93.755cm" svg:y2="17.121cm" draw:start-shape="id132" draw:start-glue-point="2" draw:end-shape="id16" draw:end-glue-point="3" svg:d="m88297 16429v692h5458">
          <text:p/>
        </draw:connector>
        <draw:connector draw:style-name="gr1" draw:text-style-name="P1" draw:layer="layout" svg:x1="92.288cm" svg:y1="15.403cm" svg:x2="93.755cm" svg:y2="17.121cm" draw:start-shape="id103" draw:start-glue-point="2" draw:end-shape="id16" draw:end-glue-point="3" svg:d="m92288 15403v1718h1467">
          <text:p/>
        </draw:connector>
        <draw:frame draw:style-name="gr46" draw:text-style-name="P7" draw:layer="layout" svg:width="4.138cm" svg:height="4.28cm" svg:x="64.28cm" svg:y="39.994cm">
          <draw:text-box>
            <text:p text:style-name="P6"><text:span text:style-name="T1">Add an Action and Status</text:span></text:p>
            <text:p text:style-name="P6"><text:span text:style-name="T1">to a newly created </text:span></text:p>
            <text:p text:style-name="P6"><text:span text:style-name="T1">enforcement if the newly</text:span></text:p>
            <text:p text:style-name="P6"><text:span text:style-name="T1">created enforcement</text:span></text:p>
            <text:p text:style-name="P6"><text:span text:style-name="T1">had a suspect added.</text:span></text:p>
            <text:p text:style-name="P6"><text:span text:style-name="T1">NOTE: You cannot come</text:span></text:p>
            <text:p text:style-name="P6"><text:span text:style-name="T1">back on this route</text:span></text:p>
            <text:p text:style-name="P6"><text:span text:style-name="T1">as the new enforcement</text:span></text:p>
            <text:p text:style-name="P6"><text:span text:style-name="T1">has already been created</text:span></text:p>
            <text:p text:style-name="P6"><text:span text:style-name="T1">and only an action is being</text:span></text:p>
            <text:p text:style-name="P6"><text:span text:style-name="T1">added to it.</text:span></text:p>
          </draw:text-box>
        </draw:frame>
        <draw:connector draw:style-name="gr1" draw:text-style-name="P1" draw:layer="layout" draw:line-skew="-2.622cm" svg:x1="79.353cm" svg:y1="36.982cm" svg:x2="92.288cm" svg:y2="14.122cm" draw:start-shape="id13" draw:start-glue-point="0" draw:end-shape="id103" draw:end-glue-point="0" svg:d="m79353 36982v-25983h12935v3123">
          <text:p/>
        </draw:connector>
        <draw:circle draw:style-name="gr2" draw:text-style-name="P1" draw:layer="layout" svg:width="0.424cm" svg:height="0.424cm" svg:x="92.074cm" svg:y="11.9cm">
          <text:p/>
        </draw:circle>
        <draw:circle draw:style-name="gr2" draw:text-style-name="P1" draw:layer="layout" svg:width="0.424cm" svg:height="0.424cm" svg:x="92.074cm" svg:y="11.4cm">
          <text:p/>
        </draw:circle>
        <draw:circle draw:style-name="gr2" draw:text-style-name="P1" draw:layer="layout" svg:width="0.424cm" svg:height="0.424cm" svg:x="95.5cm" svg:y="11.4cm">
          <text:p/>
        </draw:circle>
        <draw:connector draw:style-name="gr82" draw:text-style-name="P1" draw:layer="layout" draw:line-skew="-7.524cm" svg:x1="98.055cm" svg:y1="11.623cm" svg:x2="80.603cm" svg:y2="37.622cm" draw:start-shape="id129" draw:start-glue-point="3" draw:end-shape="id13" draw:end-glue-point="1" svg:d="m98055 11623h-16200v25999h-1252">
          <text:p/>
        </draw:connector>
        <draw:connector draw:style-name="gr1" draw:text-style-name="P1" draw:layer="layout" draw:line-skew="9.854cm" svg:x1="21.522cm" svg:y1="60.906cm" svg:x2="83.856cm" svg:y2="60.905cm" draw:start-shape="id108" draw:start-glue-point="1" draw:end-shape="id71" draw:end-glue-point="3" svg:d="m21522 60906h41071v-1h21263">
          <text:p/>
        </draw:connector>
        <draw:connector draw:style-name="gr1" draw:text-style-name="P1" draw:layer="layout" draw:line-skew="-0.518cm" svg:x1="39.258cm" svg:y1="69.052cm" svg:x2="5.776cm" svg:y2="69.055cm" draw:start-shape="id11" draw:start-glue-point="3" draw:end-shape="id56" draw:end-glue-point="5" svg:d="m39258 69052h-17286v3h-16196">
          <text:p/>
        </draw:connector>
        <draw:connector draw:style-name="gr1" draw:text-style-name="P1" draw:layer="layout" draw:line-skew="-1.634cm" svg:x1="5.799cm" svg:y1="68.231cm" svg:x2="21.727cm" svg:y2="65.632cm" draw:start-shape="id56" draw:start-glue-point="4" draw:end-shape="id101" draw:end-glue-point="3" svg:d="m5799 68231h6292v-2599h9636">
          <text:p/>
        </draw:connector>
        <draw:connector draw:style-name="gr1" draw:text-style-name="P1" draw:layer="layout" draw:line-skew="-1.519cm" svg:x1="35cm" svg:y1="58.557cm" svg:x2="39.784cm" svg:y2="53.637cm" draw:start-shape="id130" draw:start-glue-point="1" draw:end-shape="id20" draw:end-glue-point="3" svg:d="m35000 58557h923v-4920h3861">
          <text:p/>
        </draw:connector>
        <draw:connector draw:style-name="gr1" draw:text-style-name="P1" draw:layer="layout" draw:line-skew="-23.555cm" svg:x1="35cm" svg:y1="58.557cm" svg:x2="83.856cm" svg:y2="60.905cm" draw:start-shape="id130" draw:start-glue-point="1" draw:end-shape="id71" draw:end-glue-point="3" svg:d="m35000 58557h923v2348h47933">
          <text:p/>
        </draw:connector>
        <draw:circle draw:style-name="gr2" draw:text-style-name="P1" draw:layer="layout" svg:width="0.424cm" svg:height="0.424cm" svg:x="44.636cm" svg:y="56.038cm">
          <text:p/>
        </draw:circle>
        <draw:circle draw:style-name="gr2" draw:text-style-name="P1" draw:layer="layout" svg:width="0.424cm" svg:height="0.424cm" svg:x="44.636cm" svg:y="58.338cm">
          <text:p/>
        </draw:circle>
        <draw:circle draw:style-name="gr2" draw:text-style-name="P1" draw:layer="layout" svg:width="0.424cm" svg:height="0.424cm" svg:x="44.636cm" svg:y="60.738cm">
          <text:p/>
        </draw:circle>
        <draw:frame draw:style-name="gr46" draw:text-style-name="P7" draw:layer="layout" svg:width="1.115cm" svg:height="0.412cm" svg:x="36.194cm" svg:y="55.067cm">
          <draw:text-box>
            <text:p text:style-name="P6"><text:span text:style-name="T1">Default</text:span></text:p>
          </draw:text-box>
        </draw:frame>
        <draw:frame draw:style-name="gr46" draw:text-style-name="P7" draw:layer="layout" svg:width="2.026cm" svg:height="0.412cm" svg:x="36.195cm" svg:y="59.567cm">
          <draw:text-box>
            <text:p text:style-name="P6"><text:span text:style-name="T1">Works Order</text:span></text:p>
          </draw:text-box>
        </draw:frame>
        <draw:frame draw:style-name="gr46" draw:text-style-name="P7" draw:layer="layout" svg:width="1.115cm" svg:height="0.412cm" svg:x="37.495cm" svg:y="57.967cm">
          <draw:text-box>
            <text:p text:style-name="P6"><text:span text:style-name="T1">Finish</text:span></text:p>
          </draw:text-box>
        </draw:frame>
        <draw:frame draw:style-name="gr46" draw:text-style-name="P7" draw:layer="layout" svg:width="1.115cm" svg:height="0.412cm" svg:x="36.195cm" svg:y="55.067cm">
          <draw:text-box>
            <text:p text:style-name="P6"><text:span text:style-name="T1">Default</text:span></text:p>
          </draw:text-box>
        </draw:frame>
        <draw:frame draw:style-name="gr46" draw:text-style-name="P7" draw:layer="layout" svg:width="1.115cm" svg:height="0.412cm" svg:x="43.539cm" svg:y="65.99cm">
          <draw:text-box>
            <text:p text:style-name="P6"><text:span text:style-name="T1">Default</text:span></text:p>
          </draw:text-box>
        </draw:frame>
        <draw:frame draw:style-name="gr83" draw:text-style-name="P7" draw:layer="layout" svg:width="6.087cm" svg:height="0.412cm" svg:x="45.349cm" svg:y="70.831cm">
          <draw:text-box>
            <text:p text:style-name="P6"><text:span text:style-name="T1">Works Order if use_graff_est_cost = N</text:span></text:p>
          </draw:text-box>
        </draw:frame>
        <draw:frame draw:style-name="gr46" draw:text-style-name="P7" draw:layer="layout" svg:width="1.115cm" svg:height="0.412cm" svg:x="48.928cm" svg:y="71.743cm">
          <draw:text-box>
            <text:p text:style-name="P6"><text:span text:style-name="T1">Finish</text:span></text:p>
          </draw:text-box>
        </draw:frame>
        <draw:circle draw:style-name="gr2" draw:text-style-name="P1" draw:layer="layout" svg:width="0.424cm" svg:height="0.424cm" svg:x="33.529cm" svg:y="70.336cm">
          <text:p/>
        </draw:circle>
        <draw:circle draw:style-name="gr2" draw:text-style-name="P1" draw:layer="layout" svg:width="0.424cm" svg:height="0.424cm" svg:x="28.069cm" svg:y="70.327cm">
          <text:p/>
        </draw:circle>
        <draw:circle draw:style-name="gr2" draw:text-style-name="P1" draw:layer="layout" svg:width="0.424cm" svg:height="0.424cm" svg:x="40.703cm" svg:y="70.336cm">
          <text:p/>
        </draw:circle>
        <draw:connector draw:style-name="gr1" draw:text-style-name="P1" draw:layer="layout" draw:line-skew="3.665cm 2.395cm" svg:x1="22.927cm" svg:y1="66.273cm" svg:x2="41.98cm" svg:y2="53.637cm" draw:start-shape="id101" draw:start-glue-point="2" draw:end-shape="id20" draw:end-glue-point="1" svg:d="m22927 66273v4265h21948v-16901h-2895">
          <text:p/>
        </draw:connector>
        <draw:circle draw:style-name="gr2" draw:text-style-name="P1" draw:layer="layout" svg:width="0.424cm" svg:height="0.424cm" svg:x="33.529cm" svg:y="71.337cm">
          <text:p/>
        </draw:circle>
        <draw:circle draw:style-name="gr2" draw:text-style-name="P1" draw:layer="layout" svg:width="0.424cm" svg:height="0.424cm" svg:x="28.069cm" svg:y="71.328cm">
          <text:p/>
        </draw:circle>
        <draw:circle draw:style-name="gr2" draw:text-style-name="P1" draw:layer="layout" svg:width="0.424cm" svg:height="0.424cm" svg:x="40.703cm" svg:y="71.337cm">
          <text:p/>
        </draw:circle>
        <draw:connector draw:style-name="gr1" draw:text-style-name="P1" draw:layer="layout" draw:line-skew="4.67cm -6.629cm" svg:x1="22.927cm" svg:y1="66.273cm" svg:x2="83.856cm" svg:y2="60.905cm" draw:start-shape="id101" draw:start-glue-point="2" draw:end-shape="id71" draw:end-glue-point="3" svg:d="m22927 66273v5270h24486v-10638h36443">
          <text:p/>
        </draw:connector>
        <draw:circle draw:style-name="gr2" draw:text-style-name="P1" draw:layer="layout" svg:width="0.424cm" svg:height="0.424cm" svg:x="28.036cm" svg:y="53.419cm">
          <text:p/>
        </draw:circle>
        <draw:connector draw:style-name="gr1" draw:text-style-name="P1" draw:layer="layout" draw:type="lines" draw:line-skew="8.588cm -53.722cm" svg:x1="28.258cm" svg:y1="49.606cm" svg:x2="83.856cm" svg:y2="60.905cm" draw:start-shape="id18" draw:start-glue-point="2" draw:end-shape="id71" draw:end-glue-point="3" svg:d="m28258 49606v9088l1376 2211h54222">
          <text:p/>
        </draw:connector>
        <draw:frame draw:style-name="gr84" draw:text-style-name="P5" draw:layer="layout" svg:width="1.763cm" svg:height="1.372cm" svg:x="29.539cm" svg:y="59.028cm">
          <draw:text-box>
            <text:p text:style-name="P4"><text:span text:style-name="T1">Hway</text:span></text:p>
            <text:p text:style-name="P4"><text:span text:style-name="T1">Service</text:span></text:p>
            <text:p text:style-name="P4"><text:span text:style-name="T1">Non Defect</text:span></text:p>
          </draw:text-box>
        </draw:frame>
        <draw:rect draw:style-name="gr74" draw:text-style-name="P3" draw:id="id134" draw:layer="layout" svg:width="3.488cm" svg:height="1.281cm" svg:x="32.776cm" svg:y="47.958cm" draw:corner-radius="0.5cm">
          <text:p text:style-name="P2"><text:span text:style-name="T1">changeItemLookup</text:span></text:p>
        </draw:rect>
        <draw:rect draw:style-name="gr10" draw:text-style-name="P3" draw:id="id135" draw:layer="layout" svg:width="3.444cm" svg:height="1.281cm" svg:x="38.087cm" svg:y="47.971cm" draw:corner-radius="0.5cm">
          <text:p text:style-name="P2"><text:span text:style-name="T1">changeFaultLookup</text:span></text:p>
        </draw:rect>
        <draw:connector draw:style-name="gr1" draw:text-style-name="P1" draw:layer="layout" svg:x1="28.259cm" svg:y1="46.56cm" svg:x2="32.776cm" svg:y2="48.598cm" draw:start-shape="id7" draw:start-glue-point="2" draw:end-shape="id134" draw:end-glue-point="3" svg:d="m28259 46560v2038h4517">
          <text:p/>
        </draw:connector>
        <draw:connector draw:style-name="gr1" draw:text-style-name="P1" draw:layer="layout" svg:x1="36.264cm" svg:y1="48.598cm" svg:x2="38.087cm" svg:y2="48.611cm" draw:start-shape="id134" draw:start-glue-point="1" draw:end-shape="id135" draw:end-glue-point="3" svg:d="m36264 48598h862v13h961">
          <text:p/>
        </draw:connector>
        <draw:frame draw:style-name="gr85" draw:text-style-name="P5" draw:layer="layout" svg:width="4cm" svg:height="0.697cm" svg:x="28.67cm" svg:y="48.03cm">
          <draw:text-box>
            <text:p text:style-name="P4"><text:span text:style-name="T1">Change Item/Fault/Date</text:span></text:p>
          </draw:text-box>
        </draw:frame>
        <draw:circle draw:style-name="gr2" draw:text-style-name="P1" draw:layer="layout" svg:width="0.424cm" svg:height="0.424cm" svg:x="47.448cm" svg:y="48.4cm">
          <text:p/>
        </draw:circle>
        <draw:circle draw:style-name="gr2" draw:text-style-name="P1" draw:layer="layout" svg:width="0.424cm" svg:height="0.424cm" svg:x="63.748cm" svg:y="48.307cm">
          <text:p/>
        </draw:circle>
        <draw:circle draw:style-name="gr2" draw:text-style-name="P1" draw:layer="layout" svg:width="0.424cm" svg:height="0.424cm" svg:x="111.195cm" svg:y="41.657cm">
          <text:p/>
        </draw:circle>
        <draw:circle draw:style-name="gr2" draw:text-style-name="P1" draw:layer="layout" svg:width="0.424cm" svg:height="0.424cm" svg:x="102.133cm" svg:y="53.257cm">
          <text:p/>
        </draw:circle>
        <draw:circle draw:style-name="gr2" draw:text-style-name="P1" draw:layer="layout" svg:width="0.424cm" svg:height="0.424cm" svg:x="95.526cm" svg:y="53.257cm">
          <text:p/>
        </draw:circle>
        <draw:connector draw:style-name="gr1" draw:text-style-name="P1" draw:layer="layout" draw:line-skew="2.345cm 3.474cm" svg:x1="108.553cm" svg:y1="39.074cm" svg:x2="84.954cm" svg:y2="60.265cm" draw:start-shape="id33" draw:start-glue-point="1" draw:end-shape="id71" draw:end-glue-point="0" svg:d="m108553 39074h2846v14390h-26445v6801">
          <text:p/>
        </draw:connector>
        <draw:connector draw:style-name="gr1" draw:text-style-name="P1" draw:layer="layout" draw:line-skew="2.071cm" svg:x1="107.352cm" svg:y1="42.534cm" svg:x2="84.954cm" svg:y2="60.265cm" draw:start-shape="id37" draw:start-glue-point="2" draw:end-shape="id71" draw:end-glue-point="0" svg:d="m107352 42534v10937h-22398v6794">
          <text:p/>
        </draw:connector>
        <draw:connector draw:style-name="gr1" draw:text-style-name="P1" draw:layer="layout" svg:x1="86.052cm" svg:y1="69.943cm" svg:x2="95.697cm" svg:y2="71.587cm" draw:start-shape="id70" draw:start-glue-point="1" draw:end-shape="id1" draw:end-glue-point="0" svg:d="m86052 69943h9645v1644">
          <text:p/>
        </draw:connector>
        <draw:frame draw:style-name="gr35" draw:text-style-name="P3" draw:layer="layout" svg:width="1.979cm" svg:height="1.234cm" svg:x="92.159cm" svg:y="69.073cm">
          <draw:text-box>
            <text:p text:style-name="P2"><text:span text:style-name="T1">Add Fly </text:span></text:p>
            <text:p text:style-name="P2"><text:span text:style-name="T1">Capture only</text:span></text:p>
          </draw:text-box>
        </draw:frame>
        <draw:frame draw:style-name="gr35" draw:text-style-name="P3" draw:layer="layout" svg:width="1.501cm" svg:height="1.234cm" svg:x="111.79cm" svg:y="65.781cm">
          <draw:text-box>
            <text:p text:style-name="P2"><text:span text:style-name="T1">No</text:span></text:p>
            <text:p text:style-name="P2"><text:span text:style-name="T1">Company</text:span></text:p>
            <text:p text:style-name="P2"><text:span text:style-name="T1">Supplied</text:span></text:p>
          </draw:text-box>
        </draw:frame>
        <draw:frame draw:style-name="gr86" draw:text-style-name="P3" draw:layer="layout" svg:width="2.745cm" svg:height="0.588cm" svg:x="106.251cm" svg:y="53.682cm">
          <draw:text-box>
            <text:p text:style-name="P2"><text:span text:style-name="T1">Add Works Order</text:span></text:p>
          </draw:text-box>
        </draw:frame>
        <draw:rect draw:style-name="gr10" draw:text-style-name="P3" draw:layer="layout" svg:width="3.444cm" svg:height="1.281cm" svg:x="42.961cm" svg:y="47.94cm" draw:corner-radius="0.5cm">
          <text:p text:style-name="P2"><text:span text:style-name="T1">changeInspDate</text:span></text:p>
        </draw:rect>
        <draw:line draw:style-name="gr1" draw:text-style-name="P1" draw:layer="layout" svg:x1="41.548cm" svg:y1="48.635cm" svg:x2="42.975cm" svg:y2="48.635cm">
          <text:p/>
        </draw:line>
        <draw:line draw:style-name="gr23" draw:text-style-name="P1" draw:layer="layout" svg:x1="46.407cm" svg:y1="48.635cm" svg:x2="79.359cm" svg:y2="48.459cm">
          <text:p/>
        </draw:line>
        <draw:frame draw:style-name="gr87" draw:layer="layout" svg:width="1.443cm" svg:height="0.954cm" svg:x="41.484cm" svg:y="47.754cm">
          <draw:text-box>
            <text:p/>
          </draw:text-box>
        </draw:frame>
        <draw:frame draw:style-name="gr88" draw:text-style-name="P11" draw:layer="layout" svg:width="3.592cm" svg:height="0.486cm" svg:x="43.002cm" svg:y="49.402cm">
          <draw:text-box>
            <text:p><text:span text:style-name="T4">Displayed if Action=”I”</text:span></text:p>
          </draw:text-box>
        </draw:frame>
        <draw:frame draw:style-name="gr89" draw:text-style-name="P12" draw:layer="layout" svg:width="11.888cm" svg:height="1.893cm" svg:x="2.052cm" svg:y="2.068cm">
          <draw:text-box>
            <text:p><text:span text:style-name="T5">PDA version 8l</text:span></text:p>
          </draw:text-box>
        </draw:frame>
        <draw:frame draw:style-name="gr89" draw:text-style-name="P13" draw:layer="layout" svg:width="4.423cm" svg:height="0.945cm" svg:x="2.117cm" svg:y="3.916cm">
          <draw:text-box>
            <text:p><text:span text:style-name="T6">07/07/2010</text:span></text:p>
          </draw:text-box>
        </draw:frame>
        <draw:rect draw:style-name="gr3" draw:text-style-name="P3" draw:layer="layout" svg:width="2.775cm" svg:height="1.281cm" svg:x="94.284cm" svg:y="20.66cm" draw:corner-radius="0.5cm">
          <text:p text:style-name="P2"><text:span text:style-name="T1">*(14)inspDate</text:span></text:p>
        </draw:rect>
        <draw:line draw:style-name="gr23" draw:text-style-name="P1" draw:layer="layout" svg:x1="94.43cm" svg:y1="17.78cm" svg:x2="94.432cm" svg:y2="20.259cm">
          <text:p/>
        </draw:line>
        <draw:line draw:style-name="gr23" draw:text-style-name="P1" draw:layer="layout" svg:x1="96.917cm" svg:y1="19.764cm" svg:x2="96.917cm" svg:y2="20.241cm">
          <text:p/>
        </draw:line>
        <draw:rect draw:style-name="gr3" draw:text-style-name="P3" draw:layer="layout" svg:width="2.775cm" svg:height="1.281cm" svg:x="98.719cm" svg:y="17.201cm" draw:corner-radius="0.5cm">
          <text:p text:style-name="P2"><text:span text:style-name="T1">*(14)inspDate</text:span></text:p>
        </draw:rect>
        <draw:line draw:style-name="gr1" draw:text-style-name="P1" draw:layer="layout" svg:x1="103.966cm" svg:y1="19.907cm" svg:x2="104.401cm" svg:y2="19.897cm">
          <text:p/>
        </draw:line>
        <draw:line draw:style-name="gr23" draw:text-style-name="P1" draw:layer="layout" svg:x1="101.492cm" svg:y1="17.914cm" svg:x2="102.715cm" svg:y2="17.907cm">
          <text:p/>
        </draw:line>
        <draw:line draw:style-name="gr1" draw:text-style-name="P1" draw:layer="layout" svg:x1="102.702cm" svg:y1="17.907cm" svg:x2="102.711cm" svg:y2="19.209cm">
          <text:p/>
        </draw:line>
        <draw:line draw:style-name="gr1" draw:text-style-name="P1" draw:layer="layout" svg:x1="95.674cm" svg:y1="22.013cm" svg:x2="95.674cm" svg:y2="22.384cm">
          <text:p/>
        </draw:line>
        <draw:line draw:style-name="gr1" draw:text-style-name="P1" draw:layer="layout" svg:x1="96.934cm" svg:y1="17.765cm" svg:x2="96.926cm" svg:y2="18.509cm">
          <text:p/>
        </draw:line>
        <draw:line draw:style-name="gr1" draw:text-style-name="P1" draw:layer="layout" svg:x1="97.632cm" svg:y1="17.251cm" svg:x2="98.754cm" svg:y2="17.548cm">
          <text:p/>
        </draw:line>
        <draw:line draw:style-name="gr1" draw:text-style-name="P1" draw:layer="layout" svg:x1="98.161cm" svg:y1="18.732cm" svg:x2="98.849cm" svg:y2="18.309cm">
          <text:p/>
        </draw:line>
        <draw:line draw:style-name="gr1" draw:text-style-name="P1" draw:layer="layout" svg:x1="101.786cm" svg:y1="20.479cm" svg:x2="101.786cm" svg:y2="22.939cm">
          <text:p/>
        </draw:line>
        <draw:line draw:style-name="gr23" draw:text-style-name="P1" draw:layer="layout" svg:x1="96.912cm" svg:y1="20.259cm" svg:x2="94.432cm" svg:y2="20.259cm">
          <text:p/>
        </draw:line>
        <draw:line draw:style-name="gr1" draw:text-style-name="P1" draw:layer="layout" svg:x1="95.659cm" svg:y1="20.259cm" svg:x2="95.665cm" svg:y2="20.714cm">
          <text:p/>
        </draw:line>
        <draw:line draw:style-name="gr1" draw:text-style-name="P1" draw:layer="layout" svg:x1="104.484cm" svg:y1="25.347cm" svg:x2="102.976cm" svg:y2="25.347cm">
          <text:p/>
        </draw:line>
        <draw:rect draw:style-name="gr5" draw:text-style-name="P3" draw:layer="layout" svg:width="3.107cm" svg:height="1.281cm" svg:x="34.228cm" svg:y="33.49cm" draw:corner-radius="0.5cm">
          <text:p text:style-name="P2"><text:span text:style-name="T1">*(13)inspQuery</text:span></text:p>
        </draw:rect>
        <draw:line draw:style-name="gr1" draw:text-style-name="P1" draw:layer="layout" svg:x1="35.825cm" svg:y1="34.766cm" svg:x2="35.825cm" svg:y2="36.38cm">
          <text:p/>
        </draw:line>
        <draw:line draw:style-name="gr1" draw:text-style-name="P1" draw:layer="layout" svg:x1="35.8cm" svg:y1="5.022cm" svg:x2="35.8cm" svg:y2="33.492cm">
          <text:p/>
        </draw:line>
        <draw:frame draw:style-name="gr19" draw:text-style-name="P5" draw:layer="layout" svg:width="2.834cm" svg:height="0.823cm" svg:x="92.661cm" svg:y="26.209cm">
          <draw:text-box>
            <text:p text:style-name="P4"><text:span text:style-name="T1">Hway Service</text:span></text:p>
            <text:p text:style-name="P4"><text:span text:style-name="T1">Defect Fault Code</text:span></text:p>
          </draw:text-box>
        </draw:frame>
        <draw:rect draw:style-name="gr90" draw:text-style-name="P3" draw:layer="layout" svg:width="3.119cm" svg:height="1.281cm" svg:x="11.891cm" svg:y="6.177cm" draw:corner-radius="0.5cm">
          <draw:glue-point draw:id="4" svg:x="3.895cm" svg:y="4.925cm"/>
          <draw:glue-point draw:id="5" svg:x="-3.839cm" svg:y="5.003cm"/>
          <text:p text:style-name="P2"><text:span text:style-name="T1">formName</text:span></text:p>
        </draw:rect>
        <draw:rect draw:style-name="gr91" draw:text-style-name="P3" draw:layer="layout" svg:width="3.119cm" svg:height="1.281cm" svg:x="11.893cm" svg:y="8.121cm" draw:corner-radius="0.5cm">
          <draw:glue-point draw:id="4" svg:x="3.895cm" svg:y="4.925cm"/>
          <draw:glue-point draw:id="5" svg:x="-3.839cm" svg:y="5.003cm"/>
          <text:p text:style-name="P2"><text:span text:style-name="T1">formName</text:span></text:p>
        </draw:rect>
        <draw:frame draw:style-name="gr89" draw:text-style-name="P11" draw:layer="layout" svg:width="5.347cm" svg:height="0.39cm" svg:x="15.801cm" svg:y="6.513cm">
          <draw:text-box>
            <text:p><text:span text:style-name="T4">Start or end point</text:span></text:p>
          </draw:text-box>
        </draw:frame>
        <draw:frame draw:style-name="gr89" draw:text-style-name="P11" draw:layer="layout" svg:width="5.347cm" svg:height="0.39cm" svg:x="15.801cm" svg:y="8.585cm">
          <draw:text-box>
            <text:p><text:span text:style-name="T4">Start of PDA route</text:span></text:p>
          </draw:text-box>
        </draw:frame>
        <draw:rect draw:style-name="gr8" draw:text-style-name="P3" draw:layer="layout" svg:width="3.119cm" svg:height="1.281cm" svg:x="11.894cm" svg:y="9.99cm" draw:corner-radius="0.5cm">
          <draw:glue-point draw:id="4" svg:x="3.895cm" svg:y="4.925cm"/>
          <draw:glue-point draw:id="5" svg:x="-3.839cm" svg:y="5.003cm"/>
          <text:p text:style-name="P2"><text:span text:style-name="T1">formName</text:span></text:p>
        </draw:rect>
        <draw:frame draw:style-name="gr89" draw:text-style-name="P11" draw:layer="layout" svg:width="5.865cm" svg:height="0.39cm" svg:x="15.802cm" svg:y="10.398cm">
          <draw:text-box>
            <text:p><text:span text:style-name="T4">Contains call to veoliaLinkFunc.jsp</text:span></text:p>
          </draw:text-box>
        </draw:frame>
        <draw:connector draw:style-name="gr23" draw:text-style-name="P1" draw:layer="layout" draw:type="lines" draw:line-skew="3.933cm" svg:x1="89.868cm" svg:y1="46.798cm" svg:x2="84.962cm" svg:y2="51.233cm" draw:start-shape="id69" draw:start-glue-point="4" svg:d="m89868 46798v4435h-4906v0">
          <text:p/>
        </draw:connector>
        <draw:line draw:style-name="gr23" draw:text-style-name="P1" draw:layer="layout" svg:x1="95.694cm" svg:y1="24.59cm" svg:x2="81.854cm" svg:y2="24.59cm">
          <text:p/>
        </draw:line>
        <draw:rect draw:style-name="gr3" draw:text-style-name="P3" draw:id="id136" draw:layer="layout" svg:width="3.213cm" svg:height="1.281cm" svg:x="90.842cm" svg:y="30.641cm" draw:corner-radius="0.5cm">
          <text:p text:style-name="P2"><text:span text:style-name="T1">addGraffDetails</text:span></text:p>
        </draw:rect>
        <draw:frame draw:style-name="gr71" draw:text-style-name="P5" draw:layer="layout" svg:width="2.665cm" svg:height="1.946cm" svg:x="92.642cm" svg:y="32.06cm">
          <draw:text-box>
            <text:p text:style-name="P4"><text:span text:style-name="T1">No</text:span></text:p>
            <text:p text:style-name="P4"><text:span text:style-name="T1"/></text:p>
            <text:p text:style-name="P4"><text:span text:style-name="T1">If Action was</text:span></text:p>
            <text:p text:style-name="P4"><text:span text:style-name="T1">Works order, it is</text:span></text:p>
            <text:p text:style-name="P4"><text:span text:style-name="T1">reset to Inspect.</text:span></text:p>
          </draw:text-box>
        </draw:frame>
        <draw:connector draw:style-name="gr1" draw:text-style-name="P1" draw:layer="layout" draw:type="line" svg:x1="95.694cm" svg:y1="31.269cm" svg:x2="94.055cm" svg:y2="31.281cm" draw:end-shape="id136" draw:end-glue-point="1" svg:d="m95694 31269-1639 12">
          <text:p/>
        </draw:connector>
        <draw:connector draw:style-name="gr1" draw:text-style-name="P1" draw:layer="layout" draw:type="line" svg:x1="90.842cm" svg:y1="31.281cm" svg:x2="89.811cm" svg:y2="31.264cm" draw:start-shape="id136" draw:start-glue-point="3" draw:end-shape="id137" draw:end-glue-point="1" svg:d="m90842 31281-1031-17">
          <text:p/>
        </draw:connector>
        <draw:connector draw:style-name="gr23" draw:text-style-name="P1" draw:layer="layout" draw:type="line" svg:x1="87.239cm" svg:y1="31.264cm" svg:x2="84.963cm" svg:y2="31.269cm" draw:start-shape="id137" draw:start-glue-point="3" svg:d="m87239 31264-2276 5">
          <text:p/>
        </draw:connector>
        <draw:frame draw:style-name="gr50" draw:text-style-name="P5" draw:layer="layout" svg:width="1.007cm" svg:height="0.423cm" svg:x="85.565cm" svg:y="30.752cm">
          <draw:text-box>
            <text:p text:style-name="P4"><text:span text:style-name="T1">W/O</text:span></text:p>
          </draw:text-box>
        </draw:frame>
        <draw:connector draw:style-name="gr23" draw:text-style-name="P1" draw:layer="layout" draw:type="lines" draw:line-skew="2.027cm" svg:x1="88.525cm" svg:y1="31.905cm" svg:x2="95.694cm" svg:y2="34.433cm" draw:start-shape="id137" draw:start-glue-point="2" svg:d="m88525 31905v2528h7169v0">
          <text:p/>
        </draw:connector>
        <draw:frame draw:style-name="gr53" draw:text-style-name="P5" draw:layer="layout" svg:width="2.208cm" svg:height="0.972cm" svg:x="89.362cm" svg:y="29.718cm">
          <draw:text-box>
            <text:p text:style-name="P4"><text:span text:style-name="T1">Inspections</text:span></text:p>
            <text:p text:style-name="P4"><text:span text:style-name="T1">Module*(3)</text:span></text:p>
          </draw:text-box>
        </draw:frame>
        <draw:rect draw:style-name="gr3" draw:text-style-name="P3" draw:id="id25" draw:layer="layout" svg:width="2.702cm" svg:height="1.281cm" svg:x="94.343cm" svg:y="55.627cm" draw:corner-radius="0.5cm">
          <text:p text:style-name="P2"><text:span text:style-name="T1">addEnforcement</text:span></text:p>
        </draw:rect>
        <draw:connector draw:style-name="gr23" draw:text-style-name="P1" draw:layer="layout" draw:type="lines" draw:line-skew="0.308cm" svg:x1="92.448cm" svg:y1="31.922cm" svg:x2="95.676cm" svg:y2="32.731cm" draw:start-shape="id136" draw:start-glue-point="2" svg:d="m92448 31922v809h3228v0">
          <text:p/>
        </draw:connector>
        <draw:frame draw:style-name="gr92" draw:text-style-name="P5" draw:layer="layout" svg:width="0.768cm" svg:height="0.412cm" svg:x="90.005cm" svg:y="31.576cm">
          <draw:text-box>
            <text:p text:style-name="P4"><text:span text:style-name="T1">Yes</text:span></text:p>
          </draw:text-box>
        </draw:frame>
        <draw:rect draw:style-name="gr74" draw:text-style-name="P3" draw:id="id138" draw:layer="layout" svg:width="3.119cm" svg:height="1.281cm" svg:x="53.197cm" svg:y="11.773cm" draw:corner-radius="0.5cm">
          <draw:glue-point draw:id="4" svg:x="3.895cm" svg:y="4.925cm"/>
          <draw:glue-point draw:id="5" svg:x="-3.839cm" svg:y="5.003cm"/>
          <text:p text:style-name="P2"><text:span text:style-name="T1">enfAttachments</text:span></text:p>
        </draw:rect>
        <draw:connector draw:style-name="gr49" draw:text-style-name="P1" draw:layer="layout" draw:type="line" svg:x1="52.097cm" svg:y1="12.423cm" svg:x2="53.197cm" svg:y2="12.413cm" draw:start-shape="id117" draw:start-glue-point="1" draw:end-shape="id138" draw:end-glue-point="3" svg:d="m52097 12423 1100-10">
          <text:p/>
        </draw:connector>
        <draw:connector draw:style-name="gr1" draw:text-style-name="P1" draw:layer="layout" draw:type="line" svg:x1="85.888cm" svg:y1="22.961cm" svg:x2="94.601cm" svg:y2="22.939cm" draw:start-shape="id76" draw:start-glue-point="1" draw:end-shape="id24" draw:end-glue-point="3" svg:d="m85888 22961 8713-22">
          <text:p/>
        </draw:connector>
        <draw:connector draw:style-name="gr1" draw:text-style-name="P1" draw:layer="layout" draw:line-skew="-2.835cm" svg:x1="95.696cm" svg:y1="12.097cm" svg:x2="84.434cm" svg:y2="18.299cm" draw:end-shape="id75" draw:end-glue-point="0" svg:d="m95696 12097v16h-11262v6186">
          <text:p/>
        </draw:connector>
        <draw:rect draw:style-name="gr3" draw:text-style-name="P3" draw:id="id139" draw:layer="layout" svg:width="2.195cm" svg:height="1.281cm" svg:x="87.227cm" svg:y="18.3cm" draw:corner-radius="0.5cm">
          <text:p text:style-name="P2"><text:span text:style-name="T1">cwtnDetails</text:span></text:p>
        </draw:rect>
        <draw:connector draw:style-name="gr49" draw:text-style-name="P1" draw:layer="layout" draw:type="line" svg:x1="85.532cm" svg:y1="18.939cm" svg:x2="87.227cm" svg:y2="18.94cm" draw:start-shape="id75" draw:start-glue-point="1" draw:end-shape="id139" draw:end-glue-point="3" svg:d="m85532 18939 1695 1">
          <text:p/>
        </draw:connector>
        <presentation:notes draw:style-name="dp2">
          <draw:page-thumbnail draw:style-name="gr93" draw:layer="layout" svg:width="13.705cm" svg:height="10.279cm" svg:x="3.647cm" svg:y="2.853cm" draw:page-number="1" presentation:class="page"/>
          <draw:frame presentation:style-name="pr1" draw:text-style-name="P14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stroke-dash="Fine_20_Dashed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1cm" fo:margin-bottom="1cm" fo:margin-left="1cm" fo:margin-right="1cm" fo:page-width="119cm" fo:page-height="80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834cm" svg:height="6.611cm" svg:x="3.25cm" svg:y="2.938cm" draw:page-number="1"/>
      <draw:page-thumbnail draw:layer="backgroundobjects" svg:width="9.834cm" svg:height="6.611cm" svg:x="16.616cm" svg:y="2.938cm"/>
      <draw:page-thumbnail draw:layer="backgroundobjects" svg:width="9.834cm" svg:height="6.611cm" svg:x="3.25cm" svg:y="11.439cm"/>
      <draw:page-thumbnail draw:layer="backgroundobjects" svg:width="9.834cm" svg:height="6.611cm" svg:x="16.616cm" svg:y="11.439cm"/>
    </style:handout-master>
    <style:master-page style:name="Default" style:page-layout-name="PM1" draw:style-name="Mdp1">
      <draw:frame presentation:style-name="Default-title" draw:layer="backgroundobjects" svg:width="31.607cm" svg:height="3.172cm" svg:x="3.711cm" svg:y="2.57cm" presentation:class="title" presentation:placeholder="true">
        <draw:text-box/>
      </draw:frame>
      <draw:frame presentation:style-name="Default-outline1" draw:layer="backgroundobjects" svg:width="31.607cm" svg:height="51.48cm" svg:x="3.711cm" svg:y="6.275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04-05-27T12:09:14</meta:creation-date>
    <dc:date>2010-07-07T14:06:38.86</dc:date>
    <meta:printed-by>Tim Wilson</meta:printed-by>
    <meta:print-date>2010-05-21T15:15:54.92</meta:print-date>
    <dc:language>en-GB</dc:language>
    <meta:editing-cycles>340</meta:editing-cycles>
    <meta:editing-duration>PT54H23M30S</meta:editing-duration>
    <dc:creator>Tim Wilson</dc:creator>
    <meta:document-statistic meta:object-count="541"/>
    <meta:user-defined meta:name="Info 1"/>
    <meta:user-defined meta:name="Info 2"/>
    <meta:user-defined meta:name="Info 3"/>
    <meta:user-defined meta:name="Info 4"/>
  </office:meta>
</office:document-meta>
</file>